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9">
      <style:graphic-properties draw:fill="none" draw:stroke="solid" svg:stroke-width="0.00694in" svg:stroke-color="#808080" svg:stroke-opacity="100%" draw:stroke-linejoin="miter" svg:stroke-linecap="butt"/>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25in" draw:textarea-vertical-align="top"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50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33">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top" draw:textarea-horizontal-align="left" draw:fill="none" draw:stroke="solid" svg:stroke-width="0.01042in" svg:stroke-color="#808080" svg:stroke-opacity="100%" draw:stroke-linejoin="miter" svg:stroke-linecap="butt" draw:auto-grow-width="false" draw:auto-grow-height="false"/>
      <style:paragraph-properties style:font-independent-line-spacing="true" style:writing-mode="lr-tb"/>
    </style:style>
    <style:style style:family="text" style:name="a434">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1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26in" fo:padding-right="0.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51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44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44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2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44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601">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graphic" style:name="a525">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52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45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5b9bd5"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05in" fo:padding-bottom="0.05in" fo:padding-left="0.1in" fo:padding-right="0.1in" draw:textarea-vertical-align="middle" draw:textarea-horizontal-align="center"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61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9in" fo:padding-bottom="0.09in" fo:padding-left="0.11in" fo:padding-right="0.1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true"/>
      <style:paragraph-properties style:font-independent-line-spacing="true" style:writing-mode="lr-tb"/>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draw:fill="none" draw:stroke="solid" svg:stroke-width="0.00694in" svg:stroke-color="#808080" svg:stroke-opacity="100%" draw:stroke-linejoin="miter" svg:stroke-linecap="butt"/>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draw:fill="none" draw:stroke="solid" svg:stroke-width="0.00694in" svg:stroke-color="#808080" svg:stroke-opacity="100%" draw:stroke-linejoin="miter" svg:stroke-linecap="butt"/>
    </style:style>
    <style:style style:family="text" style:name="a61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619">
      <style:graphic-properties draw:fill="none" draw:stroke="solid" svg:stroke-width="0.00694in" svg:stroke-color="#808080" svg:stroke-opacity="100%" draw:stroke-linejoin="miter" svg:stroke-linecap="butt"/>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5b9bd5"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fo:wrap-option="wrap" fo:padding-top="0.05in" fo:padding-bottom="0.05in" fo:padding-left="0.1in" fo:padding-right="0.1in" draw:textarea-vertical-align="middle" draw:textarea-horizontal-align="center"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9in" fo:padding-bottom="0.09in" fo:padding-left="0.11in" fo:padding-right="0.1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true"/>
      <style:paragraph-properties style:font-independent-line-spacing="true" style:writing-mode="lr-tb"/>
    </style:style>
    <style:style style:family="graphic" style:name="a464">
      <style:graphic-properties fo:wrap-option="wrap" fo:padding-top="0.05in" fo:padding-bottom="0.05in" fo:padding-left="0.1in" fo:padding-right="0.1in" draw:textarea-vertical-align="middle" draw:textarea-horizontal-align="center"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543">
      <style:graphic-properties draw:fill="none" draw:stroke="solid" svg:stroke-width="0.00694in" svg:stroke-color="#808080" svg:stroke-opacity="100%" draw:stroke-linejoin="miter" svg:stroke-linecap="butt"/>
    </style:style>
    <style:style style:family="text" style:name="a46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none" draw:stroke="solid" svg:stroke-width="0.00694in" svg:stroke-color="#808080" svg:stroke-opacity="100%" draw:stroke-linejoin="miter" svg:stroke-linecap="butt"/>
    </style:style>
    <style:style style:family="text" style:name="a544">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4">
      <style:graphic-properties fo:wrap-option="wrap" fo:padding-top="0in" fo:padding-bottom="0in" fo:padding-left="0.06in" fo:padding-right="0.14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text" style:name="a54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627">
      <style:graphic-properties fo:wrap-option="wrap" fo:padding-top="0.05in" fo:padding-bottom="0.05in" fo:padding-left="0.1in" fo:padding-right="0.1in" draw:textarea-vertical-align="top" draw:textarea-horizontal-align="left" draw:fill="solid" draw:fill-color="#303030" draw:opacity="100%" draw:stroke="none" draw:auto-grow-width="false" draw:auto-grow-height="false"/>
      <style:paragraph-properties style:font-independent-line-spacing="true" style:writing-mode="lr-tb"/>
    </style:style>
    <style:style style:family="text" style:name="a704">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0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05in" fo:padding-bottom="0.05in" fo:padding-left="0.1in" fo:padding-right="0.1in" draw:textarea-vertical-align="middle" draw:textarea-horizontal-align="center"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paragraph" style:name="a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476">
      <style:graphic-properties fo:wrap-option="wrap" fo:padding-top="0.05in" fo:padding-bottom="0.05in" fo:padding-left="0.1in" fo:padding-right="0.1in" draw:textarea-vertical-align="middle" draw:textarea-horizontal-align="center"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55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631">
      <style:graphic-properties draw:fill="none" draw:stroke="solid" svg:stroke-width="0.00694in" svg:stroke-color="#808080" svg:stroke-opacity="100%" draw:stroke-linejoin="miter" svg:stroke-linecap="butt"/>
    </style:style>
    <style:style style:family="graphic" style:name="a55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55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draw:fill="none" draw:stroke="solid" svg:stroke-width="0.00694in" svg:stroke-color="#808080" svg:stroke-opacity="100%" draw:stroke-linejoin="miter" svg:stroke-linecap="butt"/>
    </style:style>
    <style:style style:family="text" style:name="a55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63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paragraph" style:name="a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639">
      <style:graphic-properties fo:wrap-option="wrap" fo:padding-top="0.05in" fo:padding-bottom="0.05in" fo:padding-left="0.1in" fo:padding-right="0.25in" draw:textarea-vertical-align="top"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71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48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48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485">
      <style:graphic-properties fo:wrap-option="wrap" fo:padding-top="0.05in" fo:padding-bottom="0.05in" fo:padding-left="0.1in" fo:padding-right="0.1in" draw:textarea-vertical-align="middle" draw:textarea-horizontal-align="center"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56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89">
      <style:graphic-properties fo:wrap-option="wrap" fo:padding-top="0in" fo:padding-bottom="0in" fo:padding-left="0.06in" fo:padding-right="0.14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567">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text" style:name="a64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5">
      <style:graphic-properties fo:wrap-option="wrap" fo:padding-top="0.05in" fo:padding-bottom="0.05in" fo:padding-left="0.1in" fo:padding-right="0.1in" draw:textarea-vertical-align="top" draw:textarea-horizontal-align="left" draw:fill="none" draw:stroke="solid" svg:stroke-width="0.01042in" svg:stroke-color="#808080" svg:stroke-opacity="100%" draw:stroke-linejoin="miter" svg:stroke-linecap="butt"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4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05in" fo:padding-bottom="0.05in" fo:padding-left="0.26in" fo:padding-right="0.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725">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803">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72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80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top" draw:textarea-horizontal-align="left" draw:fill="solid" draw:fill-color="#303030" draw:opacity="100%" draw:stroke="none" draw:auto-grow-width="false" draw:auto-grow-height="false"/>
      <style:paragraph-properties style:font-independent-line-spacing="true" style:writing-mode="lr-tb"/>
    </style:style>
    <style:style style:family="text" style:name="a49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5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496">
      <style:graphic-properties draw:fill="none" draw:stroke="solid" svg:stroke-width="0.00694in" svg:stroke-color="#808080" svg:stroke-opacity="100%" draw:stroke-linejoin="miter" svg:stroke-linecap="butt"/>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draw:fill="none" draw:stroke="solid" svg:stroke-width="0.00694in" svg:stroke-color="#808080" svg:stroke-opacity="100%" draw:stroke-linejoin="miter" svg:stroke-linecap="butt"/>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26in" fo:padding-right="0.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5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3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5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73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5b9bd5"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no-wrap" fo:padding-top="0.07in" fo:padding-bottom="0.07in" fo:padding-left="0.1in" fo:padding-right="0.1in" draw:textarea-vertical-align="middle" draw:textarea-horizontal-align="left" draw:fill="solid" draw:fill-color="#ffffff" draw:opacity="100%" draw:stroke="solid" svg:stroke-width="0.00694in" svg:stroke-color="#808080" svg:stroke-opacity="100%" draw:stroke-linejoin="miter" svg:stroke-linecap="butt" draw:auto-grow-width="true" draw:auto-grow-height="true"/>
      <style:paragraph-properties style:font-independent-line-spacing="true" style:writing-mode="lr-tb"/>
    </style:style>
    <style:style style:family="text" style:name="a58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fo:wrap-option="no-wrap" fo:padding-top="0.07in" fo:padding-bottom="0.07in" fo:padding-left="0.1in" fo:padding-right="0.1in" draw:textarea-vertical-align="middle" draw:textarea-horizontal-align="left" draw:fill="solid" draw:fill-color="#ffffff" draw:opacity="100%" draw:stroke="solid" svg:stroke-width="0.00694in" svg:stroke-color="#808080" svg:stroke-opacity="100%" draw:stroke-linejoin="miter" svg:stroke-linecap="butt" draw:auto-grow-width="true" draw:auto-grow-height="true"/>
      <style:paragraph-properties style:font-independent-line-spacing="true" style:writing-mode="lr-tb"/>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74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5b9bd5"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9in" fo:padding-bottom="0.09in" fo:padding-left="0.11in" fo:padding-right="0.1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true"/>
      <style:paragraph-properties style:font-independent-line-spacing="true" style:writing-mode="lr-tb"/>
    </style:style>
    <style:style style:family="text" style:name="a745">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5">
      <style:graphic-properties draw:fill="none" draw:stroke="solid" svg:stroke-width="0.00694in" svg:stroke-color="#808080" svg:stroke-opacity="100%" draw:stroke-linejoin="miter" svg:stroke-linecap="butt"/>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05in" fo:padding-bottom="0.05in" fo:padding-left="0.1in" fo:padding-right="0.1in" draw:textarea-vertical-align="top" draw:textarea-horizontal-align="left" draw:fill="none" draw:stroke="solid" svg:stroke-width="0.01042in" svg:stroke-color="#808080" svg:stroke-opacity="100%" draw:stroke-linejoin="miter" svg:stroke-linecap="butt" draw:auto-grow-width="false" draw:auto-grow-height="false"/>
      <style:paragraph-properties style:font-independent-line-spacing="true" style:writing-mode="lr-tb"/>
    </style:style>
    <style:style style:family="text" style:name="a82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90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909">
      <style:graphic-properties fo:wrap-option="wrap" fo:padding-top="0.05in" fo:padding-bottom="0.05in" fo:padding-left="0.26in" fo:padding-right="0.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1002">
      <style:graphic-properties draw:fill="none" draw:stroke="solid" svg:stroke-width="0.00694in" svg:stroke-color="#808080" svg:stroke-opacity="100%" draw:stroke-linejoin="miter" svg:stroke-linecap="butt"/>
    </style:style>
    <style:style style:family="graphic" style:name="a1003">
      <style:graphic-properties draw:fill="none" draw:stroke="solid" svg:stroke-width="0.00694in" svg:stroke-color="#808080" svg:stroke-opacity="100%" draw:stroke-linejoin="miter" svg:stroke-linecap="butt"/>
    </style:style>
    <style:style style:family="text" style:name="a1004">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06in" fo:padding-right="0.14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no-wrap" fo:padding-top="0.07in" fo:padding-bottom="0.07in" fo:padding-left="0.1in" fo:padding-right="0.1in" draw:textarea-vertical-align="middle" draw:textarea-horizontal-align="left" draw:fill="solid" draw:fill-color="#ffffff" draw:opacity="100%" draw:stroke="solid" svg:stroke-width="0.00694in" svg:stroke-color="#808080" svg:stroke-opacity="100%" draw:stroke-linejoin="miter" svg:stroke-linecap="butt" draw:auto-grow-width="true" draw:auto-grow-height="true"/>
      <style:paragraph-properties style:font-independent-line-spacing="true" style:writing-mode="lr-tb"/>
    </style:style>
    <style:style style:family="text" style:name="a59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no-wrap" fo:padding-top="0.07in" fo:padding-bottom="0.07in" fo:padding-left="0.1in" fo:padding-right="0.1in" draw:textarea-vertical-align="middle" draw:textarea-horizontal-align="left" draw:fill="solid" draw:fill-color="#ffffff" draw:opacity="100%" draw:stroke="solid" svg:stroke-width="0.00694in" svg:stroke-color="#808080" svg:stroke-opacity="100%" draw:stroke-linejoin="miter" svg:stroke-linecap="butt" draw:auto-grow-width="true" draw:auto-grow-height="true"/>
      <style:paragraph-properties style:font-independent-line-spacing="true" style:writing-mode="lr-tb"/>
    </style:style>
    <style:style style:family="graphic" style:name="a671">
      <style:graphic-properties fo:wrap-option="wrap" fo:padding-top="0.09in" fo:padding-bottom="0.09in" fo:padding-left="0.11in" fo:padding-right="0.1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true"/>
      <style:paragraph-properties style:font-independent-line-spacing="true" style:writing-mode="lr-tb"/>
    </style:style>
    <style:style style:family="text" style:name="a59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graphic-properties fo:wrap-option="no-wrap" fo:padding-top="0.07in" fo:padding-bottom="0.07in" fo:padding-left="0.1in" fo:padding-right="0.1in" draw:textarea-vertical-align="middle" draw:textarea-horizontal-align="left" draw:fill="solid" draw:fill-color="#ffffff" draw:opacity="100%" draw:stroke="solid" svg:stroke-width="0.00694in" svg:stroke-color="#808080" svg:stroke-opacity="100%" draw:stroke-linejoin="miter" svg:stroke-linecap="butt" draw:auto-grow-width="true" draw:auto-grow-height="tru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presentation" style:name="a6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7">
      <style:graphic-properties draw:fill="none" draw:stroke="solid" svg:stroke-width="0.00694in" svg:stroke-color="#808080" svg:stroke-opacity="100%" draw:stroke-linejoin="miter" svg:stroke-linecap="butt"/>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3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91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paragraph" style:name="a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839">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top" draw:textarea-horizontal-align="left" draw:fill="solid" draw:fill-color="#303030" draw:opacity="100%" draw:stroke="none" draw:auto-grow-width="false" draw:auto-grow-height="false"/>
      <style:paragraph-properties style:font-independent-line-spacing="true" style:writing-mode="lr-tb"/>
    </style:style>
    <style:style style:family="graphic" style:name="a918">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101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1014">
      <style:graphic-properties draw:fill="none" draw:stroke="solid" svg:stroke-width="0.00694in" svg:stroke-color="#808080" svg:stroke-opacity="100%" draw:stroke-linejoin="miter" svg:stroke-linecap="butt"/>
    </style:style>
    <style:style style:family="graphic" style:name="a1015">
      <style:graphic-properties draw:fill="none" draw:stroke="solid" svg:stroke-width="0.00694in" svg:stroke-color="#808080" svg:stroke-opacity="100%" draw:stroke-linejoin="miter" svg:stroke-linecap="butt"/>
    </style:style>
    <style:style style:family="text" style:name="a101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101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68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graphic" style:name="a68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8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767">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84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draw:fill="none" draw:stroke="solid" svg:stroke-width="0.00694in" svg:stroke-color="#808080" svg:stroke-opacity="100%" draw:stroke-linejoin="miter" svg:stroke-linecap="butt"/>
    </style:style>
    <style:style style:family="graphic" style:name="a921">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84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round" svg:stroke-linecap="round" draw:auto-grow-width="false" draw:auto-grow-height="false"/>
      <style:paragraph-properties style:font-independent-line-spacing="true" style:writing-mode="lr-tb"/>
    </style:style>
    <style:style style:family="graphic" style:name="a769">
      <style:graphic-properties draw:fill="none" draw:stroke="solid" svg:stroke-width="0.00694in" svg:stroke-color="#808080" svg:stroke-opacity="100%" draw:stroke-linejoin="miter" svg:stroke-linecap="butt"/>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5b9bd5"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9in" fo:padding-bottom="0.09in" fo:padding-left="0.11in" fo:padding-right="0.1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true"/>
      <style:paragraph-properties style:font-independent-line-spacing="true" style:writing-mode="lr-tb"/>
    </style:style>
    <style:style style:family="graphic" style:name="a1022">
      <style:graphic-properties fo:wrap-option="wrap" fo:padding-top="0.05in" fo:padding-bottom="0.05in" fo:padding-left="0.1in" fo:padding-right="0.25in" draw:textarea-vertical-align="top"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102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1025">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110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top" draw:textarea-horizontal-align="left" draw:fill="none" draw:stroke="solid" svg:stroke-width="0.01042in" svg:stroke-color="#808080" svg:stroke-opacity="100%" draw:stroke-linejoin="miter" svg:stroke-linecap="butt" draw:auto-grow-width="false" draw:auto-grow-height="false"/>
      <style:paragraph-properties style:font-independent-line-spacing="true" style:writing-mode="lr-tb"/>
    </style:style>
    <style:style style:family="graphic" style:name="a1028">
      <style:graphic-properties fo:wrap-option="wrap" fo:padding-top="0.05in" fo:padding-bottom="0.05in" fo:padding-left="0.1in" fo:padding-right="0.1in" draw:textarea-vertical-align="top" draw:textarea-horizontal-align="left" draw:fill="none" draw:stroke="solid" svg:stroke-width="0.01042in" svg:stroke-color="#808080" svg:stroke-opacity="100%" draw:stroke-linejoin="miter" svg:stroke-linecap="butt" draw:auto-grow-width="false" draw:auto-grow-height="false"/>
      <style:paragraph-properties style:font-independent-line-spacing="true" style:writing-mode="lr-tb"/>
    </style:style>
    <style:style style:family="text" style:name="a110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26in" fo:padding-right="0.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69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77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round" svg:stroke-linecap="round" draw:auto-grow-width="false" draw:auto-grow-height="false"/>
      <style:paragraph-properties style:font-independent-line-spacing="true" style:writing-mode="lr-tb"/>
    </style:style>
    <style:style style:family="graphic" style:name="a773">
      <style:graphic-properties fo:wrap-option="wrap" fo:padding-top="0in" fo:padding-bottom="0in" fo:padding-left="0.06in" fo:padding-right="0.14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graphic" style:name="a698">
      <style:graphic-properties draw:fill="none" draw:stroke="solid" svg:stroke-width="0.00694in" svg:stroke-color="#808080" svg:stroke-opacity="100%" draw:stroke-linejoin="miter" svg:stroke-linecap="butt"/>
    </style:style>
    <style:style style:family="text" style:name="a850">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draw:fill="none" draw:stroke="solid" svg:stroke-width="0.00694in" svg:stroke-color="#808080" svg:stroke-opacity="100%" draw:stroke-linejoin="miter" svg:stroke-linecap="butt"/>
    </style:style>
    <style:style style:family="text" style:name="a851">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top" draw:textarea-horizontal-align="left" draw:fill="solid" draw:fill-color="#303030" draw:opacity="100%" draw:stroke="none" draw:auto-grow-width="false" draw:auto-grow-height="false"/>
      <style:paragraph-properties style:font-independent-line-spacing="true" style:writing-mode="lr-tb"/>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fo:wrap-option="wrap" fo:padding-top="0in" fo:padding-bottom="0in" fo:padding-left="0.06in" fo:padding-right="0.06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06in" fo:padding-right="0.06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graphic-properties draw:fill="none" draw:stroke="solid" svg:stroke-width="0.00694in" svg:stroke-color="#808080" svg:stroke-opacity="100%" draw:stroke-linejoin="miter" svg:stroke-linecap="butt"/>
    </style:style>
    <style:style style:family="text" style:name="a85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032">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26in" fo:padding-right="0.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111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1037">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111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111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111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draw:fill="none" draw:stroke="solid" svg:stroke-width="0.00694in" svg:stroke-color="#808080" svg:stroke-opacity="100%" draw:stroke-linejoin="miter" svg:stroke-linecap="butt"/>
    </style:style>
    <style:style style:family="graphic" style:name="a781">
      <style:graphic-properties draw:fill="none" draw:stroke="solid" svg:stroke-width="0.00694in" svg:stroke-color="#808080" svg:stroke-opacity="100%" draw:stroke-linejoin="miter" svg:stroke-linecap="butt"/>
    </style:style>
    <style:style style:family="text" style:name="a782">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fo:wrap-option="wrap" fo:padding-top="0.07in" fo:padding-bottom="0.07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true"/>
      <style:paragraph-properties style:font-independent-line-spacing="true" style:writing-mode="lr-tb"/>
    </style:style>
    <style:style style:family="text" style:name="a78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05in" fo:padding-bottom="0.05in" fo:padding-left="0.1in" fo:padding-right="0.25in" draw:textarea-vertical-align="top"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94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94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fo:wrap-option="wrap" fo:padding-top="0.05in" fo:padding-bottom="0.05in" fo:padding-left="0.1in" fo:padding-right="0.1in" draw:textarea-vertical-align="top" draw:textarea-horizontal-align="left" draw:fill="solid" draw:fill-color="#5f5f5f" draw:opacity="100%" draw:stroke="none" draw:auto-grow-width="false" draw:auto-grow-height="false"/>
      <style:paragraph-properties style:font-independent-line-spacing="true" style:writing-mode="lr-tb"/>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040">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94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square" draw:auto-grow-width="false" draw:auto-grow-height="false"/>
      <style:paragraph-properties style:font-independent-line-spacing="true" style:writing-mode="lr-tb"/>
    </style:style>
    <style:style style:family="text" style:name="a104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1046">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5b9bd5"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top" draw:textarea-horizontal-align="left" draw:fill="none"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792">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top" draw:textarea-horizontal-align="left" draw:fill="none" draw:stroke="solid" svg:stroke-width="0.01042in" svg:stroke-color="#808080" svg:stroke-opacity="100%" draw:stroke-linejoin="miter" svg:stroke-linecap="butt"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87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953">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graphic-properties draw:fill="none" draw:stroke="solid" svg:stroke-width="0.00694in" svg:stroke-color="#808080" svg:stroke-opacity="100%" draw:stroke-linejoin="miter" svg:stroke-linecap="butt"/>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draw:fill="none" draw:stroke="solid" svg:stroke-width="0.00694in" svg:stroke-color="#808080" svg:stroke-opacity="100%" draw:stroke-linejoin="miter" svg:stroke-linecap="butt"/>
    </style:style>
    <style:style style:family="graphic" style:name="a95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round" svg:stroke-linecap="round" draw:auto-grow-width="false" draw:auto-grow-height="false"/>
      <style:paragraph-properties style:font-independent-line-spacing="true" style:writing-mode="lr-tb"/>
    </style:style>
    <style:style style:family="text" style:name="a879">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9in" fo:padding-bottom="0.09in" fo:padding-left="0.11in" fo:padding-right="0.11in" draw:textarea-vertical-align="middle" draw:textarea-horizontal-align="left" draw:fill="solid" draw:fill-color="#ffffff" draw:opacity="100%" draw:stroke="solid" svg:stroke-width="0.00694in" svg:stroke-color="#808080" svg:stroke-opacity="100%" draw:stroke-linejoin="miter" svg:stroke-linecap="butt" draw:auto-grow-width="false" draw:auto-grow-height="tru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06in" fo:padding-right="0.14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05in" fo:padding-bottom="0.05in" fo:padding-left="0.1in" fo:padding-right="0.1in" draw:textarea-vertical-align="top" draw:textarea-horizontal-align="left" draw:fill="solid" draw:fill-color="#303030" draw:opacity="100%" draw:stroke="none" draw:auto-grow-width="false" draw:auto-grow-height="false"/>
      <style:paragraph-properties style:font-independent-line-spacing="true" style:writing-mode="lr-tb"/>
    </style:style>
    <style:style style:family="text" style:name="a962">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in" fo:padding-bottom="0in" fo:padding-left="0.06in" fo:padding-right="0.06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graphic" style:name="a88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965">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draw:fill="none" draw:stroke="solid" svg:stroke-width="0.00694in" svg:stroke-color="#808080" svg:stroke-opacity="100%" draw:stroke-linejoin="miter" svg:stroke-linecap="butt"/>
    </style:style>
    <style:style style:family="text" style:name="a966">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68">
      <style:graphic-properties fo:wrap-option="wrap" fo:padding-top="0in" fo:padding-bottom="0in" fo:padding-left="0.06in" fo:padding-right="0.06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graphic" style:name="a1061">
      <style:graphic-properties draw:fill="none" draw:stroke="solid" svg:stroke-width="0.00694in" svg:stroke-color="#808080" svg:stroke-opacity="100%" draw:stroke-linejoin="miter" svg:stroke-linecap="butt"/>
    </style:style>
    <style:style style:family="text" style:name="a96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06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890">
      <style:graphic-properties draw:fill="none" draw:stroke="solid" svg:stroke-width="0.00694in" svg:stroke-color="#808080" svg:stroke-opacity="100%" draw:stroke-linejoin="miter" svg:stroke-linecap="butt"/>
    </style:style>
    <style:style style:family="text" style:name="a89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970">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7in" fo:padding-bottom="0.07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true"/>
      <style:paragraph-properties style:font-independent-line-spacing="true" style:writing-mode="lr-tb"/>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fo:wrap-option="wrap" fo:padding-top="0.05in" fo:padding-bottom="0.05in" fo:padding-left="0.1in" fo:padding-right="0.25in" draw:textarea-vertical-align="top"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974">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074">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079">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472c4"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983">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06in" fo:padding-right="0.06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text" style:name="a987">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333333"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in" fo:padding-bottom="0in" fo:padding-left="0.06in" fo:padding-right="0.14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top" draw:textarea-horizontal-align="left" draw:fill="solid" draw:fill-color="#303030" draw:opacity="100%" draw:stroke="none" draw:auto-grow-width="false" draw:auto-grow-height="false"/>
      <style:paragraph-properties style:font-independent-line-spacing="true" style:writing-mode="lr-tb"/>
    </style:style>
    <style:style style:family="text" style:name="a1086">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graphic" style:name="a1089">
      <style:graphic-properties draw:fill="none" draw:stroke="solid" svg:stroke-width="0.00694in" svg:stroke-color="#808080" svg:stroke-opacity="100%" draw:stroke-linejoin="miter" svg:stroke-linecap="butt"/>
    </style:style>
    <style:style style:family="graphic" style:name="a990">
      <style:graphic-properties fo:wrap-option="wrap" fo:padding-top="0in" fo:padding-bottom="0in" fo:padding-left="0.06in" fo:padding-right="0.06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text" style:name="a991">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in" fo:padding-bottom="0in" fo:padding-left="0.06in" fo:padding-right="0.06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text" style:name="a995">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afabab"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draw:fill="none" draw:stroke="solid" svg:stroke-width="0.00694in" svg:stroke-color="#808080" svg:stroke-opacity="100%" draw:stroke-linejoin="miter" svg:stroke-linecap="butt"/>
    </style:style>
    <style:style style:family="graphic" style:name="a998">
      <style:graphic-properties fo:wrap-option="wrap" fo:padding-top="0in" fo:padding-bottom="0in" fo:padding-left="0.06in" fo:padding-right="0.06in" draw:textarea-vertical-align="middle" draw:textarea-horizontal-align="left" draw:fill="solid" draw:fill-color="#ffffff" draw:opacity="100%" draw:stroke="solid" svg:stroke-width="0.00694in" svg:stroke-color="#a0a0a0" svg:stroke-opacity="100%" draw:stroke-linejoin="miter" svg:stroke-linecap="butt" draw:auto-grow-width="false" draw:auto-grow-height="false"/>
      <style:paragraph-properties style:font-independent-line-spacing="true" style:writing-mode="lr-tb"/>
    </style:style>
    <style:style style:family="text" style:name="a1091">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1094">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25in" draw:textarea-vertical-align="top" draw:textarea-horizontal-align="left" draw:fill="solid" draw:fill-color="#ffffff" draw:opacity="100%" draw:stroke="solid" svg:stroke-width="0.00694in" svg:stroke-color="#808080" svg:stroke-opacity="100%" draw:stroke-linejoin="miter" svg:stroke-linecap="butt" draw:auto-grow-width="false" draw:auto-grow-height="false"/>
      <style:paragraph-properties style:font-independent-line-spacing="true" style:writing-mode="lr-tb"/>
    </style:style>
    <style:style style:family="text" style:name="a1098">
      <style:text-properties fo:font-variant="normal" fo:text-transform="none" fo:color="#5f5f5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80" draw:master-page-name="Master1-Layout6-titleOnly-Titre-seul" presentation:presentation-page-layout-name="Master1-PPL6" draw:id="Slide-256">
        <draw:g draw:name="Browser" draw:id="id63">
          <svg:title/>
          <svg:desc>&lt;SmartSettings&gt;&lt;SmartResize enabled="True" minWidth="140" minHeight="50" /&gt;&lt;/SmartSettings&gt;</svg:desc>
          <draw:custom-shape svg:x="3.10745in" svg:y="2.43403in" svg:width="7.29272in" svg:height="4.17493in" draw:id="id103" draw:style-name="a500" draw:name="Window Body">
            <svg:title/>
            <svg:desc>&lt;SmartSettings&gt;&lt;SmartResize anchorLeft="Absolute" anchorTop="Absolute" anchorRight="Absolute" anchorBottom="Absolute" /&gt;&lt;/SmartSettings&gt;</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custom-shape svg:x="3.10745in" svg:y="1.84896in" svg:width="7.29272in" svg:height="0.58736in" draw:id="id104" draw:style-name="a504" draw:name="Title Bar">
            <svg:title/>
            <svg:desc>&lt;Tags&gt;&lt;SMARTRESIZEANCHORS&gt;Absolute,None,Absolute,Absolute&lt;/SMARTRESIZEANCHORS&gt;&lt;/Tags&gt;</svg:desc>
            <text:p text:style-name="a503" text:class-names="" text:cond-style-name=""><text:span text:style-name="a501" text:class-names="">Browser</text:span><text:span text:style-name="a502" text:class-names=""/></text:p>
            <draw:enhanced-geometry xmlns:dr3d="urn:oasis:names:tc:opendocument:xmlns:dr3d:1.0" draw:type="non-primitive" svg:viewBox="0 0 21600 21600" draw:enhanced-path="M 0 0 L 21600 0 21600 21600 0 21600 Z N"/>
          </draw:custom-shape>
          <draw:custom-shape svg:x="10.14001in" svg:y="2.18531in" svg:width="0.16319in" svg:height="0.12326in" draw:id="id105" draw:style-name="a507" draw:name="Menu Button">
            <svg:title/>
            <svg:desc>&lt;Tags&gt;&lt;SMARTRESIZEANCHORS&gt;Absolute,None,None,Absolute&lt;/SMARTRESIZEANCHORS&gt;&lt;/Tags&gt;</svg:desc>
            <text:p text:style-name="a506" text:class-names="" text:cond-style-name=""><text:span text:style-name="a505" text:class-names=""/></text:p>
            <draw:enhanced-geometry xmlns:dr3d="urn:oasis:names:tc:opendocument:xmlns:dr3d:1.0" draw:type="non-primitive" svg:viewBox="0 0 415 309" draw:enhanced-path="M 0 309 L 415 309 M 0 155 L 415 155 M 0 0 L 415 0 N" draw:text-areas="?f18 ?f20 ?f19 ?f21" draw:glue-points="?f13 ?f14 ?f15 ?f14 ?f13 ?f16 ?f15 ?f16 ?f13 ?f17 ?f15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5"/>
              <draw:equation draw:name="f7" draw:formula="?f4 / 309"/>
              <draw:equation draw:name="f8" draw:formula="0 * ?f5 / 415"/>
              <draw:equation draw:name="f9" draw:formula="309 * ?f4 / 309"/>
              <draw:equation draw:name="f10" draw:formula="415 * ?f5 / 415"/>
              <draw:equation draw:name="f11" draw:formula="155 * ?f4 / 309"/>
              <draw:equation draw:name="f12" draw:formula="0 * ?f4 / 309"/>
              <draw:equation draw:name="f13" draw:formula="?f8 / ?f6"/>
              <draw:equation draw:name="f14" draw:formula="?f9 / ?f7"/>
              <draw:equation draw:name="f15" draw:formula="?f10 / ?f6"/>
              <draw:equation draw:name="f16" draw:formula="?f11 / ?f7"/>
              <draw:equation draw:name="f17" draw:formula="?f12 / ?f7"/>
              <draw:equation draw:name="f18" draw:formula="0 / ?f6"/>
              <draw:equation draw:name="f19" draw:formula="?f1 / ?f6"/>
              <draw:equation draw:name="f20" draw:formula="0 / ?f7"/>
              <draw:equation draw:name="f21" draw:formula="?f3 / ?f7"/>
            </draw:enhanced-geometry>
          </draw:custom-shape>
          <draw:custom-shape svg:x="10.16954in" svg:y="1.92688in" svg:width="0.10764in" svg:height="0.10417in" draw:id="id106" draw:style-name="a510" draw:name="Close Button">
            <svg:title/>
            <svg:desc>&lt;Tags&gt;&lt;SMARTRESIZEANCHORS&gt;Absolute,None,None,Absolute&lt;/SMARTRESIZEANCHORS&gt;&lt;/Tags&gt;</svg:desc>
            <text:p text:style-name="a509" text:class-names="" text:cond-style-name=""><text:span text:style-name="a508" text:class-names=""/></text:p>
            <draw:enhanced-geometry xmlns:dr3d="urn:oasis:names:tc:opendocument:xmlns:dr3d:1.0" draw:type="non-primitive" svg:viewBox="0 0 254 254" draw:enhanced-path="M 254 0 L 0 254 M 0 0 L 254 254 N" draw:text-areas="?f16 ?f18 ?f17 ?f19" draw:glue-points="?f12 ?f13 ?f14 ?f15 ?f14 ?f13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
              <draw:equation draw:name="f7" draw:formula="?f4 / 254"/>
              <draw:equation draw:name="f8" draw:formula="254 * ?f5 / 254"/>
              <draw:equation draw:name="f9" draw:formula="0 * ?f4 / 254"/>
              <draw:equation draw:name="f10" draw:formula="0 * ?f5 / 254"/>
              <draw:equation draw:name="f11" draw:formula="254 * ?f4 / 25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4.09489in" svg:y="2.11694in" svg:width="5.94817in" svg:height="0.26in" draw:id="id107" draw:style-name="a516" draw:name="Address Box">
            <svg:title/>
            <svg:desc>&lt;Tags&gt;&lt;SMARTRESIZEANCHORS&gt;Absolute,None,Absolute,Absolute&lt;/SMARTRESIZEANCHORS&gt;&lt;/Tags&gt;</svg:desc>
            <text:p text:style-name="a515" text:class-names="" text:cond-style-name=""><text:span text:style-name="a511" text:class-names="">www</text:span><text:span text:style-name="a512" text:class-names="">.doubleornothing.</text:span><text:span text:style-name="a513" text:class-names="">com</text:span><text:span text:style-name="a514" text:class-names=""/></text:p>
            <draw:enhanced-geometry xmlns:dr3d="urn:oasis:names:tc:opendocument:xmlns:dr3d:1.0" draw:type="non-primitive" svg:viewBox="0 0 21600 21600" draw:enhanced-path="M 0 0 L 21600 0 21600 21600 0 21600 Z N"/>
          </draw:custom-shape>
          <draw:custom-shape svg:x="4.17814in" svg:y="2.17403in" svg:width="0.10243in" svg:height="0.14583in" draw:id="id108" draw:style-name="a519" draw:name="Document Icon">
            <svg:title/>
            <svg:desc>&lt;Tags&gt;&lt;SMARTRESIZEANCHORS&gt;Absolute,None,Absolute,None&lt;/SMARTRESIZEANCHORS&gt;&lt;/Tags&gt;</svg:desc>
            <text:p text:style-name="a518" text:class-names="" text:cond-style-name=""><text:span text:style-name="a517" text:class-names=""/></text:p>
            <draw:enhanced-geometry xmlns:dr3d="urn:oasis:names:tc:opendocument:xmlns:dr3d:1.0" draw:type="non-primitive" svg:viewBox="0 0 260 367" draw:enhanced-path="M 153 7 L 153 108 253 108 M 0 0 L 0 367 260 367 260 100 161 1 0 0 Z N" draw:text-areas="?f30 ?f32 ?f31 ?f33" draw:glue-points="?f19 ?f20 ?f19 ?f21 ?f22 ?f21 ?f23 ?f24 ?f23 ?f25 ?f26 ?f25 ?f26 ?f27 ?f28 ?f29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0"/>
              <draw:equation draw:name="f7" draw:formula="?f4 / 367"/>
              <draw:equation draw:name="f8" draw:formula="153 * ?f5 / 260"/>
              <draw:equation draw:name="f9" draw:formula="7 * ?f4 / 367"/>
              <draw:equation draw:name="f10" draw:formula="108 * ?f4 / 367"/>
              <draw:equation draw:name="f11" draw:formula="253 * ?f5 / 260"/>
              <draw:equation draw:name="f12" draw:formula="0 * ?f5 / 260"/>
              <draw:equation draw:name="f13" draw:formula="0 * ?f4 / 367"/>
              <draw:equation draw:name="f14" draw:formula="367 * ?f4 / 367"/>
              <draw:equation draw:name="f15" draw:formula="260 * ?f5 / 260"/>
              <draw:equation draw:name="f16" draw:formula="100 * ?f4 / 367"/>
              <draw:equation draw:name="f17" draw:formula="161 * ?f5 / 260"/>
              <draw:equation draw:name="f18" draw:formula="1 * ?f4 / 367"/>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6"/>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g draw:name="Navigation Buttons" draw:id="id109">
            <svg:title/>
            <svg:desc/>
            <draw:custom-shape svg:x="3.24515in" svg:y="2.18097in" svg:width="0.16667in" svg:height="0.13194in" draw:id="id110" draw:style-name="a522" draw:name="Back Button">
              <svg:title/>
              <svg:desc>&lt;Tags&gt;&lt;SMARTRESIZEANCHORS&gt;Absolute,None,Absolute,None&lt;/SMARTRESIZEANCHORS&gt;&lt;/Tags&gt;</svg:desc>
              <text:p text:style-name="a521" text:class-names="" text:cond-style-name=""><text:span text:style-name="a520" text:class-names=""/></text:p>
              <draw:enhanced-geometry xmlns:dr3d="urn:oasis:names:tc:opendocument:xmlns:dr3d:1.0" draw:type="non-primitive" svg:viewBox="0 0 423 332" draw:enhanced-path="M 159 332 L 0 166 159 0 M 15 166 L 423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159 * ?f5 / 423"/>
                <draw:equation draw:name="f9" draw:formula="332 * ?f4 / 332"/>
                <draw:equation draw:name="f10" draw:formula="0 * ?f5 / 423"/>
                <draw:equation draw:name="f11" draw:formula="166 * ?f4 / 332"/>
                <draw:equation draw:name="f12" draw:formula="0 * ?f4 / 332"/>
                <draw:equation draw:name="f13" draw:formula="15 * ?f5 / 423"/>
                <draw:equation draw:name="f14" draw:formula="423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50904in" svg:y="2.18097in" svg:width="0.16667in" svg:height="0.13194in" draw:id="id111" draw:style-name="a525" draw:name="Forward Button">
              <svg:title/>
              <svg:desc>&lt;Tags&gt;&lt;SMARTRESIZEANCHORS&gt;Absolute,None,Absolute,None&lt;/SMARTRESIZEANCHORS&gt;&lt;/Tags&gt;</svg:desc>
              <text:p text:style-name="a524" text:class-names="" text:cond-style-name=""><text:span text:style-name="a523" text:class-names=""/></text:p>
              <draw:enhanced-geometry xmlns:dr3d="urn:oasis:names:tc:opendocument:xmlns:dr3d:1.0" draw:type="non-primitive" svg:viewBox="0 0 423 332" draw:enhanced-path="M 265 0 L 423 166 265 332 M 408 166 L 0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265 * ?f5 / 423"/>
                <draw:equation draw:name="f9" draw:formula="0 * ?f4 / 332"/>
                <draw:equation draw:name="f10" draw:formula="423 * ?f5 / 423"/>
                <draw:equation draw:name="f11" draw:formula="166 * ?f4 / 332"/>
                <draw:equation draw:name="f12" draw:formula="332 * ?f4 / 332"/>
                <draw:equation draw:name="f13" draw:formula="408 * ?f5 / 423"/>
                <draw:equation draw:name="f14" draw:formula="0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77293in" svg:y="2.15232in" svg:width="0.17361in" svg:height="0.18924in" draw:id="id112" draw:style-name="a528" draw:name="Reload Button">
              <svg:title/>
              <svg:desc>&lt;Tags&gt;&lt;SMARTRESIZEANCHORS&gt;Absolute,None,Absolute,None&lt;/SMARTRESIZEANCHORS&gt;&lt;/Tags&gt;</svg:desc>
              <text:p text:style-name="a527" text:class-names="" text:cond-style-name=""><text:span text:style-name="a526" text:class-names=""/></text:p>
              <draw:enhanced-geometry xmlns:dr3d="urn:oasis:names:tc:opendocument:xmlns:dr3d:1.0" draw:type="non-primitive" svg:viewBox="0 0 441 474" draw:enhanced-path="M 441 7 L 441 144 296 144 M 438 309 C 397 418 276 474 166 434 56 393 0 271 41 162 82 52 202 0 313 37 357 51 398 91 428 139 N" draw:text-areas="?f36 ?f38 ?f37 ?f39" draw:glue-points="?f22 ?f23 ?f22 ?f24 ?f25 ?f24 ?f26 ?f27 ?f28 ?f29 ?f30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
                <draw:equation draw:name="f7" draw:formula="?f4 / 474"/>
                <draw:equation draw:name="f8" draw:formula="441 * ?f5 / 441"/>
                <draw:equation draw:name="f9" draw:formula="7 * ?f4 / 474"/>
                <draw:equation draw:name="f10" draw:formula="144 * ?f4 / 474"/>
                <draw:equation draw:name="f11" draw:formula="296 * ?f5 / 441"/>
                <draw:equation draw:name="f12" draw:formula="438 * ?f5 / 441"/>
                <draw:equation draw:name="f13" draw:formula="309 * ?f4 / 474"/>
                <draw:equation draw:name="f14" draw:formula="166 * ?f5 / 441"/>
                <draw:equation draw:name="f15" draw:formula="434 * ?f4 / 474"/>
                <draw:equation draw:name="f16" draw:formula="41 * ?f5 / 441"/>
                <draw:equation draw:name="f17" draw:formula="162 * ?f4 / 474"/>
                <draw:equation draw:name="f18" draw:formula="313 * ?f5 / 441"/>
                <draw:equation draw:name="f19" draw:formula="37 * ?f4 / 474"/>
                <draw:equation draw:name="f20" draw:formula="428 * ?f5 / 441"/>
                <draw:equation draw:name="f21" draw:formula="139 * ?f4 / 474"/>
                <draw:equation draw:name="f22" draw:formula="?f8 / ?f6"/>
                <draw:equation draw:name="f23" draw:formula="?f9 / ?f7"/>
                <draw:equation draw:name="f24" draw:formula="?f10 / ?f7"/>
                <draw:equation draw:name="f25" draw:formula="?f11 / ?f6"/>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0 / ?f6"/>
                <draw:equation draw:name="f37" draw:formula="?f1 / ?f6"/>
                <draw:equation draw:name="f38" draw:formula="0 / ?f7"/>
                <draw:equation draw:name="f39" draw:formula="?f3 / ?f7"/>
              </draw:enhanced-geometry>
            </draw:custom-shape>
          </draw:g>
        </draw:g>
        <draw:custom-shape svg:x="3.10744in" svg:y="2.4348in" svg:width="7.29272in" svg:height="0.37927in" draw:id="id64" draw:style-name="a387" draw:name="Breadcrumbs">
          <svg:title/>
          <svg:desc/>
          <text:p text:style-name="a386" text:class-names="" text:cond-style-name=""><text:span text:style-name="a381" text:class-names=""><text:s text:c="11"/></text:span><text:span text:style-name="a382" text:class-names="">Home | <text:s text:c="117"/>Profil</text:span><text:span text:style-name="a383" text:class-names=""><text:s text:c="1"/></text:span><text:span text:style-name="a384" text:class-names="">| <text:s text:c="1"/>Login/Logout</text:span><text:span text:style-name="a38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27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Image" draw:id="id65">
          <svg:title/>
          <svg:desc/>
          <draw:custom-shape svg:x="3.1906in" svg:y="2.49378in" svg:width="0.27576in" svg:height="0.24801in" draw:id="id100" draw:style-name="a495" draw:name="Border">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2306in" svg:y1="2.52975in" svg:x2="3.42636in" svg:y2="2.70582in" draw:id="id101" draw:style-name="a496" draw:name="Line">
            <svg:title/>
            <svg:desc/>
          </draw:connector>
          <draw:connector draw:type="line" svg:x1="3.2306in" svg:y1="2.70582in" svg:x2="3.42636in" svg:y2="2.52975in" draw:id="id102" draw:style-name="a497" draw:name="Line">
            <svg:title/>
            <svg:desc>Logo
</svg:desc>
          </draw:connector>
        </draw:g>
        <draw:g draw:name="Drop-down" draw:id="id66">
          <svg:title/>
          <svg:desc>&lt;SmartSettings&gt;&lt;SmartResize enabled="True" minWidth="20" minHeight="5" /&gt;&lt;/SmartSettings&gt;</svg:desc>
          <draw:custom-shape svg:x="4.22935in" svg:y="2.52975in" svg:width="0.59251in" svg:height="0.17454in" draw:id="id98" draw:style-name="a489" draw:name="Input Field">
            <svg:title/>
            <svg:desc/>
            <text:p text:style-name="a488" text:class-names="" text:cond-style-name=""><text:span text:style-name="a486" text:class-names="">Game</text:span><text:span text:style-name="a487" text:class-names=""/></text:p>
            <draw:enhanced-geometry xmlns:dr3d="urn:oasis:names:tc:opendocument:xmlns:dr3d:1.0" draw:type="non-primitive" svg:viewBox="0 0 21600 21600" draw:enhanced-path="M 0 0 L 21600 0 21600 21600 0 21600 Z N"/>
          </draw:custom-shape>
          <draw:custom-shape svg:x="4.70206in" svg:y="2.596in" svg:width="0.05382in" svg:height="0.0434in" draw:id="id99" draw:style-name="a492" draw:name="Arrow">
            <svg:title/>
            <svg:desc>&lt;SmartSettings&gt;&lt;SmartResize anchorLeft="None" anchorTop="None" anchorRight="Absolute" anchorBottom="None" /&gt;&lt;/SmartSettings&gt;</svg:desc>
            <text:p text:style-name="a491" text:class-names="" text:cond-style-name=""><text:span text:style-name="a490" text:class-names=""/></text:p>
            <draw:enhanced-geometry xmlns:dr3d="urn:oasis:names:tc:opendocument:xmlns:dr3d:1.0" draw:type="non-primitive" svg:viewBox="0 0 240 197" draw:enhanced-path="M 120 197 L 0 0 240 0 120 197 Z N" draw:text-areas="?f18 ?f20 ?f19 ?f21" draw:glue-points="?f13 ?f14 ?f15 ?f16 ?f17 ?f16 ?f13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
              <draw:equation draw:name="f7" draw:formula="?f4 / 197"/>
              <draw:equation draw:name="f8" draw:formula="120 * ?f5 / 240"/>
              <draw:equation draw:name="f9" draw:formula="197 * ?f4 / 197"/>
              <draw:equation draw:name="f10" draw:formula="0 * ?f5 / 240"/>
              <draw:equation draw:name="f11" draw:formula="0 * ?f4 / 197"/>
              <draw:equation draw:name="f12" draw:formula="240 * ?f5 / 240"/>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g>
        <draw:frame draw:id="id67" presentation:style-name="a391" draw:name="Titre 57" svg:x="0.91667in" svg:y="0.39931in" svg:width="11.5in" svg:height="1.44965in" presentation:class="title" presentation:placeholder="false">
          <draw:text-box>
            <text:p text:style-name="a390" text:class-names="" text:cond-style-name=""><text:span text:style-name="a388" text:class-names="">Home Page</text:span><text:span text:style-name="a389" text:class-names=""/></text:p>
          </draw:text-box>
          <svg:title/>
          <svg:desc/>
        </draw:frame>
        <draw:g draw:name="Thumbnail" draw:id="id68">
          <svg:title/>
          <svg:desc/>
          <draw:custom-shape svg:x="3.46636in" svg:y="3.68254in" svg:width="1.9685in" svg:height="1.9685in" draw:id="id94" draw:style-name="a476" draw:name="Border Outer">
            <svg:title/>
            <svg:desc/>
            <text:p text:style-name="a475" text:class-names="" text:cond-style-name=""><text:span text:style-name="a47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0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55955in" svg:y="3.77573in" svg:width="1.78211in" svg:height="1.78211in" draw:id="id95" draw:style-name="a479" draw:name="Border">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ustom-shape svg:x="3.55955in" svg:y="3.77573in" svg:width="1.78211in" svg:height="1.78211in" draw:id="id96" draw:style-name="a482" draw:name="Line 2">
            <svg:title/>
            <svg:desc/>
            <text:p text:style-name="a481" text:class-names="" text:cond-style-name=""><text:span text:style-name="a480" text:class-names=""/></text:p>
            <draw:enhanced-geometry xmlns:dr3d="urn:oasis:names:tc:opendocument:xmlns:dr3d:1.0" draw:type="non-primitive" svg:viewBox="0 0 1008112 1008112" draw:enhanced-path="M 0 1008112 L 1008112 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8112"/>
              <draw:equation draw:name="f7" draw:formula="?f4 / 1008112"/>
              <draw:equation draw:name="f8" draw:formula="0 * ?f5 / 1008112"/>
              <draw:equation draw:name="f9" draw:formula="1008112 * ?f4 / 1008112"/>
              <draw:equation draw:name="f10" draw:formula="1008112 * ?f5 / 1008112"/>
              <draw:equation draw:name="f11" draw:formula="0 * ?f4 / 100811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55955in" svg:y="3.77573in" svg:width="1.78211in" svg:height="1.78211in" draw:id="id97" draw:style-name="a485" draw:name="Line 1">
            <svg:title/>
            <svg:desc/>
            <text:p text:style-name="a484" text:class-names="" text:cond-style-name=""><text:span text:style-name="a483" text:class-names=""/></text:p>
            <draw:enhanced-geometry xmlns:dr3d="urn:oasis:names:tc:opendocument:xmlns:dr3d:1.0" draw:type="non-primitive" svg:viewBox="0 0 1008112 1008112" draw:enhanced-path="M 1008112 1008112 L 0 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8112"/>
              <draw:equation draw:name="f7" draw:formula="?f4 / 1008112"/>
              <draw:equation draw:name="f8" draw:formula="1008112 * ?f5 / 1008112"/>
              <draw:equation draw:name="f9" draw:formula="1008112 * ?f4 / 1008112"/>
              <draw:equation draw:name="f10" draw:formula="0 * ?f5 / 1008112"/>
              <draw:equation draw:name="f11" draw:formula="0 * ?f4 / 100811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Thumbnail" draw:id="id69">
          <svg:title/>
          <svg:desc/>
          <draw:custom-shape svg:x="5.80953in" svg:y="3.68254in" svg:width="1.9685in" svg:height="1.9685in" draw:id="id90" draw:style-name="a464" draw:name="Border Outer">
            <svg:title/>
            <svg:desc/>
            <text:p text:style-name="a463" text:class-names="" text:cond-style-name=""><text:span text:style-name="a46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0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90272in" svg:y="3.77573in" svg:width="1.78211in" svg:height="1.78211in" draw:id="id91" draw:style-name="a467" draw:name="Border">
            <svg:title/>
            <svg:desc/>
            <text:p text:style-name="a466" text:class-names="" text:cond-style-name=""><text:span text:style-name="a465" text:class-names=""/></text:p>
            <draw:enhanced-geometry xmlns:dr3d="urn:oasis:names:tc:opendocument:xmlns:dr3d:1.0" draw:type="non-primitive" svg:viewBox="0 0 21600 21600" draw:enhanced-path="M 0 0 L 21600 0 21600 21600 0 21600 Z N"/>
          </draw:custom-shape>
          <draw:custom-shape svg:x="5.90272in" svg:y="3.77573in" svg:width="1.78211in" svg:height="1.78211in" draw:id="id92" draw:style-name="a470" draw:name="Line 2">
            <svg:title/>
            <svg:desc/>
            <text:p text:style-name="a469" text:class-names="" text:cond-style-name=""><text:span text:style-name="a468" text:class-names=""/></text:p>
            <draw:enhanced-geometry xmlns:dr3d="urn:oasis:names:tc:opendocument:xmlns:dr3d:1.0" draw:type="non-primitive" svg:viewBox="0 0 1008112 1008112" draw:enhanced-path="M 0 1008112 L 1008112 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8112"/>
              <draw:equation draw:name="f7" draw:formula="?f4 / 1008112"/>
              <draw:equation draw:name="f8" draw:formula="0 * ?f5 / 1008112"/>
              <draw:equation draw:name="f9" draw:formula="1008112 * ?f4 / 1008112"/>
              <draw:equation draw:name="f10" draw:formula="1008112 * ?f5 / 1008112"/>
              <draw:equation draw:name="f11" draw:formula="0 * ?f4 / 100811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90272in" svg:y="3.77573in" svg:width="1.78211in" svg:height="1.78211in" draw:id="id93" draw:style-name="a473" draw:name="Line 1">
            <svg:title/>
            <svg:desc/>
            <text:p text:style-name="a472" text:class-names="" text:cond-style-name=""><text:span text:style-name="a471" text:class-names=""/></text:p>
            <draw:enhanced-geometry xmlns:dr3d="urn:oasis:names:tc:opendocument:xmlns:dr3d:1.0" draw:type="non-primitive" svg:viewBox="0 0 1008112 1008112" draw:enhanced-path="M 1008112 1008112 L 0 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8112"/>
              <draw:equation draw:name="f7" draw:formula="?f4 / 1008112"/>
              <draw:equation draw:name="f8" draw:formula="1008112 * ?f5 / 1008112"/>
              <draw:equation draw:name="f9" draw:formula="1008112 * ?f4 / 1008112"/>
              <draw:equation draw:name="f10" draw:formula="0 * ?f5 / 1008112"/>
              <draw:equation draw:name="f11" draw:formula="0 * ?f4 / 100811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g draw:name="Thumbnail" draw:id="id70">
          <svg:title/>
          <svg:desc/>
          <draw:custom-shape svg:x="8.15269in" svg:y="3.68254in" svg:width="1.9685in" svg:height="1.9685in" draw:id="id86" draw:style-name="a452" draw:name="Border Outer">
            <svg:title/>
            <svg:desc/>
            <text:p text:style-name="a451" text:class-names="" text:cond-style-name=""><text:span text:style-name="a4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704">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24589in" svg:y="3.77573in" svg:width="1.78211in" svg:height="1.78211in" draw:id="id87" draw:style-name="a455" draw:name="Border">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custom-shape svg:x="8.24589in" svg:y="3.77573in" svg:width="1.78211in" svg:height="1.78211in" draw:id="id88" draw:style-name="a458" draw:name="Line 2">
            <svg:title/>
            <svg:desc/>
            <text:p text:style-name="a457" text:class-names="" text:cond-style-name=""><text:span text:style-name="a456" text:class-names=""/></text:p>
            <draw:enhanced-geometry xmlns:dr3d="urn:oasis:names:tc:opendocument:xmlns:dr3d:1.0" draw:type="non-primitive" svg:viewBox="0 0 1008112 1008112" draw:enhanced-path="M 0 1008112 L 1008112 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8112"/>
              <draw:equation draw:name="f7" draw:formula="?f4 / 1008112"/>
              <draw:equation draw:name="f8" draw:formula="0 * ?f5 / 1008112"/>
              <draw:equation draw:name="f9" draw:formula="1008112 * ?f4 / 1008112"/>
              <draw:equation draw:name="f10" draw:formula="1008112 * ?f5 / 1008112"/>
              <draw:equation draw:name="f11" draw:formula="0 * ?f4 / 100811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24589in" svg:y="3.77573in" svg:width="1.78211in" svg:height="1.78211in" draw:id="id89" draw:style-name="a461" draw:name="Line 1">
            <svg:title/>
            <svg:desc/>
            <text:p text:style-name="a460" text:class-names="" text:cond-style-name=""><text:span text:style-name="a459" text:class-names=""/></text:p>
            <draw:enhanced-geometry xmlns:dr3d="urn:oasis:names:tc:opendocument:xmlns:dr3d:1.0" draw:type="non-primitive" svg:viewBox="0 0 1008112 1008112" draw:enhanced-path="M 1008112 1008112 L 0 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8112"/>
              <draw:equation draw:name="f7" draw:formula="?f4 / 1008112"/>
              <draw:equation draw:name="f8" draw:formula="1008112 * ?f5 / 1008112"/>
              <draw:equation draw:name="f9" draw:formula="1008112 * ?f4 / 1008112"/>
              <draw:equation draw:name="f10" draw:formula="0 * ?f5 / 1008112"/>
              <draw:equation draw:name="f11" draw:formula="0 * ?f4 / 100811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71" draw:style-name="a395" draw:name="ZoneTexte 99" svg:x="11.04973in" svg:y="3.68254in" svg:width="1.99388in" svg:height="0.5722in">
          <draw:text-box>
            <text:p text:style-name="a394" text:class-names="" text:cond-style-name=""><text:span text:style-name="a392" text:class-names="">Image du jeu cliquable pour y accéder</text:span><text:span text:style-name="a393" text:class-names=""/></text:p>
          </draw:text-box>
          <svg:title/>
          <svg:desc/>
        </draw:frame>
        <draw:custom-shape svg:width="0.89832in" svg:height="1.10396in" draw:id="id72" draw:style-name="a398" draw:transform="translate(-0.44916in -0.55198in) rotate(-5.23171) translate(10.58749in 3.54213in)" draw:name="Arrow Down (2)">
          <svg:title/>
          <svg:desc/>
          <text:p text:style-name="a397" text:class-names="" text:cond-style-name=""><text:span text:style-name="a396" text:class-names=""/></text:p>
          <draw:enhanced-geometry xmlns:dr3d="urn:oasis:names:tc:opendocument:xmlns:dr3d:1.0" draw:type="non-primitive" svg:viewBox="0 0 540 662" draw:enhanced-path="M 0 0 L 0 26 C 0 26 59 31 119 77 178 122 236 209 240 373 L 102 373 118 394 321 662 540 373 400 373 C 395 185 297 88 200 43 137 14 69 0 0 0 Z M 110 40 C 135 46 161 54 188 67 282 110 374 197 374 386 L 374 400 486 400 321 618 156 400 267 400 267 386 C 267 206 202 107 136 56 127 49 119 45 110 40 Z N" draw:text-areas="?f66 ?f68 ?f67 ?f69" draw:glue-points="?f37 ?f38 ?f37 ?f39 ?f40 ?f41 ?f42 ?f43 ?f44 ?f43 ?f45 ?f46 ?f47 ?f48 ?f49 ?f43 ?f50 ?f43 ?f51 ?f52 ?f37 ?f38 ?f53 ?f54 ?f55 ?f56 ?f57 ?f58 ?f57 ?f59 ?f60 ?f59 ?f47 ?f61 ?f62 ?f59 ?f63 ?f59 ?f63 ?f58 ?f64 ?f65 ?f53 ?f54" draw:glue-point-leaving-directions="-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0 * ?f5 / 540"/>
            <draw:equation draw:name="f9" draw:formula="0 * ?f4 / 662"/>
            <draw:equation draw:name="f10" draw:formula="26 * ?f4 / 662"/>
            <draw:equation draw:name="f11" draw:formula="119 * ?f5 / 540"/>
            <draw:equation draw:name="f12" draw:formula="77 * ?f4 / 662"/>
            <draw:equation draw:name="f13" draw:formula="240 * ?f5 / 540"/>
            <draw:equation draw:name="f14" draw:formula="373 * ?f4 / 662"/>
            <draw:equation draw:name="f15" draw:formula="102 * ?f5 / 540"/>
            <draw:equation draw:name="f16" draw:formula="118 * ?f5 / 540"/>
            <draw:equation draw:name="f17" draw:formula="394 * ?f4 / 662"/>
            <draw:equation draw:name="f18" draw:formula="321 * ?f5 / 540"/>
            <draw:equation draw:name="f19" draw:formula="662 * ?f4 / 662"/>
            <draw:equation draw:name="f20" draw:formula="540 * ?f5 / 540"/>
            <draw:equation draw:name="f21" draw:formula="400 * ?f5 / 540"/>
            <draw:equation draw:name="f22" draw:formula="200 * ?f5 / 540"/>
            <draw:equation draw:name="f23" draw:formula="43 * ?f4 / 662"/>
            <draw:equation draw:name="f24" draw:formula="110 * ?f5 / 540"/>
            <draw:equation draw:name="f25" draw:formula="40 * ?f4 / 662"/>
            <draw:equation draw:name="f26" draw:formula="188 * ?f5 / 540"/>
            <draw:equation draw:name="f27" draw:formula="67 * ?f4 / 662"/>
            <draw:equation draw:name="f28" draw:formula="374 * ?f5 / 540"/>
            <draw:equation draw:name="f29" draw:formula="386 * ?f4 / 662"/>
            <draw:equation draw:name="f30" draw:formula="400 * ?f4 / 662"/>
            <draw:equation draw:name="f31" draw:formula="486 * ?f5 / 540"/>
            <draw:equation draw:name="f32" draw:formula="618 * ?f4 / 662"/>
            <draw:equation draw:name="f33" draw:formula="156 * ?f5 / 540"/>
            <draw:equation draw:name="f34" draw:formula="267 * ?f5 / 540"/>
            <draw:equation draw:name="f35" draw:formula="136 * ?f5 / 540"/>
            <draw:equation draw:name="f36" draw:formula="56 * ?f4 / 662"/>
            <draw:equation draw:name="f37" draw:formula="?f8 / ?f6"/>
            <draw:equation draw:name="f38" draw:formula="?f9 / ?f7"/>
            <draw:equation draw:name="f39" draw:formula="?f10 / ?f7"/>
            <draw:equation draw:name="f40" draw:formula="?f11 / ?f6"/>
            <draw:equation draw:name="f41" draw:formula="?f12 / ?f7"/>
            <draw:equation draw:name="f42" draw:formula="?f13 / ?f6"/>
            <draw:equation draw:name="f43" draw:formula="?f14 / ?f7"/>
            <draw:equation draw:name="f44" draw:formula="?f15 / ?f6"/>
            <draw:equation draw:name="f45" draw:formula="?f16 / ?f6"/>
            <draw:equation draw:name="f46" draw:formula="?f17 / ?f7"/>
            <draw:equation draw:name="f47" draw:formula="?f18 / ?f6"/>
            <draw:equation draw:name="f48" draw:formula="?f19 / ?f7"/>
            <draw:equation draw:name="f49" draw:formula="?f20 / ?f6"/>
            <draw:equation draw:name="f50" draw:formula="?f21 / ?f6"/>
            <draw:equation draw:name="f51" draw:formula="?f22 / ?f6"/>
            <draw:equation draw:name="f52" draw:formula="?f23 / ?f7"/>
            <draw:equation draw:name="f53" draw:formula="?f24 / ?f6"/>
            <draw:equation draw:name="f54" draw:formula="?f25 / ?f7"/>
            <draw:equation draw:name="f55" draw:formula="?f26 / ?f6"/>
            <draw:equation draw:name="f56" draw:formula="?f27 / ?f7"/>
            <draw:equation draw:name="f57" draw:formula="?f28 / ?f6"/>
            <draw:equation draw:name="f58" draw:formula="?f29 / ?f7"/>
            <draw:equation draw:name="f59" draw:formula="?f30 / ?f7"/>
            <draw:equation draw:name="f60" draw:formula="?f31 / ?f6"/>
            <draw:equation draw:name="f61" draw:formula="?f32 / ?f7"/>
            <draw:equation draw:name="f62" draw:formula="?f33 / ?f6"/>
            <draw:equation draw:name="f63" draw:formula="?f34 / ?f6"/>
            <draw:equation draw:name="f64" draw:formula="?f35 / ?f6"/>
            <draw:equation draw:name="f65" draw:formula="?f36 / ?f7"/>
            <draw:equation draw:name="f66" draw:formula="0 / ?f6"/>
            <draw:equation draw:name="f67" draw:formula="?f1 / ?f6"/>
            <draw:equation draw:name="f68" draw:formula="0 / ?f7"/>
            <draw:equation draw:name="f69" draw:formula="?f3 / ?f7"/>
          </draw:enhanced-geometry>
        </draw:custom-shape>
        <draw:custom-shape svg:width="0.40364in" svg:height="0.49117in" draw:id="id73" draw:style-name="a401" draw:transform="translate(-0.20182in -0.24559in) rotate(-0.82556) translate(2.86464in 2.52878in)" draw:name="Arrow Down (3)">
          <svg:title/>
          <svg:desc/>
          <text:p text:style-name="a400" text:class-names="" text:cond-style-name=""><text:span text:style-name="a399" text:class-names=""/></text:p>
          <draw:enhanced-geometry xmlns:dr3d="urn:oasis:names:tc:opendocument:xmlns:dr3d:1.0" draw:type="non-primitive" svg:viewBox="0 0 540 662" draw:enhanced-path="M 540 0 C 482 4 415 10 340 43 243 89 145 185 140 374 L 0 374 219 662 438 374 301 374 C 304 209 362 123 421 78 481 31 540 27 540 27 L 540 0 Z M 430 41 C 422 46 413 50 404 57 338 108 273 206 273 387 L 273 400 384 400 219 618 54 400 166 400 166 387 C 166 198 258 111 352 67 379 55 405 47 430 41 Z N" draw:text-areas="?f62 ?f64 ?f63 ?f65" draw:glue-points="?f35 ?f36 ?f37 ?f38 ?f39 ?f40 ?f41 ?f40 ?f42 ?f43 ?f44 ?f40 ?f45 ?f40 ?f46 ?f47 ?f35 ?f48 ?f35 ?f36 ?f49 ?f50 ?f51 ?f52 ?f53 ?f54 ?f53 ?f55 ?f56 ?f55 ?f42 ?f57 ?f58 ?f55 ?f59 ?f55 ?f59 ?f54 ?f60 ?f61 ?f49 ?f5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540 * ?f5 / 540"/>
            <draw:equation draw:name="f9" draw:formula="0 * ?f4 / 662"/>
            <draw:equation draw:name="f10" draw:formula="340 * ?f5 / 540"/>
            <draw:equation draw:name="f11" draw:formula="43 * ?f4 / 662"/>
            <draw:equation draw:name="f12" draw:formula="140 * ?f5 / 540"/>
            <draw:equation draw:name="f13" draw:formula="374 * ?f4 / 662"/>
            <draw:equation draw:name="f14" draw:formula="0 * ?f5 / 540"/>
            <draw:equation draw:name="f15" draw:formula="219 * ?f5 / 540"/>
            <draw:equation draw:name="f16" draw:formula="662 * ?f4 / 662"/>
            <draw:equation draw:name="f17" draw:formula="438 * ?f5 / 540"/>
            <draw:equation draw:name="f18" draw:formula="301 * ?f5 / 540"/>
            <draw:equation draw:name="f19" draw:formula="421 * ?f5 / 540"/>
            <draw:equation draw:name="f20" draw:formula="78 * ?f4 / 662"/>
            <draw:equation draw:name="f21" draw:formula="27 * ?f4 / 662"/>
            <draw:equation draw:name="f22" draw:formula="430 * ?f5 / 540"/>
            <draw:equation draw:name="f23" draw:formula="41 * ?f4 / 662"/>
            <draw:equation draw:name="f24" draw:formula="404 * ?f5 / 540"/>
            <draw:equation draw:name="f25" draw:formula="57 * ?f4 / 662"/>
            <draw:equation draw:name="f26" draw:formula="273 * ?f5 / 540"/>
            <draw:equation draw:name="f27" draw:formula="387 * ?f4 / 662"/>
            <draw:equation draw:name="f28" draw:formula="400 * ?f4 / 662"/>
            <draw:equation draw:name="f29" draw:formula="384 * ?f5 / 540"/>
            <draw:equation draw:name="f30" draw:formula="618 * ?f4 / 662"/>
            <draw:equation draw:name="f31" draw:formula="54 * ?f5 / 540"/>
            <draw:equation draw:name="f32" draw:formula="166 * ?f5 / 540"/>
            <draw:equation draw:name="f33" draw:formula="352 * ?f5 / 540"/>
            <draw:equation draw:name="f34" draw:formula="67 * ?f4 / 662"/>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6"/>
            <draw:equation draw:name="f42" draw:formula="?f15 / ?f6"/>
            <draw:equation draw:name="f43" draw:formula="?f16 / ?f7"/>
            <draw:equation draw:name="f44" draw:formula="?f17 / ?f6"/>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6"/>
            <draw:equation draw:name="f52" draw:formula="?f25 / ?f7"/>
            <draw:equation draw:name="f53" draw:formula="?f26 / ?f6"/>
            <draw:equation draw:name="f54" draw:formula="?f27 / ?f7"/>
            <draw:equation draw:name="f55" draw:formula="?f28 / ?f7"/>
            <draw:equation draw:name="f56" draw:formula="?f29 / ?f6"/>
            <draw:equation draw:name="f57" draw:formula="?f30 / ?f7"/>
            <draw:equation draw:name="f58" draw:formula="?f31 / ?f6"/>
            <draw:equation draw:name="f59" draw:formula="?f32 / ?f6"/>
            <draw:equation draw:name="f60" draw:formula="?f33 / ?f6"/>
            <draw:equation draw:name="f61" draw:formula="?f34 / ?f7"/>
            <draw:equation draw:name="f62" draw:formula="0 / ?f6"/>
            <draw:equation draw:name="f63" draw:formula="?f1 / ?f6"/>
            <draw:equation draw:name="f64" draw:formula="0 / ?f7"/>
            <draw:equation draw:name="f65" draw:formula="?f3 / ?f7"/>
          </draw:enhanced-geometry>
        </draw:custom-shape>
        <draw:frame draw:id="id74" draw:style-name="a405" draw:name="ZoneTexte 102" svg:x="1.4766in" svg:y="2.52878in" svg:width="1.35795in" svg:height="0.80781in">
          <draw:text-box>
            <text:p text:style-name="a404" text:class-names="" text:cond-style-name=""><text:span text:style-name="a402" text:class-names="">Logo qui ramène à la home page</text:span><text:span text:style-name="a403" text:class-names=""/></text:p>
          </draw:text-box>
          <svg:title/>
          <svg:desc/>
        </draw:frame>
        <draw:custom-shape svg:width="0.33491in" svg:height="0.40754in" draw:id="id75" draw:style-name="a408" draw:transform="translate(-0.16745in -0.20377in) rotate(-4.8693) translate(4.52982in 2.91527in)" draw:name="Arrow Down (3)">
          <svg:title/>
          <svg:desc/>
          <text:p text:style-name="a407" text:class-names="" text:cond-style-name=""><text:span text:style-name="a406" text:class-names=""/></text:p>
          <draw:enhanced-geometry xmlns:dr3d="urn:oasis:names:tc:opendocument:xmlns:dr3d:1.0" draw:type="non-primitive" svg:viewBox="0 0 540 662" draw:enhanced-path="M 540 0 C 482 4 415 10 340 43 243 89 145 185 140 374 L 0 374 219 662 438 374 301 374 C 304 209 362 123 421 78 481 31 540 27 540 27 L 540 0 Z M 430 41 C 422 46 413 50 404 57 338 108 273 206 273 387 L 273 400 384 400 219 618 54 400 166 400 166 387 C 166 198 258 111 352 67 379 55 405 47 430 41 Z N" draw:text-areas="?f62 ?f64 ?f63 ?f65" draw:glue-points="?f35 ?f36 ?f37 ?f38 ?f39 ?f40 ?f41 ?f40 ?f42 ?f43 ?f44 ?f40 ?f45 ?f40 ?f46 ?f47 ?f35 ?f48 ?f35 ?f36 ?f49 ?f50 ?f51 ?f52 ?f53 ?f54 ?f53 ?f55 ?f56 ?f55 ?f42 ?f57 ?f58 ?f55 ?f59 ?f55 ?f59 ?f54 ?f60 ?f61 ?f49 ?f5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540 * ?f5 / 540"/>
            <draw:equation draw:name="f9" draw:formula="0 * ?f4 / 662"/>
            <draw:equation draw:name="f10" draw:formula="340 * ?f5 / 540"/>
            <draw:equation draw:name="f11" draw:formula="43 * ?f4 / 662"/>
            <draw:equation draw:name="f12" draw:formula="140 * ?f5 / 540"/>
            <draw:equation draw:name="f13" draw:formula="374 * ?f4 / 662"/>
            <draw:equation draw:name="f14" draw:formula="0 * ?f5 / 540"/>
            <draw:equation draw:name="f15" draw:formula="219 * ?f5 / 540"/>
            <draw:equation draw:name="f16" draw:formula="662 * ?f4 / 662"/>
            <draw:equation draw:name="f17" draw:formula="438 * ?f5 / 540"/>
            <draw:equation draw:name="f18" draw:formula="301 * ?f5 / 540"/>
            <draw:equation draw:name="f19" draw:formula="421 * ?f5 / 540"/>
            <draw:equation draw:name="f20" draw:formula="78 * ?f4 / 662"/>
            <draw:equation draw:name="f21" draw:formula="27 * ?f4 / 662"/>
            <draw:equation draw:name="f22" draw:formula="430 * ?f5 / 540"/>
            <draw:equation draw:name="f23" draw:formula="41 * ?f4 / 662"/>
            <draw:equation draw:name="f24" draw:formula="404 * ?f5 / 540"/>
            <draw:equation draw:name="f25" draw:formula="57 * ?f4 / 662"/>
            <draw:equation draw:name="f26" draw:formula="273 * ?f5 / 540"/>
            <draw:equation draw:name="f27" draw:formula="387 * ?f4 / 662"/>
            <draw:equation draw:name="f28" draw:formula="400 * ?f4 / 662"/>
            <draw:equation draw:name="f29" draw:formula="384 * ?f5 / 540"/>
            <draw:equation draw:name="f30" draw:formula="618 * ?f4 / 662"/>
            <draw:equation draw:name="f31" draw:formula="54 * ?f5 / 540"/>
            <draw:equation draw:name="f32" draw:formula="166 * ?f5 / 540"/>
            <draw:equation draw:name="f33" draw:formula="352 * ?f5 / 540"/>
            <draw:equation draw:name="f34" draw:formula="67 * ?f4 / 662"/>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6"/>
            <draw:equation draw:name="f42" draw:formula="?f15 / ?f6"/>
            <draw:equation draw:name="f43" draw:formula="?f16 / ?f7"/>
            <draw:equation draw:name="f44" draw:formula="?f17 / ?f6"/>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6"/>
            <draw:equation draw:name="f52" draw:formula="?f25 / ?f7"/>
            <draw:equation draw:name="f53" draw:formula="?f26 / ?f6"/>
            <draw:equation draw:name="f54" draw:formula="?f27 / ?f7"/>
            <draw:equation draw:name="f55" draw:formula="?f28 / ?f7"/>
            <draw:equation draw:name="f56" draw:formula="?f29 / ?f6"/>
            <draw:equation draw:name="f57" draw:formula="?f30 / ?f7"/>
            <draw:equation draw:name="f58" draw:formula="?f31 / ?f6"/>
            <draw:equation draw:name="f59" draw:formula="?f32 / ?f6"/>
            <draw:equation draw:name="f60" draw:formula="?f33 / ?f6"/>
            <draw:equation draw:name="f61" draw:formula="?f34 / ?f7"/>
            <draw:equation draw:name="f62" draw:formula="0 / ?f6"/>
            <draw:equation draw:name="f63" draw:formula="?f1 / ?f6"/>
            <draw:equation draw:name="f64" draw:formula="0 / ?f7"/>
            <draw:equation draw:name="f65" draw:formula="?f3 / ?f7"/>
          </draw:enhanced-geometry>
        </draw:custom-shape>
        <draw:frame draw:id="id76" draw:style-name="a412" draw:name="ZoneTexte 104" svg:x="4.63533in" svg:y="2.82694in" svg:width="1.91589in" svg:height="0.5722in">
          <draw:text-box>
            <text:p text:style-name="a411" text:class-names="" text:cond-style-name=""><text:span text:style-name="a409" text:class-names="">Drop-down de tous les jeux disponible</text:span><text:span text:style-name="a410" text:class-names=""/></text:p>
          </draw:text-box>
          <svg:title/>
          <svg:desc/>
        </draw:frame>
        <draw:custom-shape svg:width="0.2825in" svg:height="0.34377in" draw:id="id77" draw:style-name="a415" draw:transform="translate(-0.14125in -0.17188in) rotate(-3.94225) translate(10.51125in 2.71446in)" draw:name="Arrow Down (3)">
          <svg:title/>
          <svg:desc/>
          <text:p text:style-name="a414" text:class-names="" text:cond-style-name=""><text:span text:style-name="a413" text:class-names=""/></text:p>
          <draw:enhanced-geometry xmlns:dr3d="urn:oasis:names:tc:opendocument:xmlns:dr3d:1.0" draw:type="non-primitive" svg:viewBox="0 0 540 662" draw:enhanced-path="M 540 0 C 482 4 415 10 340 43 243 89 145 185 140 374 L 0 374 219 662 438 374 301 374 C 304 209 362 123 421 78 481 31 540 27 540 27 L 540 0 Z M 430 41 C 422 46 413 50 404 57 338 108 273 206 273 387 L 273 400 384 400 219 618 54 400 166 400 166 387 C 166 198 258 111 352 67 379 55 405 47 430 41 Z N" draw:text-areas="?f62 ?f64 ?f63 ?f65" draw:glue-points="?f35 ?f36 ?f37 ?f38 ?f39 ?f40 ?f41 ?f40 ?f42 ?f43 ?f44 ?f40 ?f45 ?f40 ?f46 ?f47 ?f35 ?f48 ?f35 ?f36 ?f49 ?f50 ?f51 ?f52 ?f53 ?f54 ?f53 ?f55 ?f56 ?f55 ?f42 ?f57 ?f58 ?f55 ?f59 ?f55 ?f59 ?f54 ?f60 ?f61 ?f49 ?f5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540 * ?f5 / 540"/>
            <draw:equation draw:name="f9" draw:formula="0 * ?f4 / 662"/>
            <draw:equation draw:name="f10" draw:formula="340 * ?f5 / 540"/>
            <draw:equation draw:name="f11" draw:formula="43 * ?f4 / 662"/>
            <draw:equation draw:name="f12" draw:formula="140 * ?f5 / 540"/>
            <draw:equation draw:name="f13" draw:formula="374 * ?f4 / 662"/>
            <draw:equation draw:name="f14" draw:formula="0 * ?f5 / 540"/>
            <draw:equation draw:name="f15" draw:formula="219 * ?f5 / 540"/>
            <draw:equation draw:name="f16" draw:formula="662 * ?f4 / 662"/>
            <draw:equation draw:name="f17" draw:formula="438 * ?f5 / 540"/>
            <draw:equation draw:name="f18" draw:formula="301 * ?f5 / 540"/>
            <draw:equation draw:name="f19" draw:formula="421 * ?f5 / 540"/>
            <draw:equation draw:name="f20" draw:formula="78 * ?f4 / 662"/>
            <draw:equation draw:name="f21" draw:formula="27 * ?f4 / 662"/>
            <draw:equation draw:name="f22" draw:formula="430 * ?f5 / 540"/>
            <draw:equation draw:name="f23" draw:formula="41 * ?f4 / 662"/>
            <draw:equation draw:name="f24" draw:formula="404 * ?f5 / 540"/>
            <draw:equation draw:name="f25" draw:formula="57 * ?f4 / 662"/>
            <draw:equation draw:name="f26" draw:formula="273 * ?f5 / 540"/>
            <draw:equation draw:name="f27" draw:formula="387 * ?f4 / 662"/>
            <draw:equation draw:name="f28" draw:formula="400 * ?f4 / 662"/>
            <draw:equation draw:name="f29" draw:formula="384 * ?f5 / 540"/>
            <draw:equation draw:name="f30" draw:formula="618 * ?f4 / 662"/>
            <draw:equation draw:name="f31" draw:formula="54 * ?f5 / 540"/>
            <draw:equation draw:name="f32" draw:formula="166 * ?f5 / 540"/>
            <draw:equation draw:name="f33" draw:formula="352 * ?f5 / 540"/>
            <draw:equation draw:name="f34" draw:formula="67 * ?f4 / 662"/>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6"/>
            <draw:equation draw:name="f42" draw:formula="?f15 / ?f6"/>
            <draw:equation draw:name="f43" draw:formula="?f16 / ?f7"/>
            <draw:equation draw:name="f44" draw:formula="?f17 / ?f6"/>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6"/>
            <draw:equation draw:name="f52" draw:formula="?f25 / ?f7"/>
            <draw:equation draw:name="f53" draw:formula="?f26 / ?f6"/>
            <draw:equation draw:name="f54" draw:formula="?f27 / ?f7"/>
            <draw:equation draw:name="f55" draw:formula="?f28 / ?f7"/>
            <draw:equation draw:name="f56" draw:formula="?f29 / ?f6"/>
            <draw:equation draw:name="f57" draw:formula="?f30 / ?f7"/>
            <draw:equation draw:name="f58" draw:formula="?f31 / ?f6"/>
            <draw:equation draw:name="f59" draw:formula="?f32 / ?f6"/>
            <draw:equation draw:name="f60" draw:formula="?f33 / ?f6"/>
            <draw:equation draw:name="f61" draw:formula="?f34 / ?f7"/>
            <draw:equation draw:name="f62" draw:formula="0 / ?f6"/>
            <draw:equation draw:name="f63" draw:formula="?f1 / ?f6"/>
            <draw:equation draw:name="f64" draw:formula="0 / ?f7"/>
            <draw:equation draw:name="f65" draw:formula="?f3 / ?f7"/>
          </draw:enhanced-geometry>
        </draw:custom-shape>
        <draw:frame draw:id="id78" draw:style-name="a418" draw:name="ZoneTexte 106" svg:x="10.56673in" svg:y="2.13531in" svg:width="1.70377in" svg:height="0.5722in">
          <draw:text-box>
            <text:p text:style-name="a417" text:class-names="" text:cond-style-name=""><text:span text:style-name="a416" text:class-names="">Changera en fonction de l’état<text:s text:c="1"/></text:span></text:p>
          </draw:text-box>
          <svg:title/>
          <svg:desc/>
        </draw:frame>
        <draw:connector draw:type="line" svg:x1="3.10744in" svg:y1="6.04296in" svg:x2="10.40016in" svg:y2="6.04296in" draw:id="id79" draw:style-name="a419" draw:name="Line">
          <svg:title/>
          <svg:desc/>
        </draw:connector>
        <draw:custom-shape svg:width="0.43802in" svg:height="0.53302in" draw:id="id80" draw:style-name="a422" draw:transform="translate(-0.21901in -0.26651in) rotate(-5.20806) translate(3.83156in 6.72378in)" draw:name="Arrow Down (3)">
          <svg:title/>
          <svg:desc/>
          <text:p text:style-name="a421" text:class-names="" text:cond-style-name=""><text:span text:style-name="a420" text:class-names=""/></text:p>
          <draw:enhanced-geometry xmlns:dr3d="urn:oasis:names:tc:opendocument:xmlns:dr3d:1.0" draw:type="non-primitive" svg:viewBox="0 0 540 662" draw:enhanced-path="M 540 0 C 482 4 415 10 340 43 243 89 145 185 140 374 L 0 374 219 662 438 374 301 374 C 304 209 362 123 421 78 481 31 540 27 540 27 L 540 0 Z M 430 41 C 422 46 413 50 404 57 338 108 273 206 273 387 L 273 400 384 400 219 618 54 400 166 400 166 387 C 166 198 258 111 352 67 379 55 405 47 430 41 Z N" draw:text-areas="?f62 ?f64 ?f63 ?f65" draw:glue-points="?f35 ?f36 ?f37 ?f38 ?f39 ?f40 ?f41 ?f40 ?f42 ?f43 ?f44 ?f40 ?f45 ?f40 ?f46 ?f47 ?f35 ?f48 ?f35 ?f36 ?f49 ?f50 ?f51 ?f52 ?f53 ?f54 ?f53 ?f55 ?f56 ?f55 ?f42 ?f57 ?f58 ?f55 ?f59 ?f55 ?f59 ?f54 ?f60 ?f61 ?f49 ?f5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540 * ?f5 / 540"/>
            <draw:equation draw:name="f9" draw:formula="0 * ?f4 / 662"/>
            <draw:equation draw:name="f10" draw:formula="340 * ?f5 / 540"/>
            <draw:equation draw:name="f11" draw:formula="43 * ?f4 / 662"/>
            <draw:equation draw:name="f12" draw:formula="140 * ?f5 / 540"/>
            <draw:equation draw:name="f13" draw:formula="374 * ?f4 / 662"/>
            <draw:equation draw:name="f14" draw:formula="0 * ?f5 / 540"/>
            <draw:equation draw:name="f15" draw:formula="219 * ?f5 / 540"/>
            <draw:equation draw:name="f16" draw:formula="662 * ?f4 / 662"/>
            <draw:equation draw:name="f17" draw:formula="438 * ?f5 / 540"/>
            <draw:equation draw:name="f18" draw:formula="301 * ?f5 / 540"/>
            <draw:equation draw:name="f19" draw:formula="421 * ?f5 / 540"/>
            <draw:equation draw:name="f20" draw:formula="78 * ?f4 / 662"/>
            <draw:equation draw:name="f21" draw:formula="27 * ?f4 / 662"/>
            <draw:equation draw:name="f22" draw:formula="430 * ?f5 / 540"/>
            <draw:equation draw:name="f23" draw:formula="41 * ?f4 / 662"/>
            <draw:equation draw:name="f24" draw:formula="404 * ?f5 / 540"/>
            <draw:equation draw:name="f25" draw:formula="57 * ?f4 / 662"/>
            <draw:equation draw:name="f26" draw:formula="273 * ?f5 / 540"/>
            <draw:equation draw:name="f27" draw:formula="387 * ?f4 / 662"/>
            <draw:equation draw:name="f28" draw:formula="400 * ?f4 / 662"/>
            <draw:equation draw:name="f29" draw:formula="384 * ?f5 / 540"/>
            <draw:equation draw:name="f30" draw:formula="618 * ?f4 / 662"/>
            <draw:equation draw:name="f31" draw:formula="54 * ?f5 / 540"/>
            <draw:equation draw:name="f32" draw:formula="166 * ?f5 / 540"/>
            <draw:equation draw:name="f33" draw:formula="352 * ?f5 / 540"/>
            <draw:equation draw:name="f34" draw:formula="67 * ?f4 / 662"/>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6"/>
            <draw:equation draw:name="f42" draw:formula="?f15 / ?f6"/>
            <draw:equation draw:name="f43" draw:formula="?f16 / ?f7"/>
            <draw:equation draw:name="f44" draw:formula="?f17 / ?f6"/>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6"/>
            <draw:equation draw:name="f52" draw:formula="?f25 / ?f7"/>
            <draw:equation draw:name="f53" draw:formula="?f26 / ?f6"/>
            <draw:equation draw:name="f54" draw:formula="?f27 / ?f7"/>
            <draw:equation draw:name="f55" draw:formula="?f28 / ?f7"/>
            <draw:equation draw:name="f56" draw:formula="?f29 / ?f6"/>
            <draw:equation draw:name="f57" draw:formula="?f30 / ?f7"/>
            <draw:equation draw:name="f58" draw:formula="?f31 / ?f6"/>
            <draw:equation draw:name="f59" draw:formula="?f32 / ?f6"/>
            <draw:equation draw:name="f60" draw:formula="?f33 / ?f6"/>
            <draw:equation draw:name="f61" draw:formula="?f34 / ?f7"/>
            <draw:equation draw:name="f62" draw:formula="0 / ?f6"/>
            <draw:equation draw:name="f63" draw:formula="?f1 / ?f6"/>
            <draw:equation draw:name="f64" draw:formula="0 / ?f7"/>
            <draw:equation draw:name="f65" draw:formula="?f3 / ?f7"/>
          </draw:enhanced-geometry>
        </draw:custom-shape>
        <draw:frame draw:id="id81" draw:style-name="a432" draw:name="ZoneTexte 112" svg:x="4.04237in" svg:y="6.70142in" svg:width="5.76401in" svg:height="0.5722in">
          <draw:text-box>
            <text:p text:style-name="a424" text:class-names="" text:cond-style-name=""><text:span text:style-name="a423" text:class-names="">Footer avec la possibilité de rajouter tous les accès aux pages comme:</text:span></text:p>
            <text:p text:style-name="a431" text:class-names="" text:cond-style-name=""><text:span text:style-name="a425" text:class-names="">Contact,</text:span><text:span text:style-name="a426" text:class-names=""><text:s text:c="1"/></text:span><text:span text:style-name="a427" text:class-names="">Q&amp;A,</text:span><text:span text:style-name="a428" text:class-names=""><text:s text:c="1"/>L</text:span><text:span text:style-name="a429" text:class-names="">egal, …</text:span><text:span text:style-name="a430" text:class-names=""/></text:p>
          </draw:text-box>
          <svg:title/>
          <svg:desc/>
        </draw:frame>
        <draw:custom-shape svg:x="4.29874in" svg:y="6.1183in" svg:width="0.33659in" svg:height="0.11781in" draw:id="id82" draw:style-name="a436" draw:name="Label">
          <svg:title/>
          <svg:desc/>
          <text:p text:style-name="a435" text:class-names="" text:cond-style-name=""><text:span text:style-name="a433" text:class-names="">Contact</text:span><text:span text:style-name="a434" text:class-names=""/></text:p>
          <draw:enhanced-geometry xmlns:dr3d="urn:oasis:names:tc:opendocument:xmlns:dr3d:1.0" draw:type="non-primitive" svg:viewBox="0 0 21600 21600" draw:enhanced-path="M 0 0 L 21600 0 21600 21600 0 21600 Z N"/>
        </draw:custom-shape>
        <draw:custom-shape svg:x="4.29874in" svg:y="6.35722in" svg:width="0.21563in" svg:height="0.11781in" draw:id="id83" draw:style-name="a440" draw:name="Label">
          <svg:title/>
          <svg:desc/>
          <text:p text:style-name="a439" text:class-names="" text:cond-style-name=""><text:span text:style-name="a437" text:class-names="">Q&amp;A</text:span><text:span text:style-name="a438" text:class-names=""/></text:p>
          <draw:enhanced-geometry xmlns:dr3d="urn:oasis:names:tc:opendocument:xmlns:dr3d:1.0" draw:type="non-primitive" svg:viewBox="0 0 21600 21600" draw:enhanced-path="M 0 0 L 21600 0 21600 21600 0 21600 Z N"/>
        </draw:custom-shape>
        <draw:custom-shape svg:x="6.62548in" svg:y="6.1183in" svg:width="0.2279in" svg:height="0.11781in" draw:id="id84" draw:style-name="a444" draw:name="Label">
          <svg:title/>
          <svg:desc/>
          <text:p text:style-name="a443" text:class-names="" text:cond-style-name=""><text:span text:style-name="a441" text:class-names="">Legal</text:span><text:span text:style-name="a442" text:class-names=""/></text:p>
          <draw:enhanced-geometry xmlns:dr3d="urn:oasis:names:tc:opendocument:xmlns:dr3d:1.0" draw:type="non-primitive" svg:viewBox="0 0 21600 21600" draw:enhanced-path="M 0 0 L 21600 0 21600 21600 0 21600 Z N"/>
        </draw:custom-shape>
        <draw:custom-shape svg:x="6.62548in" svg:y="6.35722in" svg:width="0.6311in" svg:height="0.11781in" draw:id="id85" draw:style-name="a449" draw:name="Label">
          <svg:title/>
          <svg:desc/>
          <text:p text:style-name="a448" text:class-names="" text:cond-style-name=""><text:span text:style-name="a445" text:class-names="">Achat</text:span><text:span text:style-name="a446" text:class-names=""><text:s text:c="1"/>de jeton</text:span><text:span text:style-name="a447" text:class-names=""/></text:p>
          <draw:enhanced-geometry xmlns:dr3d="urn:oasis:names:tc:opendocument:xmlns:dr3d:1.0" draw:type="non-primitive" svg:viewBox="0 0 21600 21600" draw:enhanced-path="M 0 0 L 21600 0 21600 21600 0 21600 Z N"/>
        </draw:custom-shape>
      </draw:page>
      <draw:page draw:name="Slide2" draw:style-name="a529" draw:master-page-name="Master1-Layout6-titleOnly-Titre-seul" presentation:presentation-page-layout-name="Master1-PPL6" draw:id="Slide-257">
        <draw:g draw:name="Browser" draw:id="id113">
          <svg:title/>
          <svg:desc>&lt;SmartSettings&gt;&lt;SmartResize enabled="True" minWidth="140" minHeight="50" /&gt;&lt;/SmartSettings&gt;</svg:desc>
          <draw:custom-shape svg:x="3.10745in" svg:y="2.43403in" svg:width="7.29272in" svg:height="4.17493in" draw:id="id149" draw:style-name="a635" draw:name="Window Body">
            <svg:title/>
            <svg:desc>&lt;Tags&gt;&lt;SMARTRESIZEANCHORS&gt;Absolute,Absolute,Absolute,Absolute&lt;/SMARTRESIZEANCHORS&gt;&lt;/Tags&gt;</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custom-shape>
          <draw:custom-shape svg:x="3.10745in" svg:y="1.84896in" svg:width="7.29272in" svg:height="0.58736in" draw:id="id150" draw:style-name="a639" draw:name="Title Bar">
            <svg:title/>
            <svg:desc>&lt;Tags&gt;&lt;SMARTRESIZEANCHORS&gt;Absolute,None,Absolute,Absolute&lt;/SMARTRESIZEANCHORS&gt;&lt;/Tags&gt;</svg:desc>
            <text:p text:style-name="a638" text:class-names="" text:cond-style-name=""><text:span text:style-name="a636" text:class-names="">Browser</text:span><text:span text:style-name="a637" text:class-names=""/></text:p>
            <draw:enhanced-geometry xmlns:dr3d="urn:oasis:names:tc:opendocument:xmlns:dr3d:1.0" draw:type="non-primitive" svg:viewBox="0 0 21600 21600" draw:enhanced-path="M 0 0 L 21600 0 21600 21600 0 21600 Z N"/>
          </draw:custom-shape>
          <draw:custom-shape svg:x="10.14001in" svg:y="2.18531in" svg:width="0.16319in" svg:height="0.12326in" draw:id="id151" draw:style-name="a642" draw:name="Menu Button">
            <svg:title/>
            <svg:desc>&lt;Tags&gt;&lt;SMARTRESIZEANCHORS&gt;Absolute,None,None,Absolute&lt;/SMARTRESIZEANCHORS&gt;&lt;/Tags&gt;</svg:desc>
            <text:p text:style-name="a641" text:class-names="" text:cond-style-name=""><text:span text:style-name="a640" text:class-names=""/></text:p>
            <draw:enhanced-geometry xmlns:dr3d="urn:oasis:names:tc:opendocument:xmlns:dr3d:1.0" draw:type="non-primitive" svg:viewBox="0 0 415 309" draw:enhanced-path="M 0 309 L 415 309 M 0 155 L 415 155 M 0 0 L 415 0 N" draw:text-areas="?f18 ?f20 ?f19 ?f21" draw:glue-points="?f13 ?f14 ?f15 ?f14 ?f13 ?f16 ?f15 ?f16 ?f13 ?f17 ?f15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5"/>
              <draw:equation draw:name="f7" draw:formula="?f4 / 309"/>
              <draw:equation draw:name="f8" draw:formula="0 * ?f5 / 415"/>
              <draw:equation draw:name="f9" draw:formula="309 * ?f4 / 309"/>
              <draw:equation draw:name="f10" draw:formula="415 * ?f5 / 415"/>
              <draw:equation draw:name="f11" draw:formula="155 * ?f4 / 309"/>
              <draw:equation draw:name="f12" draw:formula="0 * ?f4 / 309"/>
              <draw:equation draw:name="f13" draw:formula="?f8 / ?f6"/>
              <draw:equation draw:name="f14" draw:formula="?f9 / ?f7"/>
              <draw:equation draw:name="f15" draw:formula="?f10 / ?f6"/>
              <draw:equation draw:name="f16" draw:formula="?f11 / ?f7"/>
              <draw:equation draw:name="f17" draw:formula="?f12 / ?f7"/>
              <draw:equation draw:name="f18" draw:formula="0 / ?f6"/>
              <draw:equation draw:name="f19" draw:formula="?f1 / ?f6"/>
              <draw:equation draw:name="f20" draw:formula="0 / ?f7"/>
              <draw:equation draw:name="f21" draw:formula="?f3 / ?f7"/>
            </draw:enhanced-geometry>
          </draw:custom-shape>
          <draw:custom-shape svg:x="10.16954in" svg:y="1.92688in" svg:width="0.10764in" svg:height="0.10417in" draw:id="id152" draw:style-name="a645" draw:name="Close Button">
            <svg:title/>
            <svg:desc>&lt;Tags&gt;&lt;SMARTRESIZEANCHORS&gt;Absolute,None,None,Absolute&lt;/SMARTRESIZEANCHORS&gt;&lt;/Tags&gt;</svg:desc>
            <text:p text:style-name="a644" text:class-names="" text:cond-style-name=""><text:span text:style-name="a643" text:class-names=""/></text:p>
            <draw:enhanced-geometry xmlns:dr3d="urn:oasis:names:tc:opendocument:xmlns:dr3d:1.0" draw:type="non-primitive" svg:viewBox="0 0 254 254" draw:enhanced-path="M 254 0 L 0 254 M 0 0 L 254 254 N" draw:text-areas="?f16 ?f18 ?f17 ?f19" draw:glue-points="?f12 ?f13 ?f14 ?f15 ?f14 ?f13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
              <draw:equation draw:name="f7" draw:formula="?f4 / 254"/>
              <draw:equation draw:name="f8" draw:formula="254 * ?f5 / 254"/>
              <draw:equation draw:name="f9" draw:formula="0 * ?f4 / 254"/>
              <draw:equation draw:name="f10" draw:formula="0 * ?f5 / 254"/>
              <draw:equation draw:name="f11" draw:formula="254 * ?f4 / 25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4.09489in" svg:y="2.11694in" svg:width="5.94817in" svg:height="0.26in" draw:id="id153" draw:style-name="a651" draw:name="Address Box">
            <svg:title/>
            <svg:desc>&lt;Tags&gt;&lt;SMARTRESIZEANCHORS&gt;Absolute,None,Absolute,Absolute&lt;/SMARTRESIZEANCHORS&gt;&lt;/Tags&gt;</svg:desc>
            <text:p text:style-name="a650" text:class-names="" text:cond-style-name=""><text:span text:style-name="a646" text:class-names="">www</text:span><text:span text:style-name="a647" text:class-names="">.doubleornothing.</text:span><text:span text:style-name="a648" text:class-names="">com</text:span><text:span text:style-name="a649" text:class-names=""/></text:p>
            <draw:enhanced-geometry xmlns:dr3d="urn:oasis:names:tc:opendocument:xmlns:dr3d:1.0" draw:type="non-primitive" svg:viewBox="0 0 21600 21600" draw:enhanced-path="M 0 0 L 21600 0 21600 21600 0 21600 Z N"/>
          </draw:custom-shape>
          <draw:custom-shape svg:x="4.17814in" svg:y="2.17403in" svg:width="0.10243in" svg:height="0.14583in" draw:id="id154" draw:style-name="a654" draw:name="Document Icon">
            <svg:title/>
            <svg:desc>&lt;Tags&gt;&lt;SMARTRESIZEANCHORS&gt;Absolute,None,Absolute,None&lt;/SMARTRESIZEANCHORS&gt;&lt;/Tags&gt;</svg:desc>
            <text:p text:style-name="a653" text:class-names="" text:cond-style-name=""><text:span text:style-name="a652" text:class-names=""/></text:p>
            <draw:enhanced-geometry xmlns:dr3d="urn:oasis:names:tc:opendocument:xmlns:dr3d:1.0" draw:type="non-primitive" svg:viewBox="0 0 260 367" draw:enhanced-path="M 153 7 L 153 108 253 108 M 0 0 L 0 367 260 367 260 100 161 1 0 0 Z N" draw:text-areas="?f30 ?f32 ?f31 ?f33" draw:glue-points="?f19 ?f20 ?f19 ?f21 ?f22 ?f21 ?f23 ?f24 ?f23 ?f25 ?f26 ?f25 ?f26 ?f27 ?f28 ?f29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0"/>
              <draw:equation draw:name="f7" draw:formula="?f4 / 367"/>
              <draw:equation draw:name="f8" draw:formula="153 * ?f5 / 260"/>
              <draw:equation draw:name="f9" draw:formula="7 * ?f4 / 367"/>
              <draw:equation draw:name="f10" draw:formula="108 * ?f4 / 367"/>
              <draw:equation draw:name="f11" draw:formula="253 * ?f5 / 260"/>
              <draw:equation draw:name="f12" draw:formula="0 * ?f5 / 260"/>
              <draw:equation draw:name="f13" draw:formula="0 * ?f4 / 367"/>
              <draw:equation draw:name="f14" draw:formula="367 * ?f4 / 367"/>
              <draw:equation draw:name="f15" draw:formula="260 * ?f5 / 260"/>
              <draw:equation draw:name="f16" draw:formula="100 * ?f4 / 367"/>
              <draw:equation draw:name="f17" draw:formula="161 * ?f5 / 260"/>
              <draw:equation draw:name="f18" draw:formula="1 * ?f4 / 367"/>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6"/>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g draw:name="Navigation Buttons" draw:id="id155">
            <svg:title/>
            <svg:desc/>
            <draw:custom-shape svg:x="3.24515in" svg:y="2.18097in" svg:width="0.16667in" svg:height="0.13194in" draw:id="id156" draw:style-name="a657" draw:name="Back Button">
              <svg:title/>
              <svg:desc>&lt;Tags&gt;&lt;SMARTRESIZEANCHORS&gt;Absolute,None,Absolute,None&lt;/SMARTRESIZEANCHORS&gt;&lt;/Tags&gt;</svg:desc>
              <text:p text:style-name="a656" text:class-names="" text:cond-style-name=""><text:span text:style-name="a655" text:class-names=""/></text:p>
              <draw:enhanced-geometry xmlns:dr3d="urn:oasis:names:tc:opendocument:xmlns:dr3d:1.0" draw:type="non-primitive" svg:viewBox="0 0 423 332" draw:enhanced-path="M 159 332 L 0 166 159 0 M 15 166 L 423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159 * ?f5 / 423"/>
                <draw:equation draw:name="f9" draw:formula="332 * ?f4 / 332"/>
                <draw:equation draw:name="f10" draw:formula="0 * ?f5 / 423"/>
                <draw:equation draw:name="f11" draw:formula="166 * ?f4 / 332"/>
                <draw:equation draw:name="f12" draw:formula="0 * ?f4 / 332"/>
                <draw:equation draw:name="f13" draw:formula="15 * ?f5 / 423"/>
                <draw:equation draw:name="f14" draw:formula="423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50904in" svg:y="2.18097in" svg:width="0.16667in" svg:height="0.13194in" draw:id="id157" draw:style-name="a660" draw:name="Forward Button">
              <svg:title/>
              <svg:desc>&lt;Tags&gt;&lt;SMARTRESIZEANCHORS&gt;Absolute,None,Absolute,None&lt;/SMARTRESIZEANCHORS&gt;&lt;/Tags&gt;</svg:desc>
              <text:p text:style-name="a659" text:class-names="" text:cond-style-name=""><text:span text:style-name="a658" text:class-names=""/></text:p>
              <draw:enhanced-geometry xmlns:dr3d="urn:oasis:names:tc:opendocument:xmlns:dr3d:1.0" draw:type="non-primitive" svg:viewBox="0 0 423 332" draw:enhanced-path="M 265 0 L 423 166 265 332 M 408 166 L 0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265 * ?f5 / 423"/>
                <draw:equation draw:name="f9" draw:formula="0 * ?f4 / 332"/>
                <draw:equation draw:name="f10" draw:formula="423 * ?f5 / 423"/>
                <draw:equation draw:name="f11" draw:formula="166 * ?f4 / 332"/>
                <draw:equation draw:name="f12" draw:formula="332 * ?f4 / 332"/>
                <draw:equation draw:name="f13" draw:formula="408 * ?f5 / 423"/>
                <draw:equation draw:name="f14" draw:formula="0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77293in" svg:y="2.15232in" svg:width="0.17361in" svg:height="0.18924in" draw:id="id158" draw:style-name="a663" draw:name="Reload Button">
              <svg:title/>
              <svg:desc>&lt;Tags&gt;&lt;SMARTRESIZEANCHORS&gt;Absolute,None,Absolute,None&lt;/SMARTRESIZEANCHORS&gt;&lt;/Tags&gt;</svg:desc>
              <text:p text:style-name="a662" text:class-names="" text:cond-style-name=""><text:span text:style-name="a661" text:class-names=""/></text:p>
              <draw:enhanced-geometry xmlns:dr3d="urn:oasis:names:tc:opendocument:xmlns:dr3d:1.0" draw:type="non-primitive" svg:viewBox="0 0 441 474" draw:enhanced-path="M 441 7 L 441 144 296 144 M 438 309 C 397 418 276 474 166 434 56 393 0 271 41 162 82 52 202 0 313 37 357 51 398 91 428 139 N" draw:text-areas="?f36 ?f38 ?f37 ?f39" draw:glue-points="?f22 ?f23 ?f22 ?f24 ?f25 ?f24 ?f26 ?f27 ?f28 ?f29 ?f30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
                <draw:equation draw:name="f7" draw:formula="?f4 / 474"/>
                <draw:equation draw:name="f8" draw:formula="441 * ?f5 / 441"/>
                <draw:equation draw:name="f9" draw:formula="7 * ?f4 / 474"/>
                <draw:equation draw:name="f10" draw:formula="144 * ?f4 / 474"/>
                <draw:equation draw:name="f11" draw:formula="296 * ?f5 / 441"/>
                <draw:equation draw:name="f12" draw:formula="438 * ?f5 / 441"/>
                <draw:equation draw:name="f13" draw:formula="309 * ?f4 / 474"/>
                <draw:equation draw:name="f14" draw:formula="166 * ?f5 / 441"/>
                <draw:equation draw:name="f15" draw:formula="434 * ?f4 / 474"/>
                <draw:equation draw:name="f16" draw:formula="41 * ?f5 / 441"/>
                <draw:equation draw:name="f17" draw:formula="162 * ?f4 / 474"/>
                <draw:equation draw:name="f18" draw:formula="313 * ?f5 / 441"/>
                <draw:equation draw:name="f19" draw:formula="37 * ?f4 / 474"/>
                <draw:equation draw:name="f20" draw:formula="428 * ?f5 / 441"/>
                <draw:equation draw:name="f21" draw:formula="139 * ?f4 / 474"/>
                <draw:equation draw:name="f22" draw:formula="?f8 / ?f6"/>
                <draw:equation draw:name="f23" draw:formula="?f9 / ?f7"/>
                <draw:equation draw:name="f24" draw:formula="?f10 / ?f7"/>
                <draw:equation draw:name="f25" draw:formula="?f11 / ?f6"/>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0 / ?f6"/>
                <draw:equation draw:name="f37" draw:formula="?f1 / ?f6"/>
                <draw:equation draw:name="f38" draw:formula="0 / ?f7"/>
                <draw:equation draw:name="f39" draw:formula="?f3 / ?f7"/>
              </draw:enhanced-geometry>
            </draw:custom-shape>
          </draw:g>
        </draw:g>
        <draw:custom-shape svg:x="3.10744in" svg:y="2.4348in" svg:width="7.29272in" svg:height="0.37927in" draw:id="id114" draw:style-name="a536" draw:name="Breadcrumbs">
          <svg:title/>
          <svg:desc/>
          <text:p text:style-name="a535" text:class-names="" text:cond-style-name=""><text:span text:style-name="a530" text:class-names=""><text:s text:c="11"/></text:span><text:span text:style-name="a531" text:class-names="">Home | <text:s text:c="117"/>Profil</text:span><text:span text:style-name="a532" text:class-names=""><text:s text:c="1"/></text:span><text:span text:style-name="a533" text:class-names="">| <text:s text:c="1"/>Login/Logout</text:span><text:span text:style-name="a53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27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Image" draw:id="id115">
          <svg:title/>
          <svg:desc/>
          <draw:custom-shape svg:x="3.1906in" svg:y="2.49378in" svg:width="0.27576in" svg:height="0.24801in" draw:id="id146" draw:style-name="a630" draw:name="Border">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2306in" svg:y1="2.52975in" svg:x2="3.42636in" svg:y2="2.70582in" draw:id="id147" draw:style-name="a631" draw:name="Line">
            <svg:title/>
            <svg:desc/>
          </draw:connector>
          <draw:connector draw:type="line" svg:x1="3.2306in" svg:y1="2.70582in" svg:x2="3.42636in" svg:y2="2.52975in" draw:id="id148" draw:style-name="a632" draw:name="Line">
            <svg:title/>
            <svg:desc>Logo
</svg:desc>
          </draw:connector>
        </draw:g>
        <draw:g draw:name="Drop-down" draw:id="id116">
          <svg:title/>
          <svg:desc>&lt;SmartSettings&gt;&lt;SmartResize enabled="True" minWidth="20" minHeight="5" /&gt;&lt;/SmartSettings&gt;</svg:desc>
          <draw:custom-shape svg:x="4.22935in" svg:y="2.52975in" svg:width="0.59251in" svg:height="0.17454in" draw:id="id144" draw:style-name="a624" draw:name="Input Field">
            <svg:title/>
            <svg:desc/>
            <text:p text:style-name="a623" text:class-names="" text:cond-style-name=""><text:span text:style-name="a621" text:class-names="">Game</text:span><text:span text:style-name="a622" text:class-names=""/></text:p>
            <draw:enhanced-geometry xmlns:dr3d="urn:oasis:names:tc:opendocument:xmlns:dr3d:1.0" draw:type="non-primitive" svg:viewBox="0 0 21600 21600" draw:enhanced-path="M 0 0 L 21600 0 21600 21600 0 21600 Z N"/>
          </draw:custom-shape>
          <draw:custom-shape svg:x="4.70206in" svg:y="2.596in" svg:width="0.05382in" svg:height="0.0434in" draw:id="id145" draw:style-name="a627" draw:name="Arrow">
            <svg:title/>
            <svg:desc>&lt;SmartSettings&gt;&lt;SmartResize anchorLeft="None" anchorTop="None" anchorRight="Absolute" anchorBottom="None" /&gt;&lt;/SmartSettings&gt;</svg:desc>
            <text:p text:style-name="a626" text:class-names="" text:cond-style-name=""><text:span text:style-name="a625" text:class-names=""/></text:p>
            <draw:enhanced-geometry xmlns:dr3d="urn:oasis:names:tc:opendocument:xmlns:dr3d:1.0" draw:type="non-primitive" svg:viewBox="0 0 240 197" draw:enhanced-path="M 120 197 L 0 0 240 0 120 197 Z N" draw:text-areas="?f18 ?f20 ?f19 ?f21" draw:glue-points="?f13 ?f14 ?f15 ?f16 ?f17 ?f16 ?f13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
              <draw:equation draw:name="f7" draw:formula="?f4 / 197"/>
              <draw:equation draw:name="f8" draw:formula="120 * ?f5 / 240"/>
              <draw:equation draw:name="f9" draw:formula="197 * ?f4 / 197"/>
              <draw:equation draw:name="f10" draw:formula="0 * ?f5 / 240"/>
              <draw:equation draw:name="f11" draw:formula="0 * ?f4 / 197"/>
              <draw:equation draw:name="f12" draw:formula="240 * ?f5 / 240"/>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g>
        <draw:frame draw:id="id117" presentation:style-name="a542" draw:name="Titre 57" svg:x="0.91667in" svg:y="0.39931in" svg:width="11.5in" svg:height="1.44965in" presentation:class="title" presentation:placeholder="false">
          <draw:text-box>
            <text:p text:style-name="a541" text:class-names="" text:cond-style-name=""><text:span text:style-name="a537" text:class-names="">Gam</text:span><text:span text:style-name="a538" text:class-names="">e</text:span><text:span text:style-name="a539" text:class-names=""><text:s text:c="1"/>Page</text:span><text:span text:style-name="a540" text:class-names=""/></text:p>
          </draw:text-box>
          <svg:title/>
          <svg:desc/>
        </draw:frame>
        <draw:connector draw:type="line" svg:x1="3.10744in" svg:y1="6.04296in" svg:x2="10.40016in" svg:y2="6.04296in" draw:id="id118" draw:style-name="a543" draw:name="Line">
          <svg:title/>
          <svg:desc/>
        </draw:connector>
        <draw:custom-shape svg:x="4.29874in" svg:y="6.1183in" svg:width="0.33659in" svg:height="0.11781in" draw:id="id119" draw:style-name="a547" draw:name="Label">
          <svg:title/>
          <svg:desc/>
          <text:p text:style-name="a546" text:class-names="" text:cond-style-name=""><text:span text:style-name="a544" text:class-names="">Contact</text:span><text:span text:style-name="a545" text:class-names=""/></text:p>
          <draw:enhanced-geometry xmlns:dr3d="urn:oasis:names:tc:opendocument:xmlns:dr3d:1.0" draw:type="non-primitive" svg:viewBox="0 0 21600 21600" draw:enhanced-path="M 0 0 L 21600 0 21600 21600 0 21600 Z N"/>
        </draw:custom-shape>
        <draw:custom-shape svg:x="4.29874in" svg:y="6.35722in" svg:width="0.21563in" svg:height="0.11781in" draw:id="id120" draw:style-name="a551" draw:name="Label">
          <svg:title/>
          <svg:desc/>
          <text:p text:style-name="a550" text:class-names="" text:cond-style-name=""><text:span text:style-name="a548" text:class-names="">Q&amp;A</text:span><text:span text:style-name="a549" text:class-names=""/></text:p>
          <draw:enhanced-geometry xmlns:dr3d="urn:oasis:names:tc:opendocument:xmlns:dr3d:1.0" draw:type="non-primitive" svg:viewBox="0 0 21600 21600" draw:enhanced-path="M 0 0 L 21600 0 21600 21600 0 21600 Z N"/>
        </draw:custom-shape>
        <draw:custom-shape svg:x="6.62548in" svg:y="6.1183in" svg:width="0.2279in" svg:height="0.11781in" draw:id="id121" draw:style-name="a555" draw:name="Label">
          <svg:title/>
          <svg:desc/>
          <text:p text:style-name="a554" text:class-names="" text:cond-style-name=""><text:span text:style-name="a552" text:class-names="">Legal</text:span><text:span text:style-name="a553" text:class-names=""/></text:p>
          <draw:enhanced-geometry xmlns:dr3d="urn:oasis:names:tc:opendocument:xmlns:dr3d:1.0" draw:type="non-primitive" svg:viewBox="0 0 21600 21600" draw:enhanced-path="M 0 0 L 21600 0 21600 21600 0 21600 Z N"/>
        </draw:custom-shape>
        <draw:custom-shape svg:x="6.62548in" svg:y="6.35722in" svg:width="0.6311in" svg:height="0.11781in" draw:id="id122" draw:style-name="a560" draw:name="Label">
          <svg:title/>
          <svg:desc/>
          <text:p text:style-name="a559" text:class-names="" text:cond-style-name=""><text:span text:style-name="a556" text:class-names="">Achat</text:span><text:span text:style-name="a557" text:class-names=""><text:s text:c="1"/>de jeton</text:span><text:span text:style-name="a558" text:class-names=""/></text:p>
          <draw:enhanced-geometry xmlns:dr3d="urn:oasis:names:tc:opendocument:xmlns:dr3d:1.0" draw:type="non-primitive" svg:viewBox="0 0 21600 21600" draw:enhanced-path="M 0 0 L 21600 0 21600 21600 0 21600 Z N"/>
        </draw:custom-shape>
        <draw:g draw:name="Image" draw:id="id123">
          <svg:title/>
          <svg:desc/>
          <draw:custom-shape svg:x="4.91896in" svg:y="3.61952in" svg:width="3.49541in" svg:height="1.45833in" draw:id="id141" draw:style-name="a618" draw:name="Border">
            <svg:title/>
            <svg:desc/>
            <text:p text:style-name="a617" text:class-names="" text:cond-style-name=""><text:span text:style-name="a61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32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4.98577in" svg:y1="3.64739in" svg:x2="8.34668in" svg:y2="5.04961in" draw:id="id142" draw:style-name="a619" draw:name="Line 2">
            <svg:title/>
            <svg:desc/>
          </draw:connector>
          <draw:connector draw:type="line" svg:x1="4.98577in" svg:y1="5.04961in" svg:x2="8.34668in" svg:y2="3.64739in" draw:id="id143" draw:style-name="a620" draw:name="Line 1">
            <svg:title/>
            <svg:desc/>
          </draw:connector>
        </draw:g>
        <draw:custom-shape svg:x="6.30587in" svg:y="3.01299in" svg:width="0.7207in" svg:height="0.40391in" draw:id="id124" draw:style-name="a564" draw:name="Label">
          <svg:title/>
          <svg:desc/>
          <text:p text:style-name="a563" text:class-names="" text:cond-style-name=""><text:span text:style-name="a561" text:class-names="">Title</text:span><text:span text:style-name="a562" text:class-names=""/></text:p>
          <draw:enhanced-geometry xmlns:dr3d="urn:oasis:names:tc:opendocument:xmlns:dr3d:1.0" draw:type="non-primitive" svg:viewBox="0 0 21600 21600" draw:enhanced-path="M 0 0 L 21600 0 21600 21600 0 21600 Z N"/>
        </draw:custom-shape>
        <draw:custom-shape svg:width="0.25345in" svg:height="0.30841in" draw:id="id125" draw:style-name="a567" draw:transform="translate(-0.12672in -0.1542in) rotate(-4.07211) translate(7.22594in 3.32207in)" draw:name="Arrow Down (3)">
          <svg:title/>
          <svg:desc/>
          <text:p text:style-name="a566" text:class-names="" text:cond-style-name=""><text:span text:style-name="a565" text:class-names=""/></text:p>
          <draw:enhanced-geometry xmlns:dr3d="urn:oasis:names:tc:opendocument:xmlns:dr3d:1.0" draw:type="non-primitive" svg:viewBox="0 0 540 662" draw:enhanced-path="M 540 0 C 482 4 415 10 340 43 243 89 145 185 140 374 L 0 374 219 662 438 374 301 374 C 304 209 362 123 421 78 481 31 540 27 540 27 L 540 0 Z M 430 41 C 422 46 413 50 404 57 338 108 273 206 273 387 L 273 400 384 400 219 618 54 400 166 400 166 387 C 166 198 258 111 352 67 379 55 405 47 430 41 Z N" draw:text-areas="?f62 ?f64 ?f63 ?f65" draw:glue-points="?f35 ?f36 ?f37 ?f38 ?f39 ?f40 ?f41 ?f40 ?f42 ?f43 ?f44 ?f40 ?f45 ?f40 ?f46 ?f47 ?f35 ?f48 ?f35 ?f36 ?f49 ?f50 ?f51 ?f52 ?f53 ?f54 ?f53 ?f55 ?f56 ?f55 ?f42 ?f57 ?f58 ?f55 ?f59 ?f55 ?f59 ?f54 ?f60 ?f61 ?f49 ?f5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540 * ?f5 / 540"/>
            <draw:equation draw:name="f9" draw:formula="0 * ?f4 / 662"/>
            <draw:equation draw:name="f10" draw:formula="340 * ?f5 / 540"/>
            <draw:equation draw:name="f11" draw:formula="43 * ?f4 / 662"/>
            <draw:equation draw:name="f12" draw:formula="140 * ?f5 / 540"/>
            <draw:equation draw:name="f13" draw:formula="374 * ?f4 / 662"/>
            <draw:equation draw:name="f14" draw:formula="0 * ?f5 / 540"/>
            <draw:equation draw:name="f15" draw:formula="219 * ?f5 / 540"/>
            <draw:equation draw:name="f16" draw:formula="662 * ?f4 / 662"/>
            <draw:equation draw:name="f17" draw:formula="438 * ?f5 / 540"/>
            <draw:equation draw:name="f18" draw:formula="301 * ?f5 / 540"/>
            <draw:equation draw:name="f19" draw:formula="421 * ?f5 / 540"/>
            <draw:equation draw:name="f20" draw:formula="78 * ?f4 / 662"/>
            <draw:equation draw:name="f21" draw:formula="27 * ?f4 / 662"/>
            <draw:equation draw:name="f22" draw:formula="430 * ?f5 / 540"/>
            <draw:equation draw:name="f23" draw:formula="41 * ?f4 / 662"/>
            <draw:equation draw:name="f24" draw:formula="404 * ?f5 / 540"/>
            <draw:equation draw:name="f25" draw:formula="57 * ?f4 / 662"/>
            <draw:equation draw:name="f26" draw:formula="273 * ?f5 / 540"/>
            <draw:equation draw:name="f27" draw:formula="387 * ?f4 / 662"/>
            <draw:equation draw:name="f28" draw:formula="400 * ?f4 / 662"/>
            <draw:equation draw:name="f29" draw:formula="384 * ?f5 / 540"/>
            <draw:equation draw:name="f30" draw:formula="618 * ?f4 / 662"/>
            <draw:equation draw:name="f31" draw:formula="54 * ?f5 / 540"/>
            <draw:equation draw:name="f32" draw:formula="166 * ?f5 / 540"/>
            <draw:equation draw:name="f33" draw:formula="352 * ?f5 / 540"/>
            <draw:equation draw:name="f34" draw:formula="67 * ?f4 / 662"/>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6"/>
            <draw:equation draw:name="f42" draw:formula="?f15 / ?f6"/>
            <draw:equation draw:name="f43" draw:formula="?f16 / ?f7"/>
            <draw:equation draw:name="f44" draw:formula="?f17 / ?f6"/>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6"/>
            <draw:equation draw:name="f52" draw:formula="?f25 / ?f7"/>
            <draw:equation draw:name="f53" draw:formula="?f26 / ?f6"/>
            <draw:equation draw:name="f54" draw:formula="?f27 / ?f7"/>
            <draw:equation draw:name="f55" draw:formula="?f28 / ?f7"/>
            <draw:equation draw:name="f56" draw:formula="?f29 / ?f6"/>
            <draw:equation draw:name="f57" draw:formula="?f30 / ?f7"/>
            <draw:equation draw:name="f58" draw:formula="?f31 / ?f6"/>
            <draw:equation draw:name="f59" draw:formula="?f32 / ?f6"/>
            <draw:equation draw:name="f60" draw:formula="?f33 / ?f6"/>
            <draw:equation draw:name="f61" draw:formula="?f34 / ?f7"/>
            <draw:equation draw:name="f62" draw:formula="0 / ?f6"/>
            <draw:equation draw:name="f63" draw:formula="?f1 / ?f6"/>
            <draw:equation draw:name="f64" draw:formula="0 / ?f7"/>
            <draw:equation draw:name="f65" draw:formula="?f3 / ?f7"/>
          </draw:enhanced-geometry>
        </draw:custom-shape>
        <draw:frame draw:id="id126" draw:style-name="a571" draw:name="ZoneTexte 23" svg:x="7.2833in" svg:y="2.94323in" svg:width="1.13108in" svg:height="0.33659in">
          <draw:text-box>
            <text:p text:style-name="a570" text:class-names="" text:cond-style-name=""><text:span text:style-name="a568" text:class-names="">Nom du jeu</text:span><text:span text:style-name="a569" text:class-names=""/></text:p>
          </draw:text-box>
          <svg:title/>
          <svg:desc/>
        </draw:frame>
        <draw:custom-shape svg:width="0.28319in" svg:height="0.34802in" draw:id="id127" draw:style-name="a574" draw:transform="translate(-0.1416in -0.17401in) rotate(-5.13714) translate(8.46055in 3.56513in)" draw:name="Arrow Down (2)">
          <svg:title/>
          <svg:desc/>
          <text:p text:style-name="a573" text:class-names="" text:cond-style-name=""><text:span text:style-name="a572" text:class-names=""/></text:p>
          <draw:enhanced-geometry xmlns:dr3d="urn:oasis:names:tc:opendocument:xmlns:dr3d:1.0" draw:type="non-primitive" svg:viewBox="0 0 540 662" draw:enhanced-path="M 0 0 L 0 26 C 0 26 59 31 119 77 178 122 236 209 240 373 L 102 373 118 394 321 662 540 373 400 373 C 395 185 297 88 200 43 137 14 69 0 0 0 Z M 110 40 C 135 46 161 54 188 67 282 110 374 197 374 386 L 374 400 486 400 321 618 156 400 267 400 267 386 C 267 206 202 107 136 56 127 49 119 45 110 40 Z N" draw:text-areas="?f66 ?f68 ?f67 ?f69" draw:glue-points="?f37 ?f38 ?f37 ?f39 ?f40 ?f41 ?f42 ?f43 ?f44 ?f43 ?f45 ?f46 ?f47 ?f48 ?f49 ?f43 ?f50 ?f43 ?f51 ?f52 ?f37 ?f38 ?f53 ?f54 ?f55 ?f56 ?f57 ?f58 ?f57 ?f59 ?f60 ?f59 ?f47 ?f61 ?f62 ?f59 ?f63 ?f59 ?f63 ?f58 ?f64 ?f65 ?f53 ?f54" draw:glue-point-leaving-directions="-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0 * ?f5 / 540"/>
            <draw:equation draw:name="f9" draw:formula="0 * ?f4 / 662"/>
            <draw:equation draw:name="f10" draw:formula="26 * ?f4 / 662"/>
            <draw:equation draw:name="f11" draw:formula="119 * ?f5 / 540"/>
            <draw:equation draw:name="f12" draw:formula="77 * ?f4 / 662"/>
            <draw:equation draw:name="f13" draw:formula="240 * ?f5 / 540"/>
            <draw:equation draw:name="f14" draw:formula="373 * ?f4 / 662"/>
            <draw:equation draw:name="f15" draw:formula="102 * ?f5 / 540"/>
            <draw:equation draw:name="f16" draw:formula="118 * ?f5 / 540"/>
            <draw:equation draw:name="f17" draw:formula="394 * ?f4 / 662"/>
            <draw:equation draw:name="f18" draw:formula="321 * ?f5 / 540"/>
            <draw:equation draw:name="f19" draw:formula="662 * ?f4 / 662"/>
            <draw:equation draw:name="f20" draw:formula="540 * ?f5 / 540"/>
            <draw:equation draw:name="f21" draw:formula="400 * ?f5 / 540"/>
            <draw:equation draw:name="f22" draw:formula="200 * ?f5 / 540"/>
            <draw:equation draw:name="f23" draw:formula="43 * ?f4 / 662"/>
            <draw:equation draw:name="f24" draw:formula="110 * ?f5 / 540"/>
            <draw:equation draw:name="f25" draw:formula="40 * ?f4 / 662"/>
            <draw:equation draw:name="f26" draw:formula="188 * ?f5 / 540"/>
            <draw:equation draw:name="f27" draw:formula="67 * ?f4 / 662"/>
            <draw:equation draw:name="f28" draw:formula="374 * ?f5 / 540"/>
            <draw:equation draw:name="f29" draw:formula="386 * ?f4 / 662"/>
            <draw:equation draw:name="f30" draw:formula="400 * ?f4 / 662"/>
            <draw:equation draw:name="f31" draw:formula="486 * ?f5 / 540"/>
            <draw:equation draw:name="f32" draw:formula="618 * ?f4 / 662"/>
            <draw:equation draw:name="f33" draw:formula="156 * ?f5 / 540"/>
            <draw:equation draw:name="f34" draw:formula="267 * ?f5 / 540"/>
            <draw:equation draw:name="f35" draw:formula="136 * ?f5 / 540"/>
            <draw:equation draw:name="f36" draw:formula="56 * ?f4 / 662"/>
            <draw:equation draw:name="f37" draw:formula="?f8 / ?f6"/>
            <draw:equation draw:name="f38" draw:formula="?f9 / ?f7"/>
            <draw:equation draw:name="f39" draw:formula="?f10 / ?f7"/>
            <draw:equation draw:name="f40" draw:formula="?f11 / ?f6"/>
            <draw:equation draw:name="f41" draw:formula="?f12 / ?f7"/>
            <draw:equation draw:name="f42" draw:formula="?f13 / ?f6"/>
            <draw:equation draw:name="f43" draw:formula="?f14 / ?f7"/>
            <draw:equation draw:name="f44" draw:formula="?f15 / ?f6"/>
            <draw:equation draw:name="f45" draw:formula="?f16 / ?f6"/>
            <draw:equation draw:name="f46" draw:formula="?f17 / ?f7"/>
            <draw:equation draw:name="f47" draw:formula="?f18 / ?f6"/>
            <draw:equation draw:name="f48" draw:formula="?f19 / ?f7"/>
            <draw:equation draw:name="f49" draw:formula="?f20 / ?f6"/>
            <draw:equation draw:name="f50" draw:formula="?f21 / ?f6"/>
            <draw:equation draw:name="f51" draw:formula="?f22 / ?f6"/>
            <draw:equation draw:name="f52" draw:formula="?f23 / ?f7"/>
            <draw:equation draw:name="f53" draw:formula="?f24 / ?f6"/>
            <draw:equation draw:name="f54" draw:formula="?f25 / ?f7"/>
            <draw:equation draw:name="f55" draw:formula="?f26 / ?f6"/>
            <draw:equation draw:name="f56" draw:formula="?f27 / ?f7"/>
            <draw:equation draw:name="f57" draw:formula="?f28 / ?f6"/>
            <draw:equation draw:name="f58" draw:formula="?f29 / ?f7"/>
            <draw:equation draw:name="f59" draw:formula="?f30 / ?f7"/>
            <draw:equation draw:name="f60" draw:formula="?f31 / ?f6"/>
            <draw:equation draw:name="f61" draw:formula="?f32 / ?f7"/>
            <draw:equation draw:name="f62" draw:formula="?f33 / ?f6"/>
            <draw:equation draw:name="f63" draw:formula="?f34 / ?f6"/>
            <draw:equation draw:name="f64" draw:formula="?f35 / ?f6"/>
            <draw:equation draw:name="f65" draw:formula="?f36 / ?f7"/>
            <draw:equation draw:name="f66" draw:formula="0 / ?f6"/>
            <draw:equation draw:name="f67" draw:formula="?f1 / ?f6"/>
            <draw:equation draw:name="f68" draw:formula="0 / ?f7"/>
            <draw:equation draw:name="f69" draw:formula="?f3 / ?f7"/>
          </draw:enhanced-geometry>
        </draw:custom-shape>
        <draw:frame draw:id="id128" draw:style-name="a578" draw:name="ZoneTexte 25" svg:x="8.55354in" svg:y="3.52173in" svg:width="1.16305in" svg:height="0.33659in">
          <draw:text-box>
            <text:p text:style-name="a577" text:class-names="" text:cond-style-name=""><text:span text:style-name="a575" text:class-names="">Table de jeu</text:span><text:span text:style-name="a576" text:class-names=""/></text:p>
          </draw:text-box>
          <svg:title/>
          <svg:desc/>
        </draw:frame>
        <draw:custom-shape svg:x="4.59046in" svg:y="5.43603in" svg:width="0.65699in" svg:height="0.33961in" draw:id="id129" draw:style-name="a582" draw:name="Button">
          <svg:title/>
          <svg:desc/>
          <text:p text:style-name="a581" text:class-names="" text:cond-style-name=""><text:span text:style-name="a579" text:class-names="">Button</text:span><text:span text:style-name="a58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1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44615in" svg:y="5.43603in" svg:width="0.65699in" svg:height="0.33961in" draw:id="id130" draw:style-name="a586" draw:name="Button">
          <svg:title/>
          <svg:desc/>
          <text:p text:style-name="a585" text:class-names="" text:cond-style-name=""><text:span text:style-name="a583" text:class-names="">Button</text:span><text:span text:style-name="a58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1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33773in" svg:y="5.43603in" svg:width="0.65699in" svg:height="0.33961in" draw:id="id131" draw:style-name="a590" draw:name="Button">
          <svg:title/>
          <svg:desc/>
          <text:p text:style-name="a589" text:class-names="" text:cond-style-name=""><text:span text:style-name="a587" text:class-names="">Button</text:span><text:span text:style-name="a58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1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22594in" svg:y="5.43603in" svg:width="0.65699in" svg:height="0.33961in" draw:id="id132" draw:style-name="a594" draw:name="Button">
          <svg:title/>
          <svg:desc/>
          <text:p text:style-name="a593" text:class-names="" text:cond-style-name=""><text:span text:style-name="a591" text:class-names="">Button</text:span><text:span text:style-name="a59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1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08588in" svg:y="5.43603in" svg:width="0.65699in" svg:height="0.33961in" draw:id="id133" draw:style-name="a598" draw:name="Button">
          <svg:title/>
          <svg:desc/>
          <text:p text:style-name="a597" text:class-names="" text:cond-style-name=""><text:span text:style-name="a595" text:class-names="">Button</text:span><text:span text:style-name="a5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1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width="0.29277in" svg:height="0.35626in" draw:id="id134" draw:style-name="a601" draw:transform="translate(-0.14638in -0.17813in) rotate(-4.05135) translate(8.81003in 5.81805in)" draw:name="Arrow Down (3)">
          <svg:title/>
          <svg:desc/>
          <text:p text:style-name="a600" text:class-names="" text:cond-style-name=""><text:span text:style-name="a599" text:class-names=""/></text:p>
          <draw:enhanced-geometry xmlns:dr3d="urn:oasis:names:tc:opendocument:xmlns:dr3d:1.0" draw:type="non-primitive" svg:viewBox="0 0 540 662" draw:enhanced-path="M 540 0 C 482 4 415 10 340 43 243 89 145 185 140 374 L 0 374 219 662 438 374 301 374 C 304 209 362 123 421 78 481 31 540 27 540 27 L 540 0 Z M 430 41 C 422 46 413 50 404 57 338 108 273 206 273 387 L 273 400 384 400 219 618 54 400 166 400 166 387 C 166 198 258 111 352 67 379 55 405 47 430 41 Z N" draw:text-areas="?f62 ?f64 ?f63 ?f65" draw:glue-points="?f35 ?f36 ?f37 ?f38 ?f39 ?f40 ?f41 ?f40 ?f42 ?f43 ?f44 ?f40 ?f45 ?f40 ?f46 ?f47 ?f35 ?f48 ?f35 ?f36 ?f49 ?f50 ?f51 ?f52 ?f53 ?f54 ?f53 ?f55 ?f56 ?f55 ?f42 ?f57 ?f58 ?f55 ?f59 ?f55 ?f59 ?f54 ?f60 ?f61 ?f49 ?f5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540 * ?f5 / 540"/>
            <draw:equation draw:name="f9" draw:formula="0 * ?f4 / 662"/>
            <draw:equation draw:name="f10" draw:formula="340 * ?f5 / 540"/>
            <draw:equation draw:name="f11" draw:formula="43 * ?f4 / 662"/>
            <draw:equation draw:name="f12" draw:formula="140 * ?f5 / 540"/>
            <draw:equation draw:name="f13" draw:formula="374 * ?f4 / 662"/>
            <draw:equation draw:name="f14" draw:formula="0 * ?f5 / 540"/>
            <draw:equation draw:name="f15" draw:formula="219 * ?f5 / 540"/>
            <draw:equation draw:name="f16" draw:formula="662 * ?f4 / 662"/>
            <draw:equation draw:name="f17" draw:formula="438 * ?f5 / 540"/>
            <draw:equation draw:name="f18" draw:formula="301 * ?f5 / 540"/>
            <draw:equation draw:name="f19" draw:formula="421 * ?f5 / 540"/>
            <draw:equation draw:name="f20" draw:formula="78 * ?f4 / 662"/>
            <draw:equation draw:name="f21" draw:formula="27 * ?f4 / 662"/>
            <draw:equation draw:name="f22" draw:formula="430 * ?f5 / 540"/>
            <draw:equation draw:name="f23" draw:formula="41 * ?f4 / 662"/>
            <draw:equation draw:name="f24" draw:formula="404 * ?f5 / 540"/>
            <draw:equation draw:name="f25" draw:formula="57 * ?f4 / 662"/>
            <draw:equation draw:name="f26" draw:formula="273 * ?f5 / 540"/>
            <draw:equation draw:name="f27" draw:formula="387 * ?f4 / 662"/>
            <draw:equation draw:name="f28" draw:formula="400 * ?f4 / 662"/>
            <draw:equation draw:name="f29" draw:formula="384 * ?f5 / 540"/>
            <draw:equation draw:name="f30" draw:formula="618 * ?f4 / 662"/>
            <draw:equation draw:name="f31" draw:formula="54 * ?f5 / 540"/>
            <draw:equation draw:name="f32" draw:formula="166 * ?f5 / 540"/>
            <draw:equation draw:name="f33" draw:formula="352 * ?f5 / 540"/>
            <draw:equation draw:name="f34" draw:formula="67 * ?f4 / 662"/>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6"/>
            <draw:equation draw:name="f42" draw:formula="?f15 / ?f6"/>
            <draw:equation draw:name="f43" draw:formula="?f16 / ?f7"/>
            <draw:equation draw:name="f44" draw:formula="?f17 / ?f6"/>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6"/>
            <draw:equation draw:name="f52" draw:formula="?f25 / ?f7"/>
            <draw:equation draw:name="f53" draw:formula="?f26 / ?f6"/>
            <draw:equation draw:name="f54" draw:formula="?f27 / ?f7"/>
            <draw:equation draw:name="f55" draw:formula="?f28 / ?f7"/>
            <draw:equation draw:name="f56" draw:formula="?f29 / ?f6"/>
            <draw:equation draw:name="f57" draw:formula="?f30 / ?f7"/>
            <draw:equation draw:name="f58" draw:formula="?f31 / ?f6"/>
            <draw:equation draw:name="f59" draw:formula="?f32 / ?f6"/>
            <draw:equation draw:name="f60" draw:formula="?f33 / ?f6"/>
            <draw:equation draw:name="f61" draw:formula="?f34 / ?f7"/>
            <draw:equation draw:name="f62" draw:formula="0 / ?f6"/>
            <draw:equation draw:name="f63" draw:formula="?f1 / ?f6"/>
            <draw:equation draw:name="f64" draw:formula="0 / ?f7"/>
            <draw:equation draw:name="f65" draw:formula="?f3 / ?f7"/>
          </draw:enhanced-geometry>
        </draw:custom-shape>
        <draw:frame draw:id="id135" draw:style-name="a605" draw:name="ZoneTexte 33" svg:x="8.67745in" svg:y="5.02038in" svg:width="1.85703in" svg:height="0.70684in">
          <draw:text-box>
            <text:p text:style-name="a604" text:class-names="" text:cond-style-name=""><text:span text:style-name="a602" text:class-names="">Différents boutons qui servent à interagir avec le jeu</text:span><text:span text:style-name="a603" text:class-names=""/></text:p>
          </draw:text-box>
          <svg:title/>
          <svg:desc/>
        </draw:frame>
        <draw:g draw:name="Image" draw:id="id136">
          <svg:title/>
          <svg:desc/>
          <draw:custom-shape svg:x="9.53759in" svg:y="2.91259in" svg:width="0.19685in" svg:height="0.19685in" draw:id="id138" draw:style-name="a613" draw:name="Border">
            <svg:title/>
            <svg:desc/>
            <text:p text:style-name="a612" text:class-names="" text:cond-style-name=""><text:span text:style-name="a6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32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onnector draw:type="line" svg:x1="9.54135in" svg:y1="2.91636in" svg:x2="9.73062in" svg:y2="3.10563in" draw:id="id139" draw:style-name="a614" draw:name="Line 2">
            <svg:title/>
            <svg:desc/>
          </draw:connector>
          <draw:connector draw:type="line" svg:x1="9.54135in" svg:y1="3.10563in" svg:x2="9.73062in" svg:y2="2.91636in" draw:id="id140" draw:style-name="a615" draw:name="Line 1">
            <svg:title/>
            <svg:desc/>
          </draw:connector>
        </draw:g>
        <draw:custom-shape svg:x="9.8131in" svg:y="2.93725in" svg:width="0.4558in" svg:height="0.11781in" draw:id="id137" draw:style-name="a610" draw:name="Label">
          <svg:title/>
          <svg:desc/>
          <text:p text:style-name="a609" text:class-names="" text:cond-style-name=""><text:span text:style-name="a606" text:class-names="">Nbr</text:span><text:span text:style-name="a607" text:class-names=""><text:s text:c="1"/>jetons</text:span><text:span text:style-name="a608" text:class-names=""/></text:p>
          <draw:enhanced-geometry xmlns:dr3d="urn:oasis:names:tc:opendocument:xmlns:dr3d:1.0" draw:type="non-primitive" svg:viewBox="0 0 21600 21600" draw:enhanced-path="M 0 0 L 21600 0 21600 21600 0 21600 Z N"/>
        </draw:custom-shape>
      </draw:page>
      <draw:page draw:name="Slide3" draw:style-name="a664" draw:master-page-name="Master1-Layout6-titleOnly-Titre-seul" presentation:presentation-page-layout-name="Master1-PPL6" draw:id="Slide-258">
        <draw:g draw:name="Browser" draw:id="id159">
          <svg:title/>
          <svg:desc>&lt;SmartSettings&gt;&lt;SmartResize enabled="True" minWidth="140" minHeight="50" /&gt;&lt;/SmartSettings&gt;</svg:desc>
          <draw:custom-shape svg:x="3.10745in" svg:y="2.43403in" svg:width="7.29272in" svg:height="4.17493in" draw:id="id197" draw:style-name="a784" draw:name="Window Body">
            <svg:title/>
            <svg:desc>&lt;SmartSettings&gt;&lt;SmartResize anchorLeft="Absolute" anchorTop="Absolute" anchorRight="Absolute" anchorBottom="Absolute" /&gt;&lt;/SmartSettings&gt;</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3.10745in" svg:y="1.84896in" svg:width="7.29272in" svg:height="0.58736in" draw:id="id198" draw:style-name="a788" draw:name="Title Bar">
            <svg:title/>
            <svg:desc>&lt;Tags&gt;&lt;SMARTRESIZEANCHORS&gt;Absolute,None,Absolute,Absolute&lt;/SMARTRESIZEANCHORS&gt;&lt;/Tags&gt;</svg:desc>
            <text:p text:style-name="a787" text:class-names="" text:cond-style-name=""><text:span text:style-name="a785" text:class-names="">Browser</text:span><text:span text:style-name="a786" text:class-names=""/></text:p>
            <draw:enhanced-geometry xmlns:dr3d="urn:oasis:names:tc:opendocument:xmlns:dr3d:1.0" draw:type="non-primitive" svg:viewBox="0 0 21600 21600" draw:enhanced-path="M 0 0 L 21600 0 21600 21600 0 21600 Z N"/>
          </draw:custom-shape>
          <draw:custom-shape svg:x="10.14001in" svg:y="2.18531in" svg:width="0.16319in" svg:height="0.12326in" draw:id="id199" draw:style-name="a791" draw:name="Menu Button">
            <svg:title/>
            <svg:desc>&lt;Tags&gt;&lt;SMARTRESIZEANCHORS&gt;Absolute,None,None,Absolute&lt;/SMARTRESIZEANCHORS&gt;&lt;/Tags&gt;</svg:desc>
            <text:p text:style-name="a790" text:class-names="" text:cond-style-name=""><text:span text:style-name="a789" text:class-names=""/></text:p>
            <draw:enhanced-geometry xmlns:dr3d="urn:oasis:names:tc:opendocument:xmlns:dr3d:1.0" draw:type="non-primitive" svg:viewBox="0 0 415 309" draw:enhanced-path="M 0 309 L 415 309 M 0 155 L 415 155 M 0 0 L 415 0 N" draw:text-areas="?f18 ?f20 ?f19 ?f21" draw:glue-points="?f13 ?f14 ?f15 ?f14 ?f13 ?f16 ?f15 ?f16 ?f13 ?f17 ?f15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5"/>
              <draw:equation draw:name="f7" draw:formula="?f4 / 309"/>
              <draw:equation draw:name="f8" draw:formula="0 * ?f5 / 415"/>
              <draw:equation draw:name="f9" draw:formula="309 * ?f4 / 309"/>
              <draw:equation draw:name="f10" draw:formula="415 * ?f5 / 415"/>
              <draw:equation draw:name="f11" draw:formula="155 * ?f4 / 309"/>
              <draw:equation draw:name="f12" draw:formula="0 * ?f4 / 309"/>
              <draw:equation draw:name="f13" draw:formula="?f8 / ?f6"/>
              <draw:equation draw:name="f14" draw:formula="?f9 / ?f7"/>
              <draw:equation draw:name="f15" draw:formula="?f10 / ?f6"/>
              <draw:equation draw:name="f16" draw:formula="?f11 / ?f7"/>
              <draw:equation draw:name="f17" draw:formula="?f12 / ?f7"/>
              <draw:equation draw:name="f18" draw:formula="0 / ?f6"/>
              <draw:equation draw:name="f19" draw:formula="?f1 / ?f6"/>
              <draw:equation draw:name="f20" draw:formula="0 / ?f7"/>
              <draw:equation draw:name="f21" draw:formula="?f3 / ?f7"/>
            </draw:enhanced-geometry>
          </draw:custom-shape>
          <draw:custom-shape svg:x="10.16954in" svg:y="1.92688in" svg:width="0.10764in" svg:height="0.10417in" draw:id="id200" draw:style-name="a794" draw:name="Close Button">
            <svg:title/>
            <svg:desc>&lt;Tags&gt;&lt;SMARTRESIZEANCHORS&gt;Absolute,None,None,Absolute&lt;/SMARTRESIZEANCHORS&gt;&lt;/Tags&gt;</svg:desc>
            <text:p text:style-name="a793" text:class-names="" text:cond-style-name=""><text:span text:style-name="a792" text:class-names=""/></text:p>
            <draw:enhanced-geometry xmlns:dr3d="urn:oasis:names:tc:opendocument:xmlns:dr3d:1.0" draw:type="non-primitive" svg:viewBox="0 0 254 254" draw:enhanced-path="M 254 0 L 0 254 M 0 0 L 254 254 N" draw:text-areas="?f16 ?f18 ?f17 ?f19" draw:glue-points="?f12 ?f13 ?f14 ?f15 ?f14 ?f13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
              <draw:equation draw:name="f7" draw:formula="?f4 / 254"/>
              <draw:equation draw:name="f8" draw:formula="254 * ?f5 / 254"/>
              <draw:equation draw:name="f9" draw:formula="0 * ?f4 / 254"/>
              <draw:equation draw:name="f10" draw:formula="0 * ?f5 / 254"/>
              <draw:equation draw:name="f11" draw:formula="254 * ?f4 / 25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4.09489in" svg:y="2.11694in" svg:width="5.94817in" svg:height="0.26in" draw:id="id201" draw:style-name="a800" draw:name="Address Box">
            <svg:title/>
            <svg:desc>&lt;Tags&gt;&lt;SMARTRESIZEANCHORS&gt;Absolute,None,Absolute,Absolute&lt;/SMARTRESIZEANCHORS&gt;&lt;/Tags&gt;</svg:desc>
            <text:p text:style-name="a799" text:class-names="" text:cond-style-name=""><text:span text:style-name="a795" text:class-names="">www</text:span><text:span text:style-name="a796" text:class-names="">.doubleornothing.</text:span><text:span text:style-name="a797" text:class-names="">com</text:span><text:span text:style-name="a798" text:class-names=""/></text:p>
            <draw:enhanced-geometry xmlns:dr3d="urn:oasis:names:tc:opendocument:xmlns:dr3d:1.0" draw:type="non-primitive" svg:viewBox="0 0 21600 21600" draw:enhanced-path="M 0 0 L 21600 0 21600 21600 0 21600 Z N"/>
          </draw:custom-shape>
          <draw:custom-shape svg:x="4.17814in" svg:y="2.17403in" svg:width="0.10243in" svg:height="0.14583in" draw:id="id202" draw:style-name="a803" draw:name="Document Icon">
            <svg:title/>
            <svg:desc>&lt;Tags&gt;&lt;SMARTRESIZEANCHORS&gt;Absolute,None,Absolute,None&lt;/SMARTRESIZEANCHORS&gt;&lt;/Tags&gt;</svg:desc>
            <text:p text:style-name="a802" text:class-names="" text:cond-style-name=""><text:span text:style-name="a801" text:class-names=""/></text:p>
            <draw:enhanced-geometry xmlns:dr3d="urn:oasis:names:tc:opendocument:xmlns:dr3d:1.0" draw:type="non-primitive" svg:viewBox="0 0 260 367" draw:enhanced-path="M 153 7 L 153 108 253 108 M 0 0 L 0 367 260 367 260 100 161 1 0 0 Z N" draw:text-areas="?f30 ?f32 ?f31 ?f33" draw:glue-points="?f19 ?f20 ?f19 ?f21 ?f22 ?f21 ?f23 ?f24 ?f23 ?f25 ?f26 ?f25 ?f26 ?f27 ?f28 ?f29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0"/>
              <draw:equation draw:name="f7" draw:formula="?f4 / 367"/>
              <draw:equation draw:name="f8" draw:formula="153 * ?f5 / 260"/>
              <draw:equation draw:name="f9" draw:formula="7 * ?f4 / 367"/>
              <draw:equation draw:name="f10" draw:formula="108 * ?f4 / 367"/>
              <draw:equation draw:name="f11" draw:formula="253 * ?f5 / 260"/>
              <draw:equation draw:name="f12" draw:formula="0 * ?f5 / 260"/>
              <draw:equation draw:name="f13" draw:formula="0 * ?f4 / 367"/>
              <draw:equation draw:name="f14" draw:formula="367 * ?f4 / 367"/>
              <draw:equation draw:name="f15" draw:formula="260 * ?f5 / 260"/>
              <draw:equation draw:name="f16" draw:formula="100 * ?f4 / 367"/>
              <draw:equation draw:name="f17" draw:formula="161 * ?f5 / 260"/>
              <draw:equation draw:name="f18" draw:formula="1 * ?f4 / 367"/>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6"/>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g draw:name="Navigation Buttons" draw:id="id203">
            <svg:title/>
            <svg:desc/>
            <draw:custom-shape svg:x="3.24515in" svg:y="2.18097in" svg:width="0.16667in" svg:height="0.13194in" draw:id="id204" draw:style-name="a806" draw:name="Back Button">
              <svg:title/>
              <svg:desc>&lt;Tags&gt;&lt;SMARTRESIZEANCHORS&gt;Absolute,None,Absolute,None&lt;/SMARTRESIZEANCHORS&gt;&lt;/Tags&gt;</svg:desc>
              <text:p text:style-name="a805" text:class-names="" text:cond-style-name=""><text:span text:style-name="a804" text:class-names=""/></text:p>
              <draw:enhanced-geometry xmlns:dr3d="urn:oasis:names:tc:opendocument:xmlns:dr3d:1.0" draw:type="non-primitive" svg:viewBox="0 0 423 332" draw:enhanced-path="M 159 332 L 0 166 159 0 M 15 166 L 423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159 * ?f5 / 423"/>
                <draw:equation draw:name="f9" draw:formula="332 * ?f4 / 332"/>
                <draw:equation draw:name="f10" draw:formula="0 * ?f5 / 423"/>
                <draw:equation draw:name="f11" draw:formula="166 * ?f4 / 332"/>
                <draw:equation draw:name="f12" draw:formula="0 * ?f4 / 332"/>
                <draw:equation draw:name="f13" draw:formula="15 * ?f5 / 423"/>
                <draw:equation draw:name="f14" draw:formula="423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50904in" svg:y="2.18097in" svg:width="0.16667in" svg:height="0.13194in" draw:id="id205" draw:style-name="a809" draw:name="Forward Button">
              <svg:title/>
              <svg:desc>&lt;Tags&gt;&lt;SMARTRESIZEANCHORS&gt;Absolute,None,Absolute,None&lt;/SMARTRESIZEANCHORS&gt;&lt;/Tags&gt;</svg:desc>
              <text:p text:style-name="a808" text:class-names="" text:cond-style-name=""><text:span text:style-name="a807" text:class-names=""/></text:p>
              <draw:enhanced-geometry xmlns:dr3d="urn:oasis:names:tc:opendocument:xmlns:dr3d:1.0" draw:type="non-primitive" svg:viewBox="0 0 423 332" draw:enhanced-path="M 265 0 L 423 166 265 332 M 408 166 L 0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265 * ?f5 / 423"/>
                <draw:equation draw:name="f9" draw:formula="0 * ?f4 / 332"/>
                <draw:equation draw:name="f10" draw:formula="423 * ?f5 / 423"/>
                <draw:equation draw:name="f11" draw:formula="166 * ?f4 / 332"/>
                <draw:equation draw:name="f12" draw:formula="332 * ?f4 / 332"/>
                <draw:equation draw:name="f13" draw:formula="408 * ?f5 / 423"/>
                <draw:equation draw:name="f14" draw:formula="0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77293in" svg:y="2.15232in" svg:width="0.17361in" svg:height="0.18924in" draw:id="id206" draw:style-name="a812" draw:name="Reload Button">
              <svg:title/>
              <svg:desc>&lt;Tags&gt;&lt;SMARTRESIZEANCHORS&gt;Absolute,None,Absolute,None&lt;/SMARTRESIZEANCHORS&gt;&lt;/Tags&gt;</svg:desc>
              <text:p text:style-name="a811" text:class-names="" text:cond-style-name=""><text:span text:style-name="a810" text:class-names=""/></text:p>
              <draw:enhanced-geometry xmlns:dr3d="urn:oasis:names:tc:opendocument:xmlns:dr3d:1.0" draw:type="non-primitive" svg:viewBox="0 0 441 474" draw:enhanced-path="M 441 7 L 441 144 296 144 M 438 309 C 397 418 276 474 166 434 56 393 0 271 41 162 82 52 202 0 313 37 357 51 398 91 428 139 N" draw:text-areas="?f36 ?f38 ?f37 ?f39" draw:glue-points="?f22 ?f23 ?f22 ?f24 ?f25 ?f24 ?f26 ?f27 ?f28 ?f29 ?f30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
                <draw:equation draw:name="f7" draw:formula="?f4 / 474"/>
                <draw:equation draw:name="f8" draw:formula="441 * ?f5 / 441"/>
                <draw:equation draw:name="f9" draw:formula="7 * ?f4 / 474"/>
                <draw:equation draw:name="f10" draw:formula="144 * ?f4 / 474"/>
                <draw:equation draw:name="f11" draw:formula="296 * ?f5 / 441"/>
                <draw:equation draw:name="f12" draw:formula="438 * ?f5 / 441"/>
                <draw:equation draw:name="f13" draw:formula="309 * ?f4 / 474"/>
                <draw:equation draw:name="f14" draw:formula="166 * ?f5 / 441"/>
                <draw:equation draw:name="f15" draw:formula="434 * ?f4 / 474"/>
                <draw:equation draw:name="f16" draw:formula="41 * ?f5 / 441"/>
                <draw:equation draw:name="f17" draw:formula="162 * ?f4 / 474"/>
                <draw:equation draw:name="f18" draw:formula="313 * ?f5 / 441"/>
                <draw:equation draw:name="f19" draw:formula="37 * ?f4 / 474"/>
                <draw:equation draw:name="f20" draw:formula="428 * ?f5 / 441"/>
                <draw:equation draw:name="f21" draw:formula="139 * ?f4 / 474"/>
                <draw:equation draw:name="f22" draw:formula="?f8 / ?f6"/>
                <draw:equation draw:name="f23" draw:formula="?f9 / ?f7"/>
                <draw:equation draw:name="f24" draw:formula="?f10 / ?f7"/>
                <draw:equation draw:name="f25" draw:formula="?f11 / ?f6"/>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0 / ?f6"/>
                <draw:equation draw:name="f37" draw:formula="?f1 / ?f6"/>
                <draw:equation draw:name="f38" draw:formula="0 / ?f7"/>
                <draw:equation draw:name="f39" draw:formula="?f3 / ?f7"/>
              </draw:enhanced-geometry>
            </draw:custom-shape>
          </draw:g>
        </draw:g>
        <draw:custom-shape svg:x="3.10744in" svg:y="2.4348in" svg:width="7.29272in" svg:height="0.37927in" draw:id="id160" draw:style-name="a671" draw:name="Breadcrumbs">
          <svg:title/>
          <svg:desc/>
          <text:p text:style-name="a670" text:class-names="" text:cond-style-name=""><text:span text:style-name="a665" text:class-names=""><text:s text:c="11"/></text:span><text:span text:style-name="a666" text:class-names="">Home | <text:s text:c="117"/>Profil</text:span><text:span text:style-name="a667" text:class-names=""><text:s text:c="1"/></text:span><text:span text:style-name="a668" text:class-names="">| <text:s text:c="1"/>Login/Logout</text:span><text:span text:style-name="a66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27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Image" draw:id="id161">
          <svg:title/>
          <svg:desc/>
          <draw:custom-shape svg:x="3.1906in" svg:y="2.49378in" svg:width="0.27576in" svg:height="0.24801in" draw:id="id194" draw:style-name="a779" draw:name="Border">
            <svg:title/>
            <svg:desc/>
            <text:p text:style-name="a778" text:class-names="" text:cond-style-name=""><text:span text:style-name="a7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2306in" svg:y1="2.52975in" svg:x2="3.42636in" svg:y2="2.70582in" draw:id="id195" draw:style-name="a780" draw:name="Line">
            <svg:title/>
            <svg:desc/>
          </draw:connector>
          <draw:connector draw:type="line" svg:x1="3.2306in" svg:y1="2.70582in" svg:x2="3.42636in" svg:y2="2.52975in" draw:id="id196" draw:style-name="a781" draw:name="Line">
            <svg:title/>
            <svg:desc>Logo
</svg:desc>
          </draw:connector>
        </draw:g>
        <draw:g draw:name="Drop-down" draw:id="id162">
          <svg:title/>
          <svg:desc>&lt;SmartSettings&gt;&lt;SmartResize enabled="True" minWidth="20" minHeight="5" /&gt;&lt;/SmartSettings&gt;</svg:desc>
          <draw:custom-shape svg:x="4.22935in" svg:y="2.52975in" svg:width="0.59251in" svg:height="0.17454in" draw:id="id192" draw:style-name="a773" draw:name="Input Field">
            <svg:title/>
            <svg:desc/>
            <text:p text:style-name="a772" text:class-names="" text:cond-style-name=""><text:span text:style-name="a770" text:class-names="">Game</text:span><text:span text:style-name="a771" text:class-names=""/></text:p>
            <draw:enhanced-geometry xmlns:dr3d="urn:oasis:names:tc:opendocument:xmlns:dr3d:1.0" draw:type="non-primitive" svg:viewBox="0 0 21600 21600" draw:enhanced-path="M 0 0 L 21600 0 21600 21600 0 21600 Z N"/>
          </draw:custom-shape>
          <draw:custom-shape svg:x="4.70206in" svg:y="2.596in" svg:width="0.05382in" svg:height="0.0434in" draw:id="id193" draw:style-name="a776" draw:name="Arrow">
            <svg:title/>
            <svg:desc>&lt;SmartSettings&gt;&lt;SmartResize anchorLeft="None" anchorTop="None" anchorRight="Absolute" anchorBottom="None" /&gt;&lt;/SmartSettings&gt;</svg:desc>
            <text:p text:style-name="a775" text:class-names="" text:cond-style-name=""><text:span text:style-name="a774" text:class-names=""/></text:p>
            <draw:enhanced-geometry xmlns:dr3d="urn:oasis:names:tc:opendocument:xmlns:dr3d:1.0" draw:type="non-primitive" svg:viewBox="0 0 240 197" draw:enhanced-path="M 120 197 L 0 0 240 0 120 197 Z N" draw:text-areas="?f18 ?f20 ?f19 ?f21" draw:glue-points="?f13 ?f14 ?f15 ?f16 ?f17 ?f16 ?f13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
              <draw:equation draw:name="f7" draw:formula="?f4 / 197"/>
              <draw:equation draw:name="f8" draw:formula="120 * ?f5 / 240"/>
              <draw:equation draw:name="f9" draw:formula="197 * ?f4 / 197"/>
              <draw:equation draw:name="f10" draw:formula="0 * ?f5 / 240"/>
              <draw:equation draw:name="f11" draw:formula="0 * ?f4 / 197"/>
              <draw:equation draw:name="f12" draw:formula="240 * ?f5 / 240"/>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g>
        <draw:frame draw:id="id163" presentation:style-name="a676" draw:name="Titre 57" svg:x="0.91667in" svg:y="0.39931in" svg:width="11.5in" svg:height="1.44965in" presentation:class="title" presentation:placeholder="false">
          <draw:text-box>
            <text:p text:style-name="a675" text:class-names="" text:cond-style-name=""><text:span text:style-name="a672" text:class-names="">Profil</text:span><text:span text:style-name="a673" text:class-names=""><text:s text:c="1"/>Page</text:span><text:span text:style-name="a674" text:class-names=""/></text:p>
          </draw:text-box>
          <svg:title/>
          <svg:desc/>
        </draw:frame>
        <draw:connector draw:type="line" svg:x1="3.10744in" svg:y1="6.04296in" svg:x2="10.40016in" svg:y2="6.04296in" draw:id="id164" draw:style-name="a677" draw:name="Line">
          <svg:title/>
          <svg:desc/>
        </draw:connector>
        <draw:custom-shape svg:x="4.29874in" svg:y="6.1183in" svg:width="0.33659in" svg:height="0.11781in" draw:id="id165" draw:style-name="a681" draw:name="Label">
          <svg:title/>
          <svg:desc/>
          <text:p text:style-name="a680" text:class-names="" text:cond-style-name=""><text:span text:style-name="a678" text:class-names="">Contact</text:span><text:span text:style-name="a679" text:class-names=""/></text:p>
          <draw:enhanced-geometry xmlns:dr3d="urn:oasis:names:tc:opendocument:xmlns:dr3d:1.0" draw:type="non-primitive" svg:viewBox="0 0 21600 21600" draw:enhanced-path="M 0 0 L 21600 0 21600 21600 0 21600 Z N"/>
        </draw:custom-shape>
        <draw:custom-shape svg:x="4.29874in" svg:y="6.35722in" svg:width="0.21563in" svg:height="0.11781in" draw:id="id166" draw:style-name="a685" draw:name="Label">
          <svg:title/>
          <svg:desc/>
          <text:p text:style-name="a684" text:class-names="" text:cond-style-name=""><text:span text:style-name="a682" text:class-names="">Q&amp;A</text:span><text:span text:style-name="a683" text:class-names=""/></text:p>
          <draw:enhanced-geometry xmlns:dr3d="urn:oasis:names:tc:opendocument:xmlns:dr3d:1.0" draw:type="non-primitive" svg:viewBox="0 0 21600 21600" draw:enhanced-path="M 0 0 L 21600 0 21600 21600 0 21600 Z N"/>
        </draw:custom-shape>
        <draw:custom-shape svg:x="6.62548in" svg:y="6.1183in" svg:width="0.2279in" svg:height="0.11781in" draw:id="id167" draw:style-name="a689" draw:name="Label">
          <svg:title/>
          <svg:desc/>
          <text:p text:style-name="a688" text:class-names="" text:cond-style-name=""><text:span text:style-name="a686" text:class-names="">Legal</text:span><text:span text:style-name="a687" text:class-names=""/></text:p>
          <draw:enhanced-geometry xmlns:dr3d="urn:oasis:names:tc:opendocument:xmlns:dr3d:1.0" draw:type="non-primitive" svg:viewBox="0 0 21600 21600" draw:enhanced-path="M 0 0 L 21600 0 21600 21600 0 21600 Z N"/>
        </draw:custom-shape>
        <draw:custom-shape svg:x="6.62548in" svg:y="6.35722in" svg:width="0.6311in" svg:height="0.11781in" draw:id="id168" draw:style-name="a694" draw:name="Label">
          <svg:title/>
          <svg:desc/>
          <text:p text:style-name="a693" text:class-names="" text:cond-style-name=""><text:span text:style-name="a690" text:class-names="">Achat</text:span><text:span text:style-name="a691" text:class-names=""><text:s text:c="1"/>de jeton</text:span><text:span text:style-name="a692" text:class-names=""/></text:p>
          <draw:enhanced-geometry xmlns:dr3d="urn:oasis:names:tc:opendocument:xmlns:dr3d:1.0" draw:type="non-primitive" svg:viewBox="0 0 21600 21600" draw:enhanced-path="M 0 0 L 21600 0 21600 21600 0 21600 Z N"/>
        </draw:custom-shape>
        <draw:custom-shape svg:x="4.23356in" svg:y="3.52852in" svg:width="4.86622in" svg:height="1.82011in" draw:id="id169" draw:style-name="a697" draw:name="Panel">
          <svg:title/>
          <svg:desc>&lt;SmartSettings&gt;&lt;SmartResize anchorLeft="Relative" anchorTop="Absolute" anchorRight="Relative" anchorBottom="Relative" /&gt;&lt;/SmartSettings&gt;</svg:desc>
          <text:p text:style-name="a696" text:class-names="" text:cond-style-name=""><text:span text:style-name="a695" text:class-names=""/></text:p>
          <draw:enhanced-geometry xmlns:dr3d="urn:oasis:names:tc:opendocument:xmlns:dr3d:1.0" draw:type="non-primitive" svg:viewBox="0 0 21600 21600" draw:enhanced-path="M 0 0 L 21600 0 21600 21600 0 21600 Z N"/>
        </draw:custom-shape>
        <draw:g draw:name="Image" draw:id="id170">
          <svg:title/>
          <svg:desc/>
          <draw:custom-shape svg:x="4.66554in" svg:y="3.70299in" svg:width="0.59055in" svg:height="0.59055in" draw:id="id189" draw:style-name="a767" draw:name="Border">
            <svg:title/>
            <svg:desc/>
            <text:p text:style-name="a766" text:class-names="" text:cond-style-name=""><text:span text:style-name="a7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7512in" svg:y1="3.78865in" svg:x2="5.17043in" svg:y2="4.20789in" draw:id="id190" draw:style-name="a768" draw:name="Line">
            <svg:title/>
            <svg:desc/>
          </draw:connector>
          <draw:connector draw:type="line" svg:x1="4.7512in" svg:y1="4.20789in" svg:x2="5.17043in" svg:y2="3.78865in" draw:id="id191" draw:style-name="a769" draw:name="Line">
            <svg:title/>
            <svg:desc/>
          </draw:connector>
        </draw:g>
        <draw:connector draw:type="line" svg:x1="5.91743in" svg:y1="3.93405in" svg:x2="8.89908in" svg:y2="3.93405in" draw:id="id171" draw:style-name="a698" draw:name="Line">
          <svg:title/>
          <svg:desc/>
        </draw:connector>
        <draw:connector draw:type="line" svg:x1="5.68807in" svg:y1="3.52304in" svg:x2="5.68807in" svg:y2="5.34863in" draw:id="id172" draw:style-name="a699" draw:name="Line">
          <svg:title/>
          <svg:desc/>
        </draw:connector>
        <draw:custom-shape svg:x="4.73116in" svg:y="4.6432in" svg:width="0.4593in" svg:height="0.11781in" draw:id="id173" draw:style-name="a703" draw:name="Label">
          <svg:title/>
          <svg:desc/>
          <text:p text:style-name="a702" text:class-names="" text:cond-style-name=""><text:span text:style-name="a700" text:class-names="">Username</text:span><text:span text:style-name="a701" text:class-names=""/></text:p>
          <draw:enhanced-geometry xmlns:dr3d="urn:oasis:names:tc:opendocument:xmlns:dr3d:1.0" draw:type="non-primitive" svg:viewBox="0 0 21600 21600" draw:enhanced-path="M 0 0 L 21600 0 21600 21600 0 21600 Z N"/>
        </draw:custom-shape>
        <draw:custom-shape svg:x="4.7512in" svg:y="4.93228in" svg:width="0.41898in" svg:height="0.11781in" draw:id="id174" draw:style-name="a707" draw:name="Label">
          <svg:title/>
          <svg:desc/>
          <text:p text:style-name="a706" text:class-names="" text:cond-style-name=""><text:span text:style-name="a704" text:class-names="">Agent007</text:span><text:span text:style-name="a705" text:class-names=""/></text:p>
          <draw:enhanced-geometry xmlns:dr3d="urn:oasis:names:tc:opendocument:xmlns:dr3d:1.0" draw:type="non-primitive" svg:viewBox="0 0 21600 21600" draw:enhanced-path="M 0 0 L 21600 0 21600 21600 0 21600 Z N"/>
        </draw:custom-shape>
        <draw:custom-shape svg:x="7.10789in" svg:y="3.68231in" svg:width="0.51014in" svg:height="0.11781in" draw:id="id175" draw:style-name="a711" draw:name="Label">
          <svg:title/>
          <svg:desc/>
          <text:p text:style-name="a710" text:class-names="" text:cond-style-name=""><text:span text:style-name="a708" text:class-names="">Information</text:span><text:span text:style-name="a709" text:class-names=""/></text:p>
          <draw:enhanced-geometry xmlns:dr3d="urn:oasis:names:tc:opendocument:xmlns:dr3d:1.0" draw:type="non-primitive" svg:viewBox="0 0 21600 21600" draw:enhanced-path="M 0 0 L 21600 0 21600 21600 0 21600 Z N"/>
        </draw:custom-shape>
        <draw:custom-shape svg:x="6.06689in" svg:y="4.1114in" svg:width="0.25069in" svg:height="0.11781in" draw:id="id176" draw:style-name="a715" draw:name="Label">
          <svg:title/>
          <svg:desc/>
          <text:p text:style-name="a714" text:class-names="" text:cond-style-name=""><text:span text:style-name="a712" text:class-names="">Email</text:span><text:span text:style-name="a713" text:class-names=""/></text:p>
          <draw:enhanced-geometry xmlns:dr3d="urn:oasis:names:tc:opendocument:xmlns:dr3d:1.0" draw:type="non-primitive" svg:viewBox="0 0 21600 21600" draw:enhanced-path="M 0 0 L 21600 0 21600 21600 0 21600 Z N"/>
        </draw:custom-shape>
        <draw:custom-shape svg:x="6.06664in" svg:y="4.51058in" svg:width="0.27173in" svg:height="0.11781in" draw:id="id177" draw:style-name="a719" draw:name="Label">
          <svg:title/>
          <svg:desc/>
          <text:p text:style-name="a718" text:class-names="" text:cond-style-name=""><text:span text:style-name="a716" text:class-names="">Name</text:span><text:span text:style-name="a717" text:class-names=""/></text:p>
          <draw:enhanced-geometry xmlns:dr3d="urn:oasis:names:tc:opendocument:xmlns:dr3d:1.0" draw:type="non-primitive" svg:viewBox="0 0 21600 21600" draw:enhanced-path="M 0 0 L 21600 0 21600 21600 0 21600 Z N"/>
        </draw:custom-shape>
        <draw:custom-shape svg:x="5.97242in" svg:y="4.91298in" svg:width="0.48034in" svg:height="0.11781in" draw:id="id178" draw:style-name="a723" draw:name="Label">
          <svg:title/>
          <svg:desc/>
          <text:p text:style-name="a722" text:class-names="" text:cond-style-name=""><text:span text:style-name="a720" text:class-names="">First name</text:span><text:span text:style-name="a721" text:class-names=""/></text:p>
          <draw:enhanced-geometry xmlns:dr3d="urn:oasis:names:tc:opendocument:xmlns:dr3d:1.0" draw:type="non-primitive" svg:viewBox="0 0 21600 21600" draw:enhanced-path="M 0 0 L 21600 0 21600 21600 0 21600 Z N"/>
        </draw:custom-shape>
        <draw:custom-shape svg:x="7.94829in" svg:y="4.11705in" svg:width="0.2542in" svg:height="0.11781in" draw:id="id179" draw:style-name="a727" draw:name="Label">
          <svg:title/>
          <svg:desc/>
          <text:p text:style-name="a726" text:class-names="" text:cond-style-name=""><text:span text:style-name="a724" text:class-names="">Chips</text:span><text:span text:style-name="a725" text:class-names=""/></text:p>
          <draw:enhanced-geometry xmlns:dr3d="urn:oasis:names:tc:opendocument:xmlns:dr3d:1.0" draw:type="non-primitive" svg:viewBox="0 0 21600 21600" draw:enhanced-path="M 0 0 L 21600 0 21600 21600 0 21600 Z N"/>
        </draw:custom-shape>
        <draw:custom-shape svg:x="6.09864in" svg:y="4.67406in" svg:width="0.2279in" svg:height="0.11781in" draw:id="id180" draw:style-name="a731" draw:name="Label">
          <svg:title/>
          <svg:desc/>
          <text:p text:style-name="a730" text:class-names="" text:cond-style-name=""><text:span text:style-name="a728" text:class-names="">Bond</text:span><text:span text:style-name="a729" text:class-names=""/></text:p>
          <draw:enhanced-geometry xmlns:dr3d="urn:oasis:names:tc:opendocument:xmlns:dr3d:1.0" draw:type="non-primitive" svg:viewBox="0 0 21600 21600" draw:enhanced-path="M 0 0 L 21600 0 21600 21600 0 21600 Z N"/>
        </draw:custom-shape>
        <draw:custom-shape svg:x="6.07715in" svg:y="5.08702in" svg:width="0.26121in" svg:height="0.11781in" draw:id="id181" draw:style-name="a735" draw:name="Label">
          <svg:title/>
          <svg:desc/>
          <text:p text:style-name="a734" text:class-names="" text:cond-style-name=""><text:span text:style-name="a732" text:class-names="">James</text:span><text:span text:style-name="a733" text:class-names=""/></text:p>
          <draw:enhanced-geometry xmlns:dr3d="urn:oasis:names:tc:opendocument:xmlns:dr3d:1.0" draw:type="non-primitive" svg:viewBox="0 0 21600 21600" draw:enhanced-path="M 0 0 L 21600 0 21600 21600 0 21600 Z N"/>
        </draw:custom-shape>
        <draw:custom-shape svg:x="7.89131in" svg:y="4.29626in" svg:width="0.36814in" svg:height="0.11781in" draw:id="id182" draw:style-name="a739" draw:name="Label">
          <svg:title/>
          <svg:desc/>
          <text:p text:style-name="a738" text:class-names="" text:cond-style-name=""><text:span text:style-name="a736" text:class-names="">1654131</text:span><text:span text:style-name="a737" text:class-names=""/></text:p>
          <draw:enhanced-geometry xmlns:dr3d="urn:oasis:names:tc:opendocument:xmlns:dr3d:1.0" draw:type="non-primitive" svg:viewBox="0 0 21600 21600" draw:enhanced-path="M 0 0 L 21600 0 21600 21600 0 21600 Z N"/>
        </draw:custom-shape>
        <draw:custom-shape svg:x="5.77399in" svg:y="4.26852in" svg:width="0.86426in" svg:height="0.11781in" draw:id="id183" draw:style-name="a744" draw:name="Label">
          <svg:title/>
          <svg:desc/>
          <text:p text:style-name="a743" text:class-names="" text:cond-style-name=""><text:span text:style-name="a740" text:class-names="">jamesBond@MI6.u</text:span><text:span text:style-name="a741" text:class-names="">k</text:span><text:span text:style-name="a742" text:class-names=""/></text:p>
          <draw:enhanced-geometry xmlns:dr3d="urn:oasis:names:tc:opendocument:xmlns:dr3d:1.0" draw:type="non-primitive" svg:viewBox="0 0 21600 21600" draw:enhanced-path="M 0 0 L 21600 0 21600 21600 0 21600 Z N"/>
        </draw:custom-shape>
        <draw:custom-shape svg:x="7.73099in" svg:y="4.47926in" svg:width="0.69167in" svg:height="0.11781in" draw:id="id184" draw:style-name="a748" draw:name="Label">
          <svg:title/>
          <svg:desc/>
          <text:p text:style-name="a747" text:class-names="" text:cond-style-name=""><text:span text:style-name="a745" text:class-names="">Buy more chips</text:span><text:span text:style-name="a746" text:class-names=""/></text:p>
          <draw:enhanced-geometry xmlns:dr3d="urn:oasis:names:tc:opendocument:xmlns:dr3d:1.0" draw:type="non-primitive" svg:viewBox="0 0 21600 21600" draw:enhanced-path="M 0 0 L 21600 0 21600 21600 0 21600 Z N"/>
        </draw:custom-shape>
        <draw:custom-shape svg:width="0.41038in" svg:height="0.70582in" draw:id="id185" draw:style-name="a751" draw:transform="translate(-0.20519in -0.35291in) rotate(-0.94374) translate(4.3521in 3.83072in)" draw:name="Arrow Down (3)">
          <svg:title/>
          <svg:desc/>
          <text:p text:style-name="a750" text:class-names="" text:cond-style-name=""><text:span text:style-name="a749" text:class-names=""/></text:p>
          <draw:enhanced-geometry xmlns:dr3d="urn:oasis:names:tc:opendocument:xmlns:dr3d:1.0" draw:type="non-primitive" svg:viewBox="0 0 540 662" draw:enhanced-path="M 540 0 C 482 4 415 10 340 43 243 89 145 185 140 374 L 0 374 219 662 438 374 301 374 C 304 209 362 123 421 78 481 31 540 27 540 27 L 540 0 Z M 430 41 C 422 46 413 50 404 57 338 108 273 206 273 387 L 273 400 384 400 219 618 54 400 166 400 166 387 C 166 198 258 111 352 67 379 55 405 47 430 41 Z N" draw:text-areas="?f62 ?f64 ?f63 ?f65" draw:glue-points="?f35 ?f36 ?f37 ?f38 ?f39 ?f40 ?f41 ?f40 ?f42 ?f43 ?f44 ?f40 ?f45 ?f40 ?f46 ?f47 ?f35 ?f48 ?f35 ?f36 ?f49 ?f50 ?f51 ?f52 ?f53 ?f54 ?f53 ?f55 ?f56 ?f55 ?f42 ?f57 ?f58 ?f55 ?f59 ?f55 ?f59 ?f54 ?f60 ?f61 ?f49 ?f5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540 * ?f5 / 540"/>
            <draw:equation draw:name="f9" draw:formula="0 * ?f4 / 662"/>
            <draw:equation draw:name="f10" draw:formula="340 * ?f5 / 540"/>
            <draw:equation draw:name="f11" draw:formula="43 * ?f4 / 662"/>
            <draw:equation draw:name="f12" draw:formula="140 * ?f5 / 540"/>
            <draw:equation draw:name="f13" draw:formula="374 * ?f4 / 662"/>
            <draw:equation draw:name="f14" draw:formula="0 * ?f5 / 540"/>
            <draw:equation draw:name="f15" draw:formula="219 * ?f5 / 540"/>
            <draw:equation draw:name="f16" draw:formula="662 * ?f4 / 662"/>
            <draw:equation draw:name="f17" draw:formula="438 * ?f5 / 540"/>
            <draw:equation draw:name="f18" draw:formula="301 * ?f5 / 540"/>
            <draw:equation draw:name="f19" draw:formula="421 * ?f5 / 540"/>
            <draw:equation draw:name="f20" draw:formula="78 * ?f4 / 662"/>
            <draw:equation draw:name="f21" draw:formula="27 * ?f4 / 662"/>
            <draw:equation draw:name="f22" draw:formula="430 * ?f5 / 540"/>
            <draw:equation draw:name="f23" draw:formula="41 * ?f4 / 662"/>
            <draw:equation draw:name="f24" draw:formula="404 * ?f5 / 540"/>
            <draw:equation draw:name="f25" draw:formula="57 * ?f4 / 662"/>
            <draw:equation draw:name="f26" draw:formula="273 * ?f5 / 540"/>
            <draw:equation draw:name="f27" draw:formula="387 * ?f4 / 662"/>
            <draw:equation draw:name="f28" draw:formula="400 * ?f4 / 662"/>
            <draw:equation draw:name="f29" draw:formula="384 * ?f5 / 540"/>
            <draw:equation draw:name="f30" draw:formula="618 * ?f4 / 662"/>
            <draw:equation draw:name="f31" draw:formula="54 * ?f5 / 540"/>
            <draw:equation draw:name="f32" draw:formula="166 * ?f5 / 540"/>
            <draw:equation draw:name="f33" draw:formula="352 * ?f5 / 540"/>
            <draw:equation draw:name="f34" draw:formula="67 * ?f4 / 662"/>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6"/>
            <draw:equation draw:name="f42" draw:formula="?f15 / ?f6"/>
            <draw:equation draw:name="f43" draw:formula="?f16 / ?f7"/>
            <draw:equation draw:name="f44" draw:formula="?f17 / ?f6"/>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6"/>
            <draw:equation draw:name="f52" draw:formula="?f25 / ?f7"/>
            <draw:equation draw:name="f53" draw:formula="?f26 / ?f6"/>
            <draw:equation draw:name="f54" draw:formula="?f27 / ?f7"/>
            <draw:equation draw:name="f55" draw:formula="?f28 / ?f7"/>
            <draw:equation draw:name="f56" draw:formula="?f29 / ?f6"/>
            <draw:equation draw:name="f57" draw:formula="?f30 / ?f7"/>
            <draw:equation draw:name="f58" draw:formula="?f31 / ?f6"/>
            <draw:equation draw:name="f59" draw:formula="?f32 / ?f6"/>
            <draw:equation draw:name="f60" draw:formula="?f33 / ?f6"/>
            <draw:equation draw:name="f61" draw:formula="?f34 / ?f7"/>
            <draw:equation draw:name="f62" draw:formula="0 / ?f6"/>
            <draw:equation draw:name="f63" draw:formula="?f1 / ?f6"/>
            <draw:equation draw:name="f64" draw:formula="0 / ?f7"/>
            <draw:equation draw:name="f65" draw:formula="?f3 / ?f7"/>
          </draw:enhanced-geometry>
        </draw:custom-shape>
        <draw:frame draw:id="id186" draw:style-name="a757" draw:name="ZoneTexte 61" svg:x="3.0718in" svg:y="4.00741in" svg:width="1.13774in" svg:height="0.30293in">
          <draw:text-box>
            <text:p text:style-name="a756" text:class-names="" text:cond-style-name=""><text:span text:style-name="a752" text:class-names="">Log</text:span><text:span text:style-name="a753" text:class-names="">o</text:span><text:span text:style-name="a754" text:class-names=""><text:s text:c="1"/>de profil</text:span><text:span text:style-name="a755" text:class-names=""/></text:p>
          </draw:text-box>
          <svg:title/>
          <svg:desc/>
        </draw:frame>
        <draw:custom-shape svg:width="0.47703in" svg:height="0.58048in" draw:id="id187" draw:style-name="a760" draw:transform="translate(-0.23851in -0.29024in) rotate(-4.93171) translate(6.59268in 5.55743in)" draw:name="Arrow Down (3)">
          <svg:title/>
          <svg:desc/>
          <text:p text:style-name="a759" text:class-names="" text:cond-style-name=""><text:span text:style-name="a758" text:class-names=""/></text:p>
          <draw:enhanced-geometry xmlns:dr3d="urn:oasis:names:tc:opendocument:xmlns:dr3d:1.0" draw:type="non-primitive" svg:viewBox="0 0 540 662" draw:enhanced-path="M 540 0 C 482 4 415 10 340 43 243 89 145 185 140 374 L 0 374 219 662 438 374 301 374 C 304 209 362 123 421 78 481 31 540 27 540 27 L 540 0 Z M 430 41 C 422 46 413 50 404 57 338 108 273 206 273 387 L 273 400 384 400 219 618 54 400 166 400 166 387 C 166 198 258 111 352 67 379 55 405 47 430 41 Z N" draw:text-areas="?f62 ?f64 ?f63 ?f65" draw:glue-points="?f35 ?f36 ?f37 ?f38 ?f39 ?f40 ?f41 ?f40 ?f42 ?f43 ?f44 ?f40 ?f45 ?f40 ?f46 ?f47 ?f35 ?f48 ?f35 ?f36 ?f49 ?f50 ?f51 ?f52 ?f53 ?f54 ?f53 ?f55 ?f56 ?f55 ?f42 ?f57 ?f58 ?f55 ?f59 ?f55 ?f59 ?f54 ?f60 ?f61 ?f49 ?f5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540 * ?f5 / 540"/>
            <draw:equation draw:name="f9" draw:formula="0 * ?f4 / 662"/>
            <draw:equation draw:name="f10" draw:formula="340 * ?f5 / 540"/>
            <draw:equation draw:name="f11" draw:formula="43 * ?f4 / 662"/>
            <draw:equation draw:name="f12" draw:formula="140 * ?f5 / 540"/>
            <draw:equation draw:name="f13" draw:formula="374 * ?f4 / 662"/>
            <draw:equation draw:name="f14" draw:formula="0 * ?f5 / 540"/>
            <draw:equation draw:name="f15" draw:formula="219 * ?f5 / 540"/>
            <draw:equation draw:name="f16" draw:formula="662 * ?f4 / 662"/>
            <draw:equation draw:name="f17" draw:formula="438 * ?f5 / 540"/>
            <draw:equation draw:name="f18" draw:formula="301 * ?f5 / 540"/>
            <draw:equation draw:name="f19" draw:formula="421 * ?f5 / 540"/>
            <draw:equation draw:name="f20" draw:formula="78 * ?f4 / 662"/>
            <draw:equation draw:name="f21" draw:formula="27 * ?f4 / 662"/>
            <draw:equation draw:name="f22" draw:formula="430 * ?f5 / 540"/>
            <draw:equation draw:name="f23" draw:formula="41 * ?f4 / 662"/>
            <draw:equation draw:name="f24" draw:formula="404 * ?f5 / 540"/>
            <draw:equation draw:name="f25" draw:formula="57 * ?f4 / 662"/>
            <draw:equation draw:name="f26" draw:formula="273 * ?f5 / 540"/>
            <draw:equation draw:name="f27" draw:formula="387 * ?f4 / 662"/>
            <draw:equation draw:name="f28" draw:formula="400 * ?f4 / 662"/>
            <draw:equation draw:name="f29" draw:formula="384 * ?f5 / 540"/>
            <draw:equation draw:name="f30" draw:formula="618 * ?f4 / 662"/>
            <draw:equation draw:name="f31" draw:formula="54 * ?f5 / 540"/>
            <draw:equation draw:name="f32" draw:formula="166 * ?f5 / 540"/>
            <draw:equation draw:name="f33" draw:formula="352 * ?f5 / 540"/>
            <draw:equation draw:name="f34" draw:formula="67 * ?f4 / 662"/>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6"/>
            <draw:equation draw:name="f42" draw:formula="?f15 / ?f6"/>
            <draw:equation draw:name="f43" draw:formula="?f16 / ?f7"/>
            <draw:equation draw:name="f44" draw:formula="?f17 / ?f6"/>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6"/>
            <draw:equation draw:name="f52" draw:formula="?f25 / ?f7"/>
            <draw:equation draw:name="f53" draw:formula="?f26 / ?f6"/>
            <draw:equation draw:name="f54" draw:formula="?f27 / ?f7"/>
            <draw:equation draw:name="f55" draw:formula="?f28 / ?f7"/>
            <draw:equation draw:name="f56" draw:formula="?f29 / ?f6"/>
            <draw:equation draw:name="f57" draw:formula="?f30 / ?f7"/>
            <draw:equation draw:name="f58" draw:formula="?f31 / ?f6"/>
            <draw:equation draw:name="f59" draw:formula="?f32 / ?f6"/>
            <draw:equation draw:name="f60" draw:formula="?f33 / ?f6"/>
            <draw:equation draw:name="f61" draw:formula="?f34 / ?f7"/>
            <draw:equation draw:name="f62" draw:formula="0 / ?f6"/>
            <draw:equation draw:name="f63" draw:formula="?f1 / ?f6"/>
            <draw:equation draw:name="f64" draw:formula="0 / ?f7"/>
            <draw:equation draw:name="f65" draw:formula="?f3 / ?f7"/>
          </draw:enhanced-geometry>
        </draw:custom-shape>
        <draw:frame draw:id="id188" draw:style-name="a764" draw:name="ZoneTexte 63" svg:x="6.82884in" svg:y="5.50242in" svg:width="1.86917in" svg:height="0.50488in">
          <draw:text-box>
            <text:p text:style-name="a763" text:class-names="" text:cond-style-name=""><text:span text:style-name="a761" text:class-names="">Toutes les informations de la personnes</text:span><text:span text:style-name="a762" text:class-names=""/></text:p>
          </draw:text-box>
          <svg:title/>
          <svg:desc/>
        </draw:frame>
      </draw:page>
      <draw:page draw:name="Slide4" draw:style-name="a813" draw:master-page-name="Master1-Layout6-titleOnly-Titre-seul" presentation:presentation-page-layout-name="Master1-PPL6" draw:id="Slide-259">
        <draw:g draw:name="Browser" draw:id="id207">
          <svg:title/>
          <svg:desc>&lt;SmartSettings&gt;&lt;SmartResize enabled="True" minWidth="140" minHeight="50" /&gt;&lt;/SmartSettings&gt;</svg:desc>
          <draw:custom-shape svg:x="3.10745in" svg:y="2.43403in" svg:width="7.29272in" svg:height="4.17493in" draw:id="id234" draw:style-name="a893" draw:name="Window Body">
            <svg:title/>
            <svg:desc>&lt;SmartSettings&gt;&lt;SmartResize anchorLeft="Absolute" anchorTop="Absolute" anchorRight="Absolute" anchorBottom="Absolute" /&gt;&lt;/SmartSettings&gt;</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custom-shape svg:x="3.10745in" svg:y="1.84896in" svg:width="7.29272in" svg:height="0.58736in" draw:id="id235" draw:style-name="a897" draw:name="Title Bar">
            <svg:title/>
            <svg:desc>&lt;Tags&gt;&lt;SMARTRESIZEANCHORS&gt;Absolute,None,Absolute,Absolute&lt;/SMARTRESIZEANCHORS&gt;&lt;/Tags&gt;</svg:desc>
            <text:p text:style-name="a896" text:class-names="" text:cond-style-name=""><text:span text:style-name="a894" text:class-names="">Browser</text:span><text:span text:style-name="a895" text:class-names=""/></text:p>
            <draw:enhanced-geometry xmlns:dr3d="urn:oasis:names:tc:opendocument:xmlns:dr3d:1.0" draw:type="non-primitive" svg:viewBox="0 0 21600 21600" draw:enhanced-path="M 0 0 L 21600 0 21600 21600 0 21600 Z N"/>
          </draw:custom-shape>
          <draw:custom-shape svg:x="10.14001in" svg:y="2.18531in" svg:width="0.16319in" svg:height="0.12326in" draw:id="id236" draw:style-name="a900" draw:name="Menu Button">
            <svg:title/>
            <svg:desc>&lt;Tags&gt;&lt;SMARTRESIZEANCHORS&gt;Absolute,None,None,Absolute&lt;/SMARTRESIZEANCHORS&gt;&lt;/Tags&gt;</svg:desc>
            <text:p text:style-name="a899" text:class-names="" text:cond-style-name=""><text:span text:style-name="a898" text:class-names=""/></text:p>
            <draw:enhanced-geometry xmlns:dr3d="urn:oasis:names:tc:opendocument:xmlns:dr3d:1.0" draw:type="non-primitive" svg:viewBox="0 0 415 309" draw:enhanced-path="M 0 309 L 415 309 M 0 155 L 415 155 M 0 0 L 415 0 N" draw:text-areas="?f18 ?f20 ?f19 ?f21" draw:glue-points="?f13 ?f14 ?f15 ?f14 ?f13 ?f16 ?f15 ?f16 ?f13 ?f17 ?f15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5"/>
              <draw:equation draw:name="f7" draw:formula="?f4 / 309"/>
              <draw:equation draw:name="f8" draw:formula="0 * ?f5 / 415"/>
              <draw:equation draw:name="f9" draw:formula="309 * ?f4 / 309"/>
              <draw:equation draw:name="f10" draw:formula="415 * ?f5 / 415"/>
              <draw:equation draw:name="f11" draw:formula="155 * ?f4 / 309"/>
              <draw:equation draw:name="f12" draw:formula="0 * ?f4 / 309"/>
              <draw:equation draw:name="f13" draw:formula="?f8 / ?f6"/>
              <draw:equation draw:name="f14" draw:formula="?f9 / ?f7"/>
              <draw:equation draw:name="f15" draw:formula="?f10 / ?f6"/>
              <draw:equation draw:name="f16" draw:formula="?f11 / ?f7"/>
              <draw:equation draw:name="f17" draw:formula="?f12 / ?f7"/>
              <draw:equation draw:name="f18" draw:formula="0 / ?f6"/>
              <draw:equation draw:name="f19" draw:formula="?f1 / ?f6"/>
              <draw:equation draw:name="f20" draw:formula="0 / ?f7"/>
              <draw:equation draw:name="f21" draw:formula="?f3 / ?f7"/>
            </draw:enhanced-geometry>
          </draw:custom-shape>
          <draw:custom-shape svg:x="10.16954in" svg:y="1.92688in" svg:width="0.10764in" svg:height="0.10417in" draw:id="id237" draw:style-name="a903" draw:name="Close Button">
            <svg:title/>
            <svg:desc>&lt;Tags&gt;&lt;SMARTRESIZEANCHORS&gt;Absolute,None,None,Absolute&lt;/SMARTRESIZEANCHORS&gt;&lt;/Tags&gt;</svg:desc>
            <text:p text:style-name="a902" text:class-names="" text:cond-style-name=""><text:span text:style-name="a901" text:class-names=""/></text:p>
            <draw:enhanced-geometry xmlns:dr3d="urn:oasis:names:tc:opendocument:xmlns:dr3d:1.0" draw:type="non-primitive" svg:viewBox="0 0 254 254" draw:enhanced-path="M 254 0 L 0 254 M 0 0 L 254 254 N" draw:text-areas="?f16 ?f18 ?f17 ?f19" draw:glue-points="?f12 ?f13 ?f14 ?f15 ?f14 ?f13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
              <draw:equation draw:name="f7" draw:formula="?f4 / 254"/>
              <draw:equation draw:name="f8" draw:formula="254 * ?f5 / 254"/>
              <draw:equation draw:name="f9" draw:formula="0 * ?f4 / 254"/>
              <draw:equation draw:name="f10" draw:formula="0 * ?f5 / 254"/>
              <draw:equation draw:name="f11" draw:formula="254 * ?f4 / 25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4.09489in" svg:y="2.11694in" svg:width="5.94817in" svg:height="0.26in" draw:id="id238" draw:style-name="a909" draw:name="Address Box">
            <svg:title/>
            <svg:desc>&lt;Tags&gt;&lt;SMARTRESIZEANCHORS&gt;Absolute,None,Absolute,Absolute&lt;/SMARTRESIZEANCHORS&gt;&lt;/Tags&gt;</svg:desc>
            <text:p text:style-name="a908" text:class-names="" text:cond-style-name=""><text:span text:style-name="a904" text:class-names="">www</text:span><text:span text:style-name="a905" text:class-names="">.doubleornothing.</text:span><text:span text:style-name="a906" text:class-names="">com</text:span><text:span text:style-name="a907" text:class-names=""/></text:p>
            <draw:enhanced-geometry xmlns:dr3d="urn:oasis:names:tc:opendocument:xmlns:dr3d:1.0" draw:type="non-primitive" svg:viewBox="0 0 21600 21600" draw:enhanced-path="M 0 0 L 21600 0 21600 21600 0 21600 Z N"/>
          </draw:custom-shape>
          <draw:custom-shape svg:x="4.17814in" svg:y="2.17403in" svg:width="0.10243in" svg:height="0.14583in" draw:id="id239" draw:style-name="a912" draw:name="Document Icon">
            <svg:title/>
            <svg:desc>&lt;Tags&gt;&lt;SMARTRESIZEANCHORS&gt;Absolute,None,Absolute,None&lt;/SMARTRESIZEANCHORS&gt;&lt;/Tags&gt;</svg:desc>
            <text:p text:style-name="a911" text:class-names="" text:cond-style-name=""><text:span text:style-name="a910" text:class-names=""/></text:p>
            <draw:enhanced-geometry xmlns:dr3d="urn:oasis:names:tc:opendocument:xmlns:dr3d:1.0" draw:type="non-primitive" svg:viewBox="0 0 260 367" draw:enhanced-path="M 153 7 L 153 108 253 108 M 0 0 L 0 367 260 367 260 100 161 1 0 0 Z N" draw:text-areas="?f30 ?f32 ?f31 ?f33" draw:glue-points="?f19 ?f20 ?f19 ?f21 ?f22 ?f21 ?f23 ?f24 ?f23 ?f25 ?f26 ?f25 ?f26 ?f27 ?f28 ?f29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0"/>
              <draw:equation draw:name="f7" draw:formula="?f4 / 367"/>
              <draw:equation draw:name="f8" draw:formula="153 * ?f5 / 260"/>
              <draw:equation draw:name="f9" draw:formula="7 * ?f4 / 367"/>
              <draw:equation draw:name="f10" draw:formula="108 * ?f4 / 367"/>
              <draw:equation draw:name="f11" draw:formula="253 * ?f5 / 260"/>
              <draw:equation draw:name="f12" draw:formula="0 * ?f5 / 260"/>
              <draw:equation draw:name="f13" draw:formula="0 * ?f4 / 367"/>
              <draw:equation draw:name="f14" draw:formula="367 * ?f4 / 367"/>
              <draw:equation draw:name="f15" draw:formula="260 * ?f5 / 260"/>
              <draw:equation draw:name="f16" draw:formula="100 * ?f4 / 367"/>
              <draw:equation draw:name="f17" draw:formula="161 * ?f5 / 260"/>
              <draw:equation draw:name="f18" draw:formula="1 * ?f4 / 367"/>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6"/>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g draw:name="Navigation Buttons" draw:id="id240">
            <svg:title/>
            <svg:desc/>
            <draw:custom-shape svg:x="3.24515in" svg:y="2.18097in" svg:width="0.16667in" svg:height="0.13194in" draw:id="id241" draw:style-name="a915" draw:name="Back Button">
              <svg:title/>
              <svg:desc>&lt;Tags&gt;&lt;SMARTRESIZEANCHORS&gt;Absolute,None,Absolute,None&lt;/SMARTRESIZEANCHORS&gt;&lt;/Tags&gt;</svg:desc>
              <text:p text:style-name="a914" text:class-names="" text:cond-style-name=""><text:span text:style-name="a913" text:class-names=""/></text:p>
              <draw:enhanced-geometry xmlns:dr3d="urn:oasis:names:tc:opendocument:xmlns:dr3d:1.0" draw:type="non-primitive" svg:viewBox="0 0 423 332" draw:enhanced-path="M 159 332 L 0 166 159 0 M 15 166 L 423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159 * ?f5 / 423"/>
                <draw:equation draw:name="f9" draw:formula="332 * ?f4 / 332"/>
                <draw:equation draw:name="f10" draw:formula="0 * ?f5 / 423"/>
                <draw:equation draw:name="f11" draw:formula="166 * ?f4 / 332"/>
                <draw:equation draw:name="f12" draw:formula="0 * ?f4 / 332"/>
                <draw:equation draw:name="f13" draw:formula="15 * ?f5 / 423"/>
                <draw:equation draw:name="f14" draw:formula="423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50904in" svg:y="2.18097in" svg:width="0.16667in" svg:height="0.13194in" draw:id="id242" draw:style-name="a918" draw:name="Forward Button">
              <svg:title/>
              <svg:desc>&lt;Tags&gt;&lt;SMARTRESIZEANCHORS&gt;Absolute,None,Absolute,None&lt;/SMARTRESIZEANCHORS&gt;&lt;/Tags&gt;</svg:desc>
              <text:p text:style-name="a917" text:class-names="" text:cond-style-name=""><text:span text:style-name="a916" text:class-names=""/></text:p>
              <draw:enhanced-geometry xmlns:dr3d="urn:oasis:names:tc:opendocument:xmlns:dr3d:1.0" draw:type="non-primitive" svg:viewBox="0 0 423 332" draw:enhanced-path="M 265 0 L 423 166 265 332 M 408 166 L 0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265 * ?f5 / 423"/>
                <draw:equation draw:name="f9" draw:formula="0 * ?f4 / 332"/>
                <draw:equation draw:name="f10" draw:formula="423 * ?f5 / 423"/>
                <draw:equation draw:name="f11" draw:formula="166 * ?f4 / 332"/>
                <draw:equation draw:name="f12" draw:formula="332 * ?f4 / 332"/>
                <draw:equation draw:name="f13" draw:formula="408 * ?f5 / 423"/>
                <draw:equation draw:name="f14" draw:formula="0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77293in" svg:y="2.15232in" svg:width="0.17361in" svg:height="0.18924in" draw:id="id243" draw:style-name="a921" draw:name="Reload Button">
              <svg:title/>
              <svg:desc>&lt;Tags&gt;&lt;SMARTRESIZEANCHORS&gt;Absolute,None,Absolute,None&lt;/SMARTRESIZEANCHORS&gt;&lt;/Tags&gt;</svg:desc>
              <text:p text:style-name="a920" text:class-names="" text:cond-style-name=""><text:span text:style-name="a919" text:class-names=""/></text:p>
              <draw:enhanced-geometry xmlns:dr3d="urn:oasis:names:tc:opendocument:xmlns:dr3d:1.0" draw:type="non-primitive" svg:viewBox="0 0 441 474" draw:enhanced-path="M 441 7 L 441 144 296 144 M 438 309 C 397 418 276 474 166 434 56 393 0 271 41 162 82 52 202 0 313 37 357 51 398 91 428 139 N" draw:text-areas="?f36 ?f38 ?f37 ?f39" draw:glue-points="?f22 ?f23 ?f22 ?f24 ?f25 ?f24 ?f26 ?f27 ?f28 ?f29 ?f30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
                <draw:equation draw:name="f7" draw:formula="?f4 / 474"/>
                <draw:equation draw:name="f8" draw:formula="441 * ?f5 / 441"/>
                <draw:equation draw:name="f9" draw:formula="7 * ?f4 / 474"/>
                <draw:equation draw:name="f10" draw:formula="144 * ?f4 / 474"/>
                <draw:equation draw:name="f11" draw:formula="296 * ?f5 / 441"/>
                <draw:equation draw:name="f12" draw:formula="438 * ?f5 / 441"/>
                <draw:equation draw:name="f13" draw:formula="309 * ?f4 / 474"/>
                <draw:equation draw:name="f14" draw:formula="166 * ?f5 / 441"/>
                <draw:equation draw:name="f15" draw:formula="434 * ?f4 / 474"/>
                <draw:equation draw:name="f16" draw:formula="41 * ?f5 / 441"/>
                <draw:equation draw:name="f17" draw:formula="162 * ?f4 / 474"/>
                <draw:equation draw:name="f18" draw:formula="313 * ?f5 / 441"/>
                <draw:equation draw:name="f19" draw:formula="37 * ?f4 / 474"/>
                <draw:equation draw:name="f20" draw:formula="428 * ?f5 / 441"/>
                <draw:equation draw:name="f21" draw:formula="139 * ?f4 / 474"/>
                <draw:equation draw:name="f22" draw:formula="?f8 / ?f6"/>
                <draw:equation draw:name="f23" draw:formula="?f9 / ?f7"/>
                <draw:equation draw:name="f24" draw:formula="?f10 / ?f7"/>
                <draw:equation draw:name="f25" draw:formula="?f11 / ?f6"/>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0 / ?f6"/>
                <draw:equation draw:name="f37" draw:formula="?f1 / ?f6"/>
                <draw:equation draw:name="f38" draw:formula="0 / ?f7"/>
                <draw:equation draw:name="f39" draw:formula="?f3 / ?f7"/>
              </draw:enhanced-geometry>
            </draw:custom-shape>
          </draw:g>
        </draw:g>
        <draw:custom-shape svg:x="3.10744in" svg:y="2.4348in" svg:width="7.29272in" svg:height="0.37927in" draw:id="id208" draw:style-name="a820" draw:name="Breadcrumbs">
          <svg:title/>
          <svg:desc/>
          <text:p text:style-name="a819" text:class-names="" text:cond-style-name=""><text:span text:style-name="a814" text:class-names=""><text:s text:c="11"/></text:span><text:span text:style-name="a815" text:class-names="">Home | <text:s text:c="117"/>Profil</text:span><text:span text:style-name="a816" text:class-names=""><text:s text:c="1"/></text:span><text:span text:style-name="a817" text:class-names="">| <text:s text:c="1"/>Login/Logout</text:span><text:span text:style-name="a8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27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Image" draw:id="id209">
          <svg:title/>
          <svg:desc/>
          <draw:custom-shape svg:x="3.1906in" svg:y="2.49378in" svg:width="0.27576in" svg:height="0.24801in" draw:id="id231" draw:style-name="a888" draw:name="Border">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2306in" svg:y1="2.52975in" svg:x2="3.42636in" svg:y2="2.70582in" draw:id="id232" draw:style-name="a889" draw:name="Line">
            <svg:title/>
            <svg:desc/>
          </draw:connector>
          <draw:connector draw:type="line" svg:x1="3.2306in" svg:y1="2.70582in" svg:x2="3.42636in" svg:y2="2.52975in" draw:id="id233" draw:style-name="a890" draw:name="Line">
            <svg:title/>
            <svg:desc>Logo
</svg:desc>
          </draw:connector>
        </draw:g>
        <draw:g draw:name="Drop-down" draw:id="id210">
          <svg:title/>
          <svg:desc>&lt;SmartSettings&gt;&lt;SmartResize enabled="True" minWidth="20" minHeight="5" /&gt;&lt;/SmartSettings&gt;</svg:desc>
          <draw:custom-shape svg:x="4.22935in" svg:y="2.52975in" svg:width="0.59251in" svg:height="0.17454in" draw:id="id229" draw:style-name="a882" draw:name="Input Field">
            <svg:title/>
            <svg:desc/>
            <text:p text:style-name="a881" text:class-names="" text:cond-style-name=""><text:span text:style-name="a879" text:class-names="">Game</text:span><text:span text:style-name="a880" text:class-names=""/></text:p>
            <draw:enhanced-geometry xmlns:dr3d="urn:oasis:names:tc:opendocument:xmlns:dr3d:1.0" draw:type="non-primitive" svg:viewBox="0 0 21600 21600" draw:enhanced-path="M 0 0 L 21600 0 21600 21600 0 21600 Z N"/>
          </draw:custom-shape>
          <draw:custom-shape svg:x="4.70206in" svg:y="2.596in" svg:width="0.05382in" svg:height="0.0434in" draw:id="id230" draw:style-name="a885" draw:name="Arrow">
            <svg:title/>
            <svg:desc>&lt;SmartSettings&gt;&lt;SmartResize anchorLeft="None" anchorTop="None" anchorRight="Absolute" anchorBottom="None" /&gt;&lt;/SmartSettings&gt;</svg:desc>
            <text:p text:style-name="a884" text:class-names="" text:cond-style-name=""><text:span text:style-name="a883" text:class-names=""/></text:p>
            <draw:enhanced-geometry xmlns:dr3d="urn:oasis:names:tc:opendocument:xmlns:dr3d:1.0" draw:type="non-primitive" svg:viewBox="0 0 240 197" draw:enhanced-path="M 120 197 L 0 0 240 0 120 197 Z N" draw:text-areas="?f18 ?f20 ?f19 ?f21" draw:glue-points="?f13 ?f14 ?f15 ?f16 ?f17 ?f16 ?f13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
              <draw:equation draw:name="f7" draw:formula="?f4 / 197"/>
              <draw:equation draw:name="f8" draw:formula="120 * ?f5 / 240"/>
              <draw:equation draw:name="f9" draw:formula="197 * ?f4 / 197"/>
              <draw:equation draw:name="f10" draw:formula="0 * ?f5 / 240"/>
              <draw:equation draw:name="f11" draw:formula="0 * ?f4 / 197"/>
              <draw:equation draw:name="f12" draw:formula="240 * ?f5 / 240"/>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g>
        <draw:frame draw:id="id211" presentation:style-name="a824" draw:name="Titre 57" svg:x="0.91667in" svg:y="0.39931in" svg:width="11.5in" svg:height="1.44965in" presentation:class="title" presentation:placeholder="false">
          <draw:text-box>
            <text:p text:style-name="a823" text:class-names="" text:cond-style-name=""><text:span text:style-name="a821" text:class-names="">Login Page</text:span><text:span text:style-name="a822" text:class-names=""/></text:p>
          </draw:text-box>
          <svg:title/>
          <svg:desc/>
        </draw:frame>
        <draw:connector draw:type="line" svg:x1="3.10744in" svg:y1="6.04296in" svg:x2="10.40016in" svg:y2="6.04296in" draw:id="id212" draw:style-name="a825" draw:name="Line">
          <svg:title/>
          <svg:desc/>
        </draw:connector>
        <draw:custom-shape svg:x="4.29874in" svg:y="6.1183in" svg:width="0.33659in" svg:height="0.11781in" draw:id="id213" draw:style-name="a829" draw:name="Label">
          <svg:title/>
          <svg:desc/>
          <text:p text:style-name="a828" text:class-names="" text:cond-style-name=""><text:span text:style-name="a826" text:class-names="">Contact</text:span><text:span text:style-name="a827" text:class-names=""/></text:p>
          <draw:enhanced-geometry xmlns:dr3d="urn:oasis:names:tc:opendocument:xmlns:dr3d:1.0" draw:type="non-primitive" svg:viewBox="0 0 21600 21600" draw:enhanced-path="M 0 0 L 21600 0 21600 21600 0 21600 Z N"/>
        </draw:custom-shape>
        <draw:custom-shape svg:x="4.29874in" svg:y="6.35722in" svg:width="0.21563in" svg:height="0.11781in" draw:id="id214" draw:style-name="a833" draw:name="Label">
          <svg:title/>
          <svg:desc/>
          <text:p text:style-name="a832" text:class-names="" text:cond-style-name=""><text:span text:style-name="a830" text:class-names="">Q&amp;A</text:span><text:span text:style-name="a831" text:class-names=""/></text:p>
          <draw:enhanced-geometry xmlns:dr3d="urn:oasis:names:tc:opendocument:xmlns:dr3d:1.0" draw:type="non-primitive" svg:viewBox="0 0 21600 21600" draw:enhanced-path="M 0 0 L 21600 0 21600 21600 0 21600 Z N"/>
        </draw:custom-shape>
        <draw:custom-shape svg:x="6.62548in" svg:y="6.1183in" svg:width="0.2279in" svg:height="0.11781in" draw:id="id215" draw:style-name="a837" draw:name="Label">
          <svg:title/>
          <svg:desc/>
          <text:p text:style-name="a836" text:class-names="" text:cond-style-name=""><text:span text:style-name="a834" text:class-names="">Legal</text:span><text:span text:style-name="a835" text:class-names=""/></text:p>
          <draw:enhanced-geometry xmlns:dr3d="urn:oasis:names:tc:opendocument:xmlns:dr3d:1.0" draw:type="non-primitive" svg:viewBox="0 0 21600 21600" draw:enhanced-path="M 0 0 L 21600 0 21600 21600 0 21600 Z N"/>
        </draw:custom-shape>
        <draw:custom-shape svg:x="6.62548in" svg:y="6.35722in" svg:width="0.6311in" svg:height="0.11781in" draw:id="id216" draw:style-name="a842" draw:name="Label">
          <svg:title/>
          <svg:desc/>
          <text:p text:style-name="a841" text:class-names="" text:cond-style-name=""><text:span text:style-name="a838" text:class-names="">Achat</text:span><text:span text:style-name="a839" text:class-names=""><text:s text:c="1"/>de jeton</text:span><text:span text:style-name="a840" text:class-names=""/></text:p>
          <draw:enhanced-geometry xmlns:dr3d="urn:oasis:names:tc:opendocument:xmlns:dr3d:1.0" draw:type="non-primitive" svg:viewBox="0 0 21600 21600" draw:enhanced-path="M 0 0 L 21600 0 21600 21600 0 21600 Z N"/>
        </draw:custom-shape>
        <draw:custom-shape svg:x="4.23356in" svg:y="3.52852in" svg:width="4.86622in" svg:height="1.82011in" draw:id="id217" draw:style-name="a845" draw:name="Panel">
          <svg:title/>
          <svg:desc>&lt;SmartSettings&gt;&lt;SmartResize anchorLeft="Relative" anchorTop="Absolute" anchorRight="Relative" anchorBottom="Relative" /&gt;&lt;/SmartSettings&gt;</svg:desc>
          <text:p text:style-name="a844" text:class-names="" text:cond-style-name=""><text:span text:style-name="a843" text:class-names=""/></text:p>
          <draw:enhanced-geometry xmlns:dr3d="urn:oasis:names:tc:opendocument:xmlns:dr3d:1.0" draw:type="non-primitive" svg:viewBox="0 0 21600 21600" draw:enhanced-path="M 0 0 L 21600 0 21600 21600 0 21600 Z N"/>
        </draw:custom-shape>
        <draw:g draw:name="Image" draw:id="id218">
          <svg:title/>
          <svg:desc/>
          <draw:custom-shape svg:x="4.45551in" svg:y="3.69932in" svg:width="1.45833in" svg:height="1.45833in" draw:id="id226" draw:style-name="a876" draw:name="Border">
            <svg:title/>
            <svg:desc/>
            <text:p text:style-name="a875" text:class-names="" text:cond-style-name=""><text:span text:style-name="a8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66703in" svg:y1="3.91084in" svg:x2="5.70232in" svg:y2="4.94613in" draw:id="id227" draw:style-name="a877" draw:name="Line">
            <svg:title/>
            <svg:desc/>
          </draw:connector>
          <draw:connector draw:type="line" svg:x1="4.66703in" svg:y1="4.94613in" svg:x2="5.70232in" svg:y2="3.91084in" draw:id="id228" draw:style-name="a878" draw:name="Line">
            <svg:title/>
            <svg:desc/>
          </draw:connector>
        </draw:g>
        <draw:custom-shape svg:x="7.28346in" svg:y="3.58748in" svg:width="0.64863in" svg:height="0.26927in" draw:id="id219" draw:style-name="a849" draw:name="Label">
          <svg:title/>
          <svg:desc/>
          <text:p text:style-name="a848" text:class-names="" text:cond-style-name=""><text:span text:style-name="a846" text:class-names="">Log in</text:span><text:span text:style-name="a847" text:class-names=""/></text:p>
          <draw:enhanced-geometry xmlns:dr3d="urn:oasis:names:tc:opendocument:xmlns:dr3d:1.0" draw:type="non-primitive" svg:viewBox="0 0 21600 21600" draw:enhanced-path="M 0 0 L 21600 0 21600 21600 0 21600 Z N"/>
        </draw:custom-shape>
        <draw:custom-shape svg:x="6.88976in" svg:y="3.97638in" svg:width="1.40104in" svg:height="0.22569in" draw:id="id220" draw:style-name="a853" draw:name="Input Field">
          <svg:title/>
          <svg:desc/>
          <text:p text:style-name="a852" text:class-names="" text:cond-style-name=""><text:span text:style-name="a850" text:class-names="">Username</text:span><text:span text:style-name="a851" text:class-names=""/></text:p>
          <draw:enhanced-geometry xmlns:dr3d="urn:oasis:names:tc:opendocument:xmlns:dr3d:1.0" draw:type="non-primitive" svg:viewBox="0 0 21600 21600" draw:enhanced-path="M 0 0 L 21600 0 21600 21600 0 21600 Z N"/>
        </draw:custom-shape>
        <draw:custom-shape svg:x="6.88976in" svg:y="4.37008in" svg:width="1.40104in" svg:height="0.22569in" draw:id="id221" draw:style-name="a857" draw:name="Input Field">
          <svg:title/>
          <svg:desc/>
          <text:p text:style-name="a856" text:class-names="" text:cond-style-name=""><text:span text:style-name="a854" text:class-names="">Password</text:span><text:span text:style-name="a855" text:class-names=""/></text:p>
          <draw:enhanced-geometry xmlns:dr3d="urn:oasis:names:tc:opendocument:xmlns:dr3d:1.0" draw:type="non-primitive" svg:viewBox="0 0 21600 21600" draw:enhanced-path="M 0 0 L 21600 0 21600 21600 0 21600 Z N"/>
        </draw:custom-shape>
        <draw:custom-shape svg:x="6.88976in" svg:y="4.76378in" svg:width="1.40157in" svg:height="0.23622in" draw:id="id222" draw:style-name="a861" draw:name="Button">
          <svg:title/>
          <svg:desc/>
          <text:p text:style-name="a860" text:class-names="" text:cond-style-name=""><text:span text:style-name="a858" text:class-names="">Submit</text:span><text:span text:style-name="a85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804in" svg:y="5.08937in" svg:width="1.60756in" svg:height="0.11781in" draw:id="id223" draw:style-name="a866" draw:name="Label">
          <svg:title/>
          <svg:desc/>
          <text:p text:style-name="a865" text:class-names="" text:cond-style-name=""><text:span text:style-name="a862" text:class-names="">Don’t have an account?<text:s text:c="1"/></text:span><text:span text:style-name="a863" text:class-names="">Register here</text:span><text:span text:style-name="a864" text:class-names=""/></text:p>
          <draw:enhanced-geometry xmlns:dr3d="urn:oasis:names:tc:opendocument:xmlns:dr3d:1.0" draw:type="non-primitive" svg:viewBox="0 0 21600 21600" draw:enhanced-path="M 0 0 L 21600 0 21600 21600 0 21600 Z N"/>
        </draw:custom-shape>
        <draw:custom-shape svg:width="0.43155in" svg:height="0.59589in" draw:id="id224" draw:style-name="a869" draw:transform="translate(-0.21578in -0.29794in) rotate(-0.72069) translate(4.12678in 4.20843in)" draw:name="Arrow Down (3)">
          <svg:title/>
          <svg:desc/>
          <text:p text:style-name="a868" text:class-names="" text:cond-style-name=""><text:span text:style-name="a867" text:class-names=""/></text:p>
          <draw:enhanced-geometry xmlns:dr3d="urn:oasis:names:tc:opendocument:xmlns:dr3d:1.0" draw:type="non-primitive" svg:viewBox="0 0 540 662" draw:enhanced-path="M 540 0 C 482 4 415 10 340 43 243 89 145 185 140 374 L 0 374 219 662 438 374 301 374 C 304 209 362 123 421 78 481 31 540 27 540 27 L 540 0 Z M 430 41 C 422 46 413 50 404 57 338 108 273 206 273 387 L 273 400 384 400 219 618 54 400 166 400 166 387 C 166 198 258 111 352 67 379 55 405 47 430 41 Z N" draw:text-areas="?f62 ?f64 ?f63 ?f65" draw:glue-points="?f35 ?f36 ?f37 ?f38 ?f39 ?f40 ?f41 ?f40 ?f42 ?f43 ?f44 ?f40 ?f45 ?f40 ?f46 ?f47 ?f35 ?f48 ?f35 ?f36 ?f49 ?f50 ?f51 ?f52 ?f53 ?f54 ?f53 ?f55 ?f56 ?f55 ?f42 ?f57 ?f58 ?f55 ?f59 ?f55 ?f59 ?f54 ?f60 ?f61 ?f49 ?f50"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0"/>
            <draw:equation draw:name="f7" draw:formula="?f4 / 662"/>
            <draw:equation draw:name="f8" draw:formula="540 * ?f5 / 540"/>
            <draw:equation draw:name="f9" draw:formula="0 * ?f4 / 662"/>
            <draw:equation draw:name="f10" draw:formula="340 * ?f5 / 540"/>
            <draw:equation draw:name="f11" draw:formula="43 * ?f4 / 662"/>
            <draw:equation draw:name="f12" draw:formula="140 * ?f5 / 540"/>
            <draw:equation draw:name="f13" draw:formula="374 * ?f4 / 662"/>
            <draw:equation draw:name="f14" draw:formula="0 * ?f5 / 540"/>
            <draw:equation draw:name="f15" draw:formula="219 * ?f5 / 540"/>
            <draw:equation draw:name="f16" draw:formula="662 * ?f4 / 662"/>
            <draw:equation draw:name="f17" draw:formula="438 * ?f5 / 540"/>
            <draw:equation draw:name="f18" draw:formula="301 * ?f5 / 540"/>
            <draw:equation draw:name="f19" draw:formula="421 * ?f5 / 540"/>
            <draw:equation draw:name="f20" draw:formula="78 * ?f4 / 662"/>
            <draw:equation draw:name="f21" draw:formula="27 * ?f4 / 662"/>
            <draw:equation draw:name="f22" draw:formula="430 * ?f5 / 540"/>
            <draw:equation draw:name="f23" draw:formula="41 * ?f4 / 662"/>
            <draw:equation draw:name="f24" draw:formula="404 * ?f5 / 540"/>
            <draw:equation draw:name="f25" draw:formula="57 * ?f4 / 662"/>
            <draw:equation draw:name="f26" draw:formula="273 * ?f5 / 540"/>
            <draw:equation draw:name="f27" draw:formula="387 * ?f4 / 662"/>
            <draw:equation draw:name="f28" draw:formula="400 * ?f4 / 662"/>
            <draw:equation draw:name="f29" draw:formula="384 * ?f5 / 540"/>
            <draw:equation draw:name="f30" draw:formula="618 * ?f4 / 662"/>
            <draw:equation draw:name="f31" draw:formula="54 * ?f5 / 540"/>
            <draw:equation draw:name="f32" draw:formula="166 * ?f5 / 540"/>
            <draw:equation draw:name="f33" draw:formula="352 * ?f5 / 540"/>
            <draw:equation draw:name="f34" draw:formula="67 * ?f4 / 662"/>
            <draw:equation draw:name="f35" draw:formula="?f8 / ?f6"/>
            <draw:equation draw:name="f36" draw:formula="?f9 / ?f7"/>
            <draw:equation draw:name="f37" draw:formula="?f10 / ?f6"/>
            <draw:equation draw:name="f38" draw:formula="?f11 / ?f7"/>
            <draw:equation draw:name="f39" draw:formula="?f12 / ?f6"/>
            <draw:equation draw:name="f40" draw:formula="?f13 / ?f7"/>
            <draw:equation draw:name="f41" draw:formula="?f14 / ?f6"/>
            <draw:equation draw:name="f42" draw:formula="?f15 / ?f6"/>
            <draw:equation draw:name="f43" draw:formula="?f16 / ?f7"/>
            <draw:equation draw:name="f44" draw:formula="?f17 / ?f6"/>
            <draw:equation draw:name="f45" draw:formula="?f18 / ?f6"/>
            <draw:equation draw:name="f46" draw:formula="?f19 / ?f6"/>
            <draw:equation draw:name="f47" draw:formula="?f20 / ?f7"/>
            <draw:equation draw:name="f48" draw:formula="?f21 / ?f7"/>
            <draw:equation draw:name="f49" draw:formula="?f22 / ?f6"/>
            <draw:equation draw:name="f50" draw:formula="?f23 / ?f7"/>
            <draw:equation draw:name="f51" draw:formula="?f24 / ?f6"/>
            <draw:equation draw:name="f52" draw:formula="?f25 / ?f7"/>
            <draw:equation draw:name="f53" draw:formula="?f26 / ?f6"/>
            <draw:equation draw:name="f54" draw:formula="?f27 / ?f7"/>
            <draw:equation draw:name="f55" draw:formula="?f28 / ?f7"/>
            <draw:equation draw:name="f56" draw:formula="?f29 / ?f6"/>
            <draw:equation draw:name="f57" draw:formula="?f30 / ?f7"/>
            <draw:equation draw:name="f58" draw:formula="?f31 / ?f6"/>
            <draw:equation draw:name="f59" draw:formula="?f32 / ?f6"/>
            <draw:equation draw:name="f60" draw:formula="?f33 / ?f6"/>
            <draw:equation draw:name="f61" draw:formula="?f34 / ?f7"/>
            <draw:equation draw:name="f62" draw:formula="0 / ?f6"/>
            <draw:equation draw:name="f63" draw:formula="?f1 / ?f6"/>
            <draw:equation draw:name="f64" draw:formula="0 / ?f7"/>
            <draw:equation draw:name="f65" draw:formula="?f3 / ?f7"/>
          </draw:enhanced-geometry>
        </draw:custom-shape>
        <draw:frame draw:id="id225" draw:style-name="a873" draw:name="ZoneTexte 31" svg:x="3.20765in" svg:y="4.44667in" svg:width="1.41284in" svg:height="0.30293in">
          <draw:text-box>
            <text:p text:style-name="a872" text:class-names="" text:cond-style-name=""><text:span text:style-name="a870" text:class-names="">Logo du site</text:span><text:span text:style-name="a871" text:class-names=""/></text:p>
          </draw:text-box>
          <svg:title/>
          <svg:desc/>
        </draw:frame>
      </draw:page>
      <draw:page draw:name="Slide5" draw:style-name="a922" draw:master-page-name="Master1-Layout6-titleOnly-Titre-seul" presentation:presentation-page-layout-name="Master1-PPL6" draw:id="Slide-260">
        <draw:g draw:name="Browser" draw:id="id244">
          <svg:title/>
          <svg:desc>&lt;SmartSettings&gt;&lt;SmartResize enabled="True" minWidth="140" minHeight="50" /&gt;&lt;/SmartSettings&gt;</svg:desc>
          <draw:custom-shape svg:x="3.10745in" svg:y="2.43403in" svg:width="7.29272in" svg:height="4.17493in" draw:id="id273" draw:style-name="a1018" draw:name="Window Body">
            <svg:title/>
            <svg:desc>&lt;Tags&gt;&lt;SMARTRESIZEANCHORS&gt;Absolute,Absolute,Absolute,Absolute&lt;/SMARTRESIZEANCHORS&gt;&lt;/Tags&gt;</svg:desc>
            <text:p text:style-name="a1017" text:class-names="" text:cond-style-name=""><text:span text:style-name="a1016" text:class-names=""/></text:p>
            <draw:enhanced-geometry xmlns:dr3d="urn:oasis:names:tc:opendocument:xmlns:dr3d:1.0" draw:type="non-primitive" svg:viewBox="0 0 21600 21600" draw:enhanced-path="M 0 0 L 21600 0 21600 21600 0 21600 Z N"/>
          </draw:custom-shape>
          <draw:custom-shape svg:x="3.10745in" svg:y="1.84896in" svg:width="7.29272in" svg:height="0.58736in" draw:id="id274" draw:style-name="a1022" draw:name="Title Bar">
            <svg:title/>
            <svg:desc>&lt;Tags&gt;&lt;SMARTRESIZEANCHORS&gt;Absolute,None,Absolute,Absolute&lt;/SMARTRESIZEANCHORS&gt;&lt;/Tags&gt;</svg:desc>
            <text:p text:style-name="a1021" text:class-names="" text:cond-style-name=""><text:span text:style-name="a1019" text:class-names="">Browser</text:span><text:span text:style-name="a1020" text:class-names=""/></text:p>
            <draw:enhanced-geometry xmlns:dr3d="urn:oasis:names:tc:opendocument:xmlns:dr3d:1.0" draw:type="non-primitive" svg:viewBox="0 0 21600 21600" draw:enhanced-path="M 0 0 L 21600 0 21600 21600 0 21600 Z N"/>
          </draw:custom-shape>
          <draw:custom-shape svg:x="10.14001in" svg:y="2.18531in" svg:width="0.16319in" svg:height="0.12326in" draw:id="id275" draw:style-name="a1025" draw:name="Menu Button">
            <svg:title/>
            <svg:desc>&lt;Tags&gt;&lt;SMARTRESIZEANCHORS&gt;Absolute,None,None,Absolute&lt;/SMARTRESIZEANCHORS&gt;&lt;/Tags&gt;</svg:desc>
            <text:p text:style-name="a1024" text:class-names="" text:cond-style-name=""><text:span text:style-name="a1023" text:class-names=""/></text:p>
            <draw:enhanced-geometry xmlns:dr3d="urn:oasis:names:tc:opendocument:xmlns:dr3d:1.0" draw:type="non-primitive" svg:viewBox="0 0 415 309" draw:enhanced-path="M 0 309 L 415 309 M 0 155 L 415 155 M 0 0 L 415 0 N" draw:text-areas="?f18 ?f20 ?f19 ?f21" draw:glue-points="?f13 ?f14 ?f15 ?f14 ?f13 ?f16 ?f15 ?f16 ?f13 ?f17 ?f15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5"/>
              <draw:equation draw:name="f7" draw:formula="?f4 / 309"/>
              <draw:equation draw:name="f8" draw:formula="0 * ?f5 / 415"/>
              <draw:equation draw:name="f9" draw:formula="309 * ?f4 / 309"/>
              <draw:equation draw:name="f10" draw:formula="415 * ?f5 / 415"/>
              <draw:equation draw:name="f11" draw:formula="155 * ?f4 / 309"/>
              <draw:equation draw:name="f12" draw:formula="0 * ?f4 / 309"/>
              <draw:equation draw:name="f13" draw:formula="?f8 / ?f6"/>
              <draw:equation draw:name="f14" draw:formula="?f9 / ?f7"/>
              <draw:equation draw:name="f15" draw:formula="?f10 / ?f6"/>
              <draw:equation draw:name="f16" draw:formula="?f11 / ?f7"/>
              <draw:equation draw:name="f17" draw:formula="?f12 / ?f7"/>
              <draw:equation draw:name="f18" draw:formula="0 / ?f6"/>
              <draw:equation draw:name="f19" draw:formula="?f1 / ?f6"/>
              <draw:equation draw:name="f20" draw:formula="0 / ?f7"/>
              <draw:equation draw:name="f21" draw:formula="?f3 / ?f7"/>
            </draw:enhanced-geometry>
          </draw:custom-shape>
          <draw:custom-shape svg:x="10.16954in" svg:y="1.92688in" svg:width="0.10764in" svg:height="0.10417in" draw:id="id276" draw:style-name="a1028" draw:name="Close Button">
            <svg:title/>
            <svg:desc>&lt;Tags&gt;&lt;SMARTRESIZEANCHORS&gt;Absolute,None,None,Absolute&lt;/SMARTRESIZEANCHORS&gt;&lt;/Tags&gt;</svg:desc>
            <text:p text:style-name="a1027" text:class-names="" text:cond-style-name=""><text:span text:style-name="a1026" text:class-names=""/></text:p>
            <draw:enhanced-geometry xmlns:dr3d="urn:oasis:names:tc:opendocument:xmlns:dr3d:1.0" draw:type="non-primitive" svg:viewBox="0 0 254 254" draw:enhanced-path="M 254 0 L 0 254 M 0 0 L 254 254 N" draw:text-areas="?f16 ?f18 ?f17 ?f19" draw:glue-points="?f12 ?f13 ?f14 ?f15 ?f14 ?f13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
              <draw:equation draw:name="f7" draw:formula="?f4 / 254"/>
              <draw:equation draw:name="f8" draw:formula="254 * ?f5 / 254"/>
              <draw:equation draw:name="f9" draw:formula="0 * ?f4 / 254"/>
              <draw:equation draw:name="f10" draw:formula="0 * ?f5 / 254"/>
              <draw:equation draw:name="f11" draw:formula="254 * ?f4 / 25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4.09489in" svg:y="2.11694in" svg:width="5.94817in" svg:height="0.26in" draw:id="id277" draw:style-name="a1034" draw:name="Address Box">
            <svg:title/>
            <svg:desc>&lt;Tags&gt;&lt;SMARTRESIZEANCHORS&gt;Absolute,None,Absolute,Absolute&lt;/SMARTRESIZEANCHORS&gt;&lt;/Tags&gt;</svg:desc>
            <text:p text:style-name="a1033" text:class-names="" text:cond-style-name=""><text:span text:style-name="a1029" text:class-names="">www</text:span><text:span text:style-name="a1030" text:class-names="">.doubleornothing.</text:span><text:span text:style-name="a1031" text:class-names="">com</text:span><text:span text:style-name="a1032" text:class-names=""/></text:p>
            <draw:enhanced-geometry xmlns:dr3d="urn:oasis:names:tc:opendocument:xmlns:dr3d:1.0" draw:type="non-primitive" svg:viewBox="0 0 21600 21600" draw:enhanced-path="M 0 0 L 21600 0 21600 21600 0 21600 Z N"/>
          </draw:custom-shape>
          <draw:custom-shape svg:x="4.17814in" svg:y="2.17403in" svg:width="0.10243in" svg:height="0.14583in" draw:id="id278" draw:style-name="a1037" draw:name="Document Icon">
            <svg:title/>
            <svg:desc>&lt;Tags&gt;&lt;SMARTRESIZEANCHORS&gt;Absolute,None,Absolute,None&lt;/SMARTRESIZEANCHORS&gt;&lt;/Tags&gt;</svg:desc>
            <text:p text:style-name="a1036" text:class-names="" text:cond-style-name=""><text:span text:style-name="a1035" text:class-names=""/></text:p>
            <draw:enhanced-geometry xmlns:dr3d="urn:oasis:names:tc:opendocument:xmlns:dr3d:1.0" draw:type="non-primitive" svg:viewBox="0 0 260 367" draw:enhanced-path="M 153 7 L 153 108 253 108 M 0 0 L 0 367 260 367 260 100 161 1 0 0 Z N" draw:text-areas="?f30 ?f32 ?f31 ?f33" draw:glue-points="?f19 ?f20 ?f19 ?f21 ?f22 ?f21 ?f23 ?f24 ?f23 ?f25 ?f26 ?f25 ?f26 ?f27 ?f28 ?f29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0"/>
              <draw:equation draw:name="f7" draw:formula="?f4 / 367"/>
              <draw:equation draw:name="f8" draw:formula="153 * ?f5 / 260"/>
              <draw:equation draw:name="f9" draw:formula="7 * ?f4 / 367"/>
              <draw:equation draw:name="f10" draw:formula="108 * ?f4 / 367"/>
              <draw:equation draw:name="f11" draw:formula="253 * ?f5 / 260"/>
              <draw:equation draw:name="f12" draw:formula="0 * ?f5 / 260"/>
              <draw:equation draw:name="f13" draw:formula="0 * ?f4 / 367"/>
              <draw:equation draw:name="f14" draw:formula="367 * ?f4 / 367"/>
              <draw:equation draw:name="f15" draw:formula="260 * ?f5 / 260"/>
              <draw:equation draw:name="f16" draw:formula="100 * ?f4 / 367"/>
              <draw:equation draw:name="f17" draw:formula="161 * ?f5 / 260"/>
              <draw:equation draw:name="f18" draw:formula="1 * ?f4 / 367"/>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6"/>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g draw:name="Navigation Buttons" draw:id="id279">
            <svg:title/>
            <svg:desc/>
            <draw:custom-shape svg:x="3.24515in" svg:y="2.18097in" svg:width="0.16667in" svg:height="0.13194in" draw:id="id280" draw:style-name="a1040" draw:name="Back Button">
              <svg:title/>
              <svg:desc>&lt;Tags&gt;&lt;SMARTRESIZEANCHORS&gt;Absolute,None,Absolute,None&lt;/SMARTRESIZEANCHORS&gt;&lt;/Tags&gt;</svg:desc>
              <text:p text:style-name="a1039" text:class-names="" text:cond-style-name=""><text:span text:style-name="a1038" text:class-names=""/></text:p>
              <draw:enhanced-geometry xmlns:dr3d="urn:oasis:names:tc:opendocument:xmlns:dr3d:1.0" draw:type="non-primitive" svg:viewBox="0 0 423 332" draw:enhanced-path="M 159 332 L 0 166 159 0 M 15 166 L 423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159 * ?f5 / 423"/>
                <draw:equation draw:name="f9" draw:formula="332 * ?f4 / 332"/>
                <draw:equation draw:name="f10" draw:formula="0 * ?f5 / 423"/>
                <draw:equation draw:name="f11" draw:formula="166 * ?f4 / 332"/>
                <draw:equation draw:name="f12" draw:formula="0 * ?f4 / 332"/>
                <draw:equation draw:name="f13" draw:formula="15 * ?f5 / 423"/>
                <draw:equation draw:name="f14" draw:formula="423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50904in" svg:y="2.18097in" svg:width="0.16667in" svg:height="0.13194in" draw:id="id281" draw:style-name="a1043" draw:name="Forward Button">
              <svg:title/>
              <svg:desc>&lt;Tags&gt;&lt;SMARTRESIZEANCHORS&gt;Absolute,None,Absolute,None&lt;/SMARTRESIZEANCHORS&gt;&lt;/Tags&gt;</svg:desc>
              <text:p text:style-name="a1042" text:class-names="" text:cond-style-name=""><text:span text:style-name="a1041" text:class-names=""/></text:p>
              <draw:enhanced-geometry xmlns:dr3d="urn:oasis:names:tc:opendocument:xmlns:dr3d:1.0" draw:type="non-primitive" svg:viewBox="0 0 423 332" draw:enhanced-path="M 265 0 L 423 166 265 332 M 408 166 L 0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265 * ?f5 / 423"/>
                <draw:equation draw:name="f9" draw:formula="0 * ?f4 / 332"/>
                <draw:equation draw:name="f10" draw:formula="423 * ?f5 / 423"/>
                <draw:equation draw:name="f11" draw:formula="166 * ?f4 / 332"/>
                <draw:equation draw:name="f12" draw:formula="332 * ?f4 / 332"/>
                <draw:equation draw:name="f13" draw:formula="408 * ?f5 / 423"/>
                <draw:equation draw:name="f14" draw:formula="0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77293in" svg:y="2.15232in" svg:width="0.17361in" svg:height="0.18924in" draw:id="id282" draw:style-name="a1046" draw:name="Reload Button">
              <svg:title/>
              <svg:desc>&lt;Tags&gt;&lt;SMARTRESIZEANCHORS&gt;Absolute,None,Absolute,None&lt;/SMARTRESIZEANCHORS&gt;&lt;/Tags&gt;</svg:desc>
              <text:p text:style-name="a1045" text:class-names="" text:cond-style-name=""><text:span text:style-name="a1044" text:class-names=""/></text:p>
              <draw:enhanced-geometry xmlns:dr3d="urn:oasis:names:tc:opendocument:xmlns:dr3d:1.0" draw:type="non-primitive" svg:viewBox="0 0 441 474" draw:enhanced-path="M 441 7 L 441 144 296 144 M 438 309 C 397 418 276 474 166 434 56 393 0 271 41 162 82 52 202 0 313 37 357 51 398 91 428 139 N" draw:text-areas="?f36 ?f38 ?f37 ?f39" draw:glue-points="?f22 ?f23 ?f22 ?f24 ?f25 ?f24 ?f26 ?f27 ?f28 ?f29 ?f30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
                <draw:equation draw:name="f7" draw:formula="?f4 / 474"/>
                <draw:equation draw:name="f8" draw:formula="441 * ?f5 / 441"/>
                <draw:equation draw:name="f9" draw:formula="7 * ?f4 / 474"/>
                <draw:equation draw:name="f10" draw:formula="144 * ?f4 / 474"/>
                <draw:equation draw:name="f11" draw:formula="296 * ?f5 / 441"/>
                <draw:equation draw:name="f12" draw:formula="438 * ?f5 / 441"/>
                <draw:equation draw:name="f13" draw:formula="309 * ?f4 / 474"/>
                <draw:equation draw:name="f14" draw:formula="166 * ?f5 / 441"/>
                <draw:equation draw:name="f15" draw:formula="434 * ?f4 / 474"/>
                <draw:equation draw:name="f16" draw:formula="41 * ?f5 / 441"/>
                <draw:equation draw:name="f17" draw:formula="162 * ?f4 / 474"/>
                <draw:equation draw:name="f18" draw:formula="313 * ?f5 / 441"/>
                <draw:equation draw:name="f19" draw:formula="37 * ?f4 / 474"/>
                <draw:equation draw:name="f20" draw:formula="428 * ?f5 / 441"/>
                <draw:equation draw:name="f21" draw:formula="139 * ?f4 / 474"/>
                <draw:equation draw:name="f22" draw:formula="?f8 / ?f6"/>
                <draw:equation draw:name="f23" draw:formula="?f9 / ?f7"/>
                <draw:equation draw:name="f24" draw:formula="?f10 / ?f7"/>
                <draw:equation draw:name="f25" draw:formula="?f11 / ?f6"/>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0 / ?f6"/>
                <draw:equation draw:name="f37" draw:formula="?f1 / ?f6"/>
                <draw:equation draw:name="f38" draw:formula="0 / ?f7"/>
                <draw:equation draw:name="f39" draw:formula="?f3 / ?f7"/>
              </draw:enhanced-geometry>
            </draw:custom-shape>
          </draw:g>
        </draw:g>
        <draw:custom-shape svg:x="3.10744in" svg:y="2.4348in" svg:width="7.29272in" svg:height="0.37927in" draw:id="id245" draw:style-name="a929" draw:name="Breadcrumbs">
          <svg:title/>
          <svg:desc/>
          <text:p text:style-name="a928" text:class-names="" text:cond-style-name=""><text:span text:style-name="a923" text:class-names=""><text:s text:c="11"/></text:span><text:span text:style-name="a924" text:class-names="">Home | <text:s text:c="117"/>Profil</text:span><text:span text:style-name="a925" text:class-names=""><text:s text:c="1"/></text:span><text:span text:style-name="a926" text:class-names="">| <text:s text:c="1"/>Login/Logout</text:span><text:span text:style-name="a9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27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Image" draw:id="id246">
          <svg:title/>
          <svg:desc/>
          <draw:custom-shape svg:x="3.1906in" svg:y="2.49378in" svg:width="0.27576in" svg:height="0.24801in" draw:id="id270" draw:style-name="a1013" draw:name="Border">
            <svg:title/>
            <svg:desc/>
            <text:p text:style-name="a1012" text:class-names="" text:cond-style-name=""><text:span text:style-name="a10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2306in" svg:y1="2.52975in" svg:x2="3.42636in" svg:y2="2.70582in" draw:id="id271" draw:style-name="a1014" draw:name="Line">
            <svg:title/>
            <svg:desc/>
          </draw:connector>
          <draw:connector draw:type="line" svg:x1="3.2306in" svg:y1="2.70582in" svg:x2="3.42636in" svg:y2="2.52975in" draw:id="id272" draw:style-name="a1015" draw:name="Line">
            <svg:title/>
            <svg:desc>Logo
</svg:desc>
          </draw:connector>
        </draw:g>
        <draw:g draw:name="Drop-down" draw:id="id247">
          <svg:title/>
          <svg:desc>&lt;SmartSettings&gt;&lt;SmartResize enabled="True" minWidth="20" minHeight="5" /&gt;&lt;/SmartSettings&gt;</svg:desc>
          <draw:custom-shape svg:x="4.22935in" svg:y="2.52975in" svg:width="0.59251in" svg:height="0.17454in" draw:id="id268" draw:style-name="a1007" draw:name="Input Field">
            <svg:title/>
            <svg:desc/>
            <text:p text:style-name="a1006" text:class-names="" text:cond-style-name=""><text:span text:style-name="a1004" text:class-names="">Game</text:span><text:span text:style-name="a1005" text:class-names=""/></text:p>
            <draw:enhanced-geometry xmlns:dr3d="urn:oasis:names:tc:opendocument:xmlns:dr3d:1.0" draw:type="non-primitive" svg:viewBox="0 0 21600 21600" draw:enhanced-path="M 0 0 L 21600 0 21600 21600 0 21600 Z N"/>
          </draw:custom-shape>
          <draw:custom-shape svg:x="4.70206in" svg:y="2.596in" svg:width="0.05382in" svg:height="0.0434in" draw:id="id269" draw:style-name="a1010" draw:name="Arrow">
            <svg:title/>
            <svg:desc>&lt;SmartSettings&gt;&lt;SmartResize anchorLeft="None" anchorTop="None" anchorRight="Absolute" anchorBottom="None" /&gt;&lt;/SmartSettings&gt;</svg:desc>
            <text:p text:style-name="a1009" text:class-names="" text:cond-style-name=""><text:span text:style-name="a1008" text:class-names=""/></text:p>
            <draw:enhanced-geometry xmlns:dr3d="urn:oasis:names:tc:opendocument:xmlns:dr3d:1.0" draw:type="non-primitive" svg:viewBox="0 0 240 197" draw:enhanced-path="M 120 197 L 0 0 240 0 120 197 Z N" draw:text-areas="?f18 ?f20 ?f19 ?f21" draw:glue-points="?f13 ?f14 ?f15 ?f16 ?f17 ?f16 ?f13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
              <draw:equation draw:name="f7" draw:formula="?f4 / 197"/>
              <draw:equation draw:name="f8" draw:formula="120 * ?f5 / 240"/>
              <draw:equation draw:name="f9" draw:formula="197 * ?f4 / 197"/>
              <draw:equation draw:name="f10" draw:formula="0 * ?f5 / 240"/>
              <draw:equation draw:name="f11" draw:formula="0 * ?f4 / 197"/>
              <draw:equation draw:name="f12" draw:formula="240 * ?f5 / 240"/>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g>
        <draw:frame draw:id="id248" presentation:style-name="a934" draw:name="Titre 57" svg:x="0.91667in" svg:y="0.39931in" svg:width="11.5in" svg:height="1.44965in" presentation:class="title" presentation:placeholder="false">
          <draw:text-box>
            <text:p text:style-name="a933" text:class-names="" text:cond-style-name=""><text:span text:style-name="a930" text:class-names="">Register</text:span><text:span text:style-name="a931" text:class-names=""><text:s text:c="1"/>Page</text:span><text:span text:style-name="a932" text:class-names=""/></text:p>
          </draw:text-box>
          <svg:title/>
          <svg:desc/>
        </draw:frame>
        <draw:connector draw:type="line" svg:x1="3.10744in" svg:y1="6.04296in" svg:x2="10.40016in" svg:y2="6.04296in" draw:id="id249" draw:style-name="a935" draw:name="Line">
          <svg:title/>
          <svg:desc/>
        </draw:connector>
        <draw:custom-shape svg:x="4.29874in" svg:y="6.1183in" svg:width="0.33659in" svg:height="0.11781in" draw:id="id250" draw:style-name="a939" draw:name="Label">
          <svg:title/>
          <svg:desc/>
          <text:p text:style-name="a938" text:class-names="" text:cond-style-name=""><text:span text:style-name="a936" text:class-names="">Contact</text:span><text:span text:style-name="a937" text:class-names=""/></text:p>
          <draw:enhanced-geometry xmlns:dr3d="urn:oasis:names:tc:opendocument:xmlns:dr3d:1.0" draw:type="non-primitive" svg:viewBox="0 0 21600 21600" draw:enhanced-path="M 0 0 L 21600 0 21600 21600 0 21600 Z N"/>
        </draw:custom-shape>
        <draw:custom-shape svg:x="4.29874in" svg:y="6.35722in" svg:width="0.21563in" svg:height="0.11781in" draw:id="id251" draw:style-name="a943" draw:name="Label">
          <svg:title/>
          <svg:desc/>
          <text:p text:style-name="a942" text:class-names="" text:cond-style-name=""><text:span text:style-name="a940" text:class-names="">Q&amp;A</text:span><text:span text:style-name="a941" text:class-names=""/></text:p>
          <draw:enhanced-geometry xmlns:dr3d="urn:oasis:names:tc:opendocument:xmlns:dr3d:1.0" draw:type="non-primitive" svg:viewBox="0 0 21600 21600" draw:enhanced-path="M 0 0 L 21600 0 21600 21600 0 21600 Z N"/>
        </draw:custom-shape>
        <draw:custom-shape svg:x="6.62548in" svg:y="6.1183in" svg:width="0.2279in" svg:height="0.11781in" draw:id="id252" draw:style-name="a947" draw:name="Label">
          <svg:title/>
          <svg:desc/>
          <text:p text:style-name="a946" text:class-names="" text:cond-style-name=""><text:span text:style-name="a944" text:class-names="">Legal</text:span><text:span text:style-name="a945" text:class-names=""/></text:p>
          <draw:enhanced-geometry xmlns:dr3d="urn:oasis:names:tc:opendocument:xmlns:dr3d:1.0" draw:type="non-primitive" svg:viewBox="0 0 21600 21600" draw:enhanced-path="M 0 0 L 21600 0 21600 21600 0 21600 Z N"/>
        </draw:custom-shape>
        <draw:custom-shape svg:x="6.62548in" svg:y="6.35722in" svg:width="0.6311in" svg:height="0.11781in" draw:id="id253" draw:style-name="a952" draw:name="Label">
          <svg:title/>
          <svg:desc/>
          <text:p text:style-name="a951" text:class-names="" text:cond-style-name=""><text:span text:style-name="a948" text:class-names="">Achat</text:span><text:span text:style-name="a949" text:class-names=""><text:s text:c="1"/>de jeton</text:span><text:span text:style-name="a950" text:class-names=""/></text:p>
          <draw:enhanced-geometry xmlns:dr3d="urn:oasis:names:tc:opendocument:xmlns:dr3d:1.0" draw:type="non-primitive" svg:viewBox="0 0 21600 21600" draw:enhanced-path="M 0 0 L 21600 0 21600 21600 0 21600 Z N"/>
        </draw:custom-shape>
        <draw:custom-shape svg:x="4.23356in" svg:y="3.03591in" svg:width="4.86622in" svg:height="2.88595in" draw:id="id254" draw:style-name="a955" draw:name="Panel">
          <svg:title/>
          <svg:desc>&lt;SmartSettings&gt;&lt;SmartResize anchorLeft="Relative" anchorTop="Absolute" anchorRight="Relative" anchorBottom="Relative" /&gt;&lt;/SmartSettings&gt;</svg:desc>
          <text:p text:style-name="a954" text:class-names="" text:cond-style-name=""><text:span text:style-name="a953" text:class-names=""/></text:p>
          <draw:enhanced-geometry xmlns:dr3d="urn:oasis:names:tc:opendocument:xmlns:dr3d:1.0" draw:type="non-primitive" svg:viewBox="0 0 21600 21600" draw:enhanced-path="M 0 0 L 21600 0 21600 21600 0 21600 Z N"/>
        </draw:custom-shape>
        <draw:g draw:name="Image" draw:id="id255">
          <svg:title/>
          <svg:desc/>
          <draw:custom-shape svg:x="4.62246in" svg:y="3.66976in" svg:width="1.45833in" svg:height="1.45833in" draw:id="id265" draw:style-name="a1001" draw:name="Border">
            <svg:title/>
            <svg:desc/>
            <text:p text:style-name="a1000" text:class-names="" text:cond-style-name=""><text:span text:style-name="a9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4.83398in" svg:y1="3.88128in" svg:x2="5.86927in" svg:y2="4.91656in" draw:id="id266" draw:style-name="a1002" draw:name="Line">
            <svg:title/>
            <svg:desc/>
          </draw:connector>
          <draw:connector draw:type="line" svg:x1="4.83398in" svg:y1="4.91656in" svg:x2="5.86927in" svg:y2="3.88128in" draw:id="id267" draw:style-name="a1003" draw:name="Line">
            <svg:title/>
            <svg:desc/>
          </draw:connector>
        </draw:g>
        <draw:custom-shape svg:x="7.16054in" svg:y="3.14961in" svg:width="0.85949in" svg:height="0.26927in" draw:id="id256" draw:style-name="a960" draw:name="Label">
          <svg:title/>
          <svg:desc/>
          <text:p text:style-name="a959" text:class-names="" text:cond-style-name=""><text:span text:style-name="a956" text:class-names="">Registe</text:span><text:span text:style-name="a957" text:class-names="">r</text:span><text:span text:style-name="a958" text:class-names=""/></text:p>
          <draw:enhanced-geometry xmlns:dr3d="urn:oasis:names:tc:opendocument:xmlns:dr3d:1.0" draw:type="non-primitive" svg:viewBox="0 0 21600 21600" draw:enhanced-path="M 0 0 L 21600 0 21600 21600 0 21600 Z N"/>
        </draw:custom-shape>
        <draw:custom-shape svg:x="6.88976in" svg:y="3.54331in" svg:width="1.40104in" svg:height="0.22569in" draw:id="id257" draw:style-name="a964" draw:name="Input Field">
          <svg:title/>
          <svg:desc/>
          <text:p text:style-name="a963" text:class-names="" text:cond-style-name=""><text:span text:style-name="a961" text:class-names="">Username</text:span><text:span text:style-name="a962" text:class-names=""/></text:p>
          <draw:enhanced-geometry xmlns:dr3d="urn:oasis:names:tc:opendocument:xmlns:dr3d:1.0" draw:type="non-primitive" svg:viewBox="0 0 21600 21600" draw:enhanced-path="M 0 0 L 21600 0 21600 21600 0 21600 Z N"/>
        </draw:custom-shape>
        <draw:custom-shape svg:x="6.88976in" svg:y="5.11811in" svg:width="1.40104in" svg:height="0.22569in" draw:id="id258" draw:style-name="a968" draw:name="Input Field">
          <svg:title/>
          <svg:desc/>
          <text:p text:style-name="a967" text:class-names="" text:cond-style-name=""><text:span text:style-name="a965" text:class-names="">Password</text:span><text:span text:style-name="a966" text:class-names=""/></text:p>
          <draw:enhanced-geometry xmlns:dr3d="urn:oasis:names:tc:opendocument:xmlns:dr3d:1.0" draw:type="non-primitive" svg:viewBox="0 0 21600 21600" draw:enhanced-path="M 0 0 L 21600 0 21600 21600 0 21600 Z N"/>
        </draw:custom-shape>
        <draw:custom-shape svg:x="6.88976in" svg:y="5.51181in" svg:width="1.40157in" svg:height="0.23622in" draw:id="id259" draw:style-name="a972" draw:name="Button">
          <svg:title/>
          <svg:desc/>
          <text:p text:style-name="a971" text:class-names="" text:cond-style-name=""><text:span text:style-name="a969" text:class-names="">Submit</text:span><text:span text:style-name="a97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93376in" svg:y="5.7874in" svg:width="1.31305in" svg:height="0.11781in" draw:id="id260" draw:style-name="a982" draw:name="Label">
          <svg:title/>
          <svg:desc/>
          <text:p text:style-name="a981" text:class-names="" text:cond-style-name=""><text:span text:style-name="a973" text:class-names="">I</text:span><text:span text:style-name="a974" text:class-names=""><text:s text:c="1"/>have an account?<text:s text:c="1"/></text:span><text:span text:style-name="a975" text:class-names="">Log</text:span><text:span text:style-name="a976" text:class-names=""><text:s text:c="1"/></text:span><text:span text:style-name="a977" text:class-names="">i</text:span><text:span text:style-name="a978" text:class-names="">n</text:span><text:span text:style-name="a979" text:class-names=""><text:s text:c="1"/>here</text:span><text:span text:style-name="a980" text:class-names=""/></text:p>
          <draw:enhanced-geometry xmlns:dr3d="urn:oasis:names:tc:opendocument:xmlns:dr3d:1.0" draw:type="non-primitive" svg:viewBox="0 0 21600 21600" draw:enhanced-path="M 0 0 L 21600 0 21600 21600 0 21600 Z N"/>
        </draw:custom-shape>
        <draw:custom-shape svg:x="6.88976in" svg:y="3.85827in" svg:width="1.40104in" svg:height="0.22569in" draw:id="id261" draw:style-name="a986" draw:name="Input Field">
          <svg:title/>
          <svg:desc/>
          <text:p text:style-name="a985" text:class-names="" text:cond-style-name=""><text:span text:style-name="a983" text:class-names="">Name</text:span><text:span text:style-name="a984" text:class-names=""/></text:p>
          <draw:enhanced-geometry xmlns:dr3d="urn:oasis:names:tc:opendocument:xmlns:dr3d:1.0" draw:type="non-primitive" svg:viewBox="0 0 21600 21600" draw:enhanced-path="M 0 0 L 21600 0 21600 21600 0 21600 Z N"/>
        </draw:custom-shape>
        <draw:custom-shape svg:x="6.88976in" svg:y="4.17323in" svg:width="1.40104in" svg:height="0.22569in" draw:id="id262" draw:style-name="a990" draw:name="Input Field">
          <svg:title/>
          <svg:desc/>
          <text:p text:style-name="a989" text:class-names="" text:cond-style-name=""><text:span text:style-name="a987" text:class-names="">First name</text:span><text:span text:style-name="a988" text:class-names=""/></text:p>
          <draw:enhanced-geometry xmlns:dr3d="urn:oasis:names:tc:opendocument:xmlns:dr3d:1.0" draw:type="non-primitive" svg:viewBox="0 0 21600 21600" draw:enhanced-path="M 0 0 L 21600 0 21600 21600 0 21600 Z N"/>
        </draw:custom-shape>
        <draw:custom-shape svg:x="6.88976in" svg:y="4.48819in" svg:width="1.40104in" svg:height="0.22569in" draw:id="id263" draw:style-name="a994" draw:name="Input Field">
          <svg:title/>
          <svg:desc/>
          <text:p text:style-name="a993" text:class-names="" text:cond-style-name=""><text:span text:style-name="a991" text:class-names="">Email</text:span><text:span text:style-name="a992" text:class-names=""/></text:p>
          <draw:enhanced-geometry xmlns:dr3d="urn:oasis:names:tc:opendocument:xmlns:dr3d:1.0" draw:type="non-primitive" svg:viewBox="0 0 21600 21600" draw:enhanced-path="M 0 0 L 21600 0 21600 21600 0 21600 Z N"/>
        </draw:custom-shape>
        <draw:custom-shape svg:x="6.88976in" svg:y="4.80315in" svg:width="1.40104in" svg:height="0.22569in" draw:id="id264" draw:style-name="a998" draw:name="Input Field">
          <svg:title/>
          <svg:desc/>
          <text:p text:style-name="a997" text:class-names="" text:cond-style-name=""><text:span text:style-name="a995" text:class-names="">Year of birth</text:span><text:span text:style-name="a996" text:class-names=""/></text:p>
          <draw:enhanced-geometry xmlns:dr3d="urn:oasis:names:tc:opendocument:xmlns:dr3d:1.0" draw:type="non-primitive" svg:viewBox="0 0 21600 21600" draw:enhanced-path="M 0 0 L 21600 0 21600 21600 0 21600 Z N"/>
        </draw:custom-shape>
      </draw:page>
      <draw:page draw:name="Slide7" draw:style-name="a1047" draw:master-page-name="Master1-Layout6-titleOnly-Titre-seul" presentation:presentation-page-layout-name="Master1-PPL6" draw:id="Slide-262">
        <draw:g draw:name="Browser" draw:id="id283">
          <svg:title/>
          <svg:desc>&lt;SmartSettings&gt;&lt;SmartResize enabled="True" minWidth="140" minHeight="50" /&gt;&lt;/SmartSettings&gt;</svg:desc>
          <draw:custom-shape svg:x="3.10745in" svg:y="2.43403in" svg:width="7.29272in" svg:height="4.17493in" draw:id="id298" draw:style-name="a1093" draw:name="Window Body">
            <svg:title/>
            <svg:desc>&lt;Tags&gt;&lt;SMARTRESIZEANCHORS&gt;Absolute,Absolute,Absolute,Absolute&lt;/SMARTRESIZEANCHORS&gt;&lt;/Tags&gt;</svg:desc>
            <text:p text:style-name="a1092" text:class-names="" text:cond-style-name=""><text:span text:style-name="a1091" text:class-names=""/></text:p>
            <draw:enhanced-geometry xmlns:dr3d="urn:oasis:names:tc:opendocument:xmlns:dr3d:1.0" draw:type="non-primitive" svg:viewBox="0 0 21600 21600" draw:enhanced-path="M 0 0 L 21600 0 21600 21600 0 21600 Z N"/>
          </draw:custom-shape>
          <draw:custom-shape svg:x="3.10745in" svg:y="1.84896in" svg:width="7.29272in" svg:height="0.58736in" draw:id="id299" draw:style-name="a1097" draw:name="Title Bar">
            <svg:title/>
            <svg:desc>&lt;Tags&gt;&lt;SMARTRESIZEANCHORS&gt;Absolute,None,Absolute,Absolute&lt;/SMARTRESIZEANCHORS&gt;&lt;/Tags&gt;</svg:desc>
            <text:p text:style-name="a1096" text:class-names="" text:cond-style-name=""><text:span text:style-name="a1094" text:class-names="">Browser</text:span><text:span text:style-name="a1095" text:class-names=""/></text:p>
            <draw:enhanced-geometry xmlns:dr3d="urn:oasis:names:tc:opendocument:xmlns:dr3d:1.0" draw:type="non-primitive" svg:viewBox="0 0 21600 21600" draw:enhanced-path="M 0 0 L 21600 0 21600 21600 0 21600 Z N"/>
          </draw:custom-shape>
          <draw:custom-shape svg:x="10.14001in" svg:y="2.18531in" svg:width="0.16319in" svg:height="0.12326in" draw:id="id300" draw:style-name="a1100" draw:name="Menu Button">
            <svg:title/>
            <svg:desc>&lt;Tags&gt;&lt;SMARTRESIZEANCHORS&gt;Absolute,None,None,Absolute&lt;/SMARTRESIZEANCHORS&gt;&lt;/Tags&gt;</svg:desc>
            <text:p text:style-name="a1099" text:class-names="" text:cond-style-name=""><text:span text:style-name="a1098" text:class-names=""/></text:p>
            <draw:enhanced-geometry xmlns:dr3d="urn:oasis:names:tc:opendocument:xmlns:dr3d:1.0" draw:type="non-primitive" svg:viewBox="0 0 415 309" draw:enhanced-path="M 0 309 L 415 309 M 0 155 L 415 155 M 0 0 L 415 0 N" draw:text-areas="?f18 ?f20 ?f19 ?f21" draw:glue-points="?f13 ?f14 ?f15 ?f14 ?f13 ?f16 ?f15 ?f16 ?f13 ?f17 ?f15 ?f1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5"/>
              <draw:equation draw:name="f7" draw:formula="?f4 / 309"/>
              <draw:equation draw:name="f8" draw:formula="0 * ?f5 / 415"/>
              <draw:equation draw:name="f9" draw:formula="309 * ?f4 / 309"/>
              <draw:equation draw:name="f10" draw:formula="415 * ?f5 / 415"/>
              <draw:equation draw:name="f11" draw:formula="155 * ?f4 / 309"/>
              <draw:equation draw:name="f12" draw:formula="0 * ?f4 / 309"/>
              <draw:equation draw:name="f13" draw:formula="?f8 / ?f6"/>
              <draw:equation draw:name="f14" draw:formula="?f9 / ?f7"/>
              <draw:equation draw:name="f15" draw:formula="?f10 / ?f6"/>
              <draw:equation draw:name="f16" draw:formula="?f11 / ?f7"/>
              <draw:equation draw:name="f17" draw:formula="?f12 / ?f7"/>
              <draw:equation draw:name="f18" draw:formula="0 / ?f6"/>
              <draw:equation draw:name="f19" draw:formula="?f1 / ?f6"/>
              <draw:equation draw:name="f20" draw:formula="0 / ?f7"/>
              <draw:equation draw:name="f21" draw:formula="?f3 / ?f7"/>
            </draw:enhanced-geometry>
          </draw:custom-shape>
          <draw:custom-shape svg:x="10.16954in" svg:y="1.92688in" svg:width="0.10764in" svg:height="0.10417in" draw:id="id301" draw:style-name="a1103" draw:name="Close Button">
            <svg:title/>
            <svg:desc>&lt;Tags&gt;&lt;SMARTRESIZEANCHORS&gt;Absolute,None,None,Absolute&lt;/SMARTRESIZEANCHORS&gt;&lt;/Tags&gt;</svg:desc>
            <text:p text:style-name="a1102" text:class-names="" text:cond-style-name=""><text:span text:style-name="a1101" text:class-names=""/></text:p>
            <draw:enhanced-geometry xmlns:dr3d="urn:oasis:names:tc:opendocument:xmlns:dr3d:1.0" draw:type="non-primitive" svg:viewBox="0 0 254 254" draw:enhanced-path="M 254 0 L 0 254 M 0 0 L 254 254 N" draw:text-areas="?f16 ?f18 ?f17 ?f19" draw:glue-points="?f12 ?f13 ?f14 ?f15 ?f14 ?f13 ?f12 ?f15"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
              <draw:equation draw:name="f7" draw:formula="?f4 / 254"/>
              <draw:equation draw:name="f8" draw:formula="254 * ?f5 / 254"/>
              <draw:equation draw:name="f9" draw:formula="0 * ?f4 / 254"/>
              <draw:equation draw:name="f10" draw:formula="0 * ?f5 / 254"/>
              <draw:equation draw:name="f11" draw:formula="254 * ?f4 / 25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4.09489in" svg:y="2.11694in" svg:width="5.94817in" svg:height="0.26in" draw:id="id302" draw:style-name="a1109" draw:name="Address Box">
            <svg:title/>
            <svg:desc>&lt;Tags&gt;&lt;SMARTRESIZEANCHORS&gt;Absolute,None,Absolute,Absolute&lt;/SMARTRESIZEANCHORS&gt;&lt;/Tags&gt;</svg:desc>
            <text:p text:style-name="a1108" text:class-names="" text:cond-style-name=""><text:span text:style-name="a1104" text:class-names="">www</text:span><text:span text:style-name="a1105" text:class-names="">.doubleornothing.</text:span><text:span text:style-name="a1106" text:class-names="">com</text:span><text:span text:style-name="a1107" text:class-names=""/></text:p>
            <draw:enhanced-geometry xmlns:dr3d="urn:oasis:names:tc:opendocument:xmlns:dr3d:1.0" draw:type="non-primitive" svg:viewBox="0 0 21600 21600" draw:enhanced-path="M 0 0 L 21600 0 21600 21600 0 21600 Z N"/>
          </draw:custom-shape>
          <draw:custom-shape svg:x="4.17814in" svg:y="2.17403in" svg:width="0.10243in" svg:height="0.14583in" draw:id="id303" draw:style-name="a1112" draw:name="Document Icon">
            <svg:title/>
            <svg:desc>&lt;Tags&gt;&lt;SMARTRESIZEANCHORS&gt;Absolute,None,Absolute,None&lt;/SMARTRESIZEANCHORS&gt;&lt;/Tags&gt;</svg:desc>
            <text:p text:style-name="a1111" text:class-names="" text:cond-style-name=""><text:span text:style-name="a1110" text:class-names=""/></text:p>
            <draw:enhanced-geometry xmlns:dr3d="urn:oasis:names:tc:opendocument:xmlns:dr3d:1.0" draw:type="non-primitive" svg:viewBox="0 0 260 367" draw:enhanced-path="M 153 7 L 153 108 253 108 M 0 0 L 0 367 260 367 260 100 161 1 0 0 Z N" draw:text-areas="?f30 ?f32 ?f31 ?f33" draw:glue-points="?f19 ?f20 ?f19 ?f21 ?f22 ?f21 ?f23 ?f24 ?f23 ?f25 ?f26 ?f25 ?f26 ?f27 ?f28 ?f29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0"/>
              <draw:equation draw:name="f7" draw:formula="?f4 / 367"/>
              <draw:equation draw:name="f8" draw:formula="153 * ?f5 / 260"/>
              <draw:equation draw:name="f9" draw:formula="7 * ?f4 / 367"/>
              <draw:equation draw:name="f10" draw:formula="108 * ?f4 / 367"/>
              <draw:equation draw:name="f11" draw:formula="253 * ?f5 / 260"/>
              <draw:equation draw:name="f12" draw:formula="0 * ?f5 / 260"/>
              <draw:equation draw:name="f13" draw:formula="0 * ?f4 / 367"/>
              <draw:equation draw:name="f14" draw:formula="367 * ?f4 / 367"/>
              <draw:equation draw:name="f15" draw:formula="260 * ?f5 / 260"/>
              <draw:equation draw:name="f16" draw:formula="100 * ?f4 / 367"/>
              <draw:equation draw:name="f17" draw:formula="161 * ?f5 / 260"/>
              <draw:equation draw:name="f18" draw:formula="1 * ?f4 / 367"/>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6"/>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g draw:name="Navigation Buttons" draw:id="id304">
            <svg:title/>
            <svg:desc/>
            <draw:custom-shape svg:x="3.24515in" svg:y="2.18097in" svg:width="0.16667in" svg:height="0.13194in" draw:id="id305" draw:style-name="a1115" draw:name="Back Button">
              <svg:title/>
              <svg:desc>&lt;Tags&gt;&lt;SMARTRESIZEANCHORS&gt;Absolute,None,Absolute,None&lt;/SMARTRESIZEANCHORS&gt;&lt;/Tags&gt;</svg:desc>
              <text:p text:style-name="a1114" text:class-names="" text:cond-style-name=""><text:span text:style-name="a1113" text:class-names=""/></text:p>
              <draw:enhanced-geometry xmlns:dr3d="urn:oasis:names:tc:opendocument:xmlns:dr3d:1.0" draw:type="non-primitive" svg:viewBox="0 0 423 332" draw:enhanced-path="M 159 332 L 0 166 159 0 M 15 166 L 423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159 * ?f5 / 423"/>
                <draw:equation draw:name="f9" draw:formula="332 * ?f4 / 332"/>
                <draw:equation draw:name="f10" draw:formula="0 * ?f5 / 423"/>
                <draw:equation draw:name="f11" draw:formula="166 * ?f4 / 332"/>
                <draw:equation draw:name="f12" draw:formula="0 * ?f4 / 332"/>
                <draw:equation draw:name="f13" draw:formula="15 * ?f5 / 423"/>
                <draw:equation draw:name="f14" draw:formula="423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50904in" svg:y="2.18097in" svg:width="0.16667in" svg:height="0.13194in" draw:id="id306" draw:style-name="a1118" draw:name="Forward Button">
              <svg:title/>
              <svg:desc>&lt;Tags&gt;&lt;SMARTRESIZEANCHORS&gt;Absolute,None,Absolute,None&lt;/SMARTRESIZEANCHORS&gt;&lt;/Tags&gt;</svg:desc>
              <text:p text:style-name="a1117" text:class-names="" text:cond-style-name=""><text:span text:style-name="a1116" text:class-names=""/></text:p>
              <draw:enhanced-geometry xmlns:dr3d="urn:oasis:names:tc:opendocument:xmlns:dr3d:1.0" draw:type="non-primitive" svg:viewBox="0 0 423 332" draw:enhanced-path="M 265 0 L 423 166 265 332 M 408 166 L 0 166 N" draw:text-areas="?f22 ?f24 ?f23 ?f25" draw:glue-points="?f15 ?f16 ?f17 ?f18 ?f15 ?f19 ?f20 ?f18 ?f21 ?f18"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332"/>
                <draw:equation draw:name="f8" draw:formula="265 * ?f5 / 423"/>
                <draw:equation draw:name="f9" draw:formula="0 * ?f4 / 332"/>
                <draw:equation draw:name="f10" draw:formula="423 * ?f5 / 423"/>
                <draw:equation draw:name="f11" draw:formula="166 * ?f4 / 332"/>
                <draw:equation draw:name="f12" draw:formula="332 * ?f4 / 332"/>
                <draw:equation draw:name="f13" draw:formula="408 * ?f5 / 423"/>
                <draw:equation draw:name="f14" draw:formula="0 * ?f5 / 423"/>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6"/>
                <draw:equation draw:name="f22" draw:formula="0 / ?f6"/>
                <draw:equation draw:name="f23" draw:formula="?f1 / ?f6"/>
                <draw:equation draw:name="f24" draw:formula="0 / ?f7"/>
                <draw:equation draw:name="f25" draw:formula="?f3 / ?f7"/>
              </draw:enhanced-geometry>
            </draw:custom-shape>
            <draw:custom-shape svg:x="3.77293in" svg:y="2.15232in" svg:width="0.17361in" svg:height="0.18924in" draw:id="id307" draw:style-name="a1121" draw:name="Reload Button">
              <svg:title/>
              <svg:desc>&lt;Tags&gt;&lt;SMARTRESIZEANCHORS&gt;Absolute,None,Absolute,None&lt;/SMARTRESIZEANCHORS&gt;&lt;/Tags&gt;</svg:desc>
              <text:p text:style-name="a1120" text:class-names="" text:cond-style-name=""><text:span text:style-name="a1119" text:class-names=""/></text:p>
              <draw:enhanced-geometry xmlns:dr3d="urn:oasis:names:tc:opendocument:xmlns:dr3d:1.0" draw:type="non-primitive" svg:viewBox="0 0 441 474" draw:enhanced-path="M 441 7 L 441 144 296 144 M 438 309 C 397 418 276 474 166 434 56 393 0 271 41 162 82 52 202 0 313 37 357 51 398 91 428 139 N" draw:text-areas="?f36 ?f38 ?f37 ?f39" draw:glue-points="?f22 ?f23 ?f22 ?f24 ?f25 ?f24 ?f26 ?f27 ?f28 ?f29 ?f30 ?f31 ?f32 ?f33 ?f34 ?f35"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1"/>
                <draw:equation draw:name="f7" draw:formula="?f4 / 474"/>
                <draw:equation draw:name="f8" draw:formula="441 * ?f5 / 441"/>
                <draw:equation draw:name="f9" draw:formula="7 * ?f4 / 474"/>
                <draw:equation draw:name="f10" draw:formula="144 * ?f4 / 474"/>
                <draw:equation draw:name="f11" draw:formula="296 * ?f5 / 441"/>
                <draw:equation draw:name="f12" draw:formula="438 * ?f5 / 441"/>
                <draw:equation draw:name="f13" draw:formula="309 * ?f4 / 474"/>
                <draw:equation draw:name="f14" draw:formula="166 * ?f5 / 441"/>
                <draw:equation draw:name="f15" draw:formula="434 * ?f4 / 474"/>
                <draw:equation draw:name="f16" draw:formula="41 * ?f5 / 441"/>
                <draw:equation draw:name="f17" draw:formula="162 * ?f4 / 474"/>
                <draw:equation draw:name="f18" draw:formula="313 * ?f5 / 441"/>
                <draw:equation draw:name="f19" draw:formula="37 * ?f4 / 474"/>
                <draw:equation draw:name="f20" draw:formula="428 * ?f5 / 441"/>
                <draw:equation draw:name="f21" draw:formula="139 * ?f4 / 474"/>
                <draw:equation draw:name="f22" draw:formula="?f8 / ?f6"/>
                <draw:equation draw:name="f23" draw:formula="?f9 / ?f7"/>
                <draw:equation draw:name="f24" draw:formula="?f10 / ?f7"/>
                <draw:equation draw:name="f25" draw:formula="?f11 / ?f6"/>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0 / ?f6"/>
                <draw:equation draw:name="f37" draw:formula="?f1 / ?f6"/>
                <draw:equation draw:name="f38" draw:formula="0 / ?f7"/>
                <draw:equation draw:name="f39" draw:formula="?f3 / ?f7"/>
              </draw:enhanced-geometry>
            </draw:custom-shape>
          </draw:g>
        </draw:g>
        <draw:custom-shape svg:x="3.10744in" svg:y="2.4348in" svg:width="7.29272in" svg:height="0.37927in" draw:id="id284" draw:style-name="a1054" draw:name="Breadcrumbs">
          <svg:title/>
          <svg:desc/>
          <text:p text:style-name="a1053" text:class-names="" text:cond-style-name=""><text:span text:style-name="a1048" text:class-names=""><text:s text:c="11"/></text:span><text:span text:style-name="a1049" text:class-names="">Home | <text:s text:c="117"/>Profil</text:span><text:span text:style-name="a1050" text:class-names=""><text:s text:c="1"/></text:span><text:span text:style-name="a1051" text:class-names="">| <text:s text:c="1"/>Login/Logout</text:span><text:span text:style-name="a10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27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Image" draw:id="id285">
          <svg:title/>
          <svg:desc/>
          <draw:custom-shape svg:x="3.1906in" svg:y="2.49378in" svg:width="0.27576in" svg:height="0.24801in" draw:id="id295" draw:style-name="a1088" draw:name="Border">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3.2306in" svg:y1="2.52975in" svg:x2="3.42636in" svg:y2="2.70582in" draw:id="id296" draw:style-name="a1089" draw:name="Line">
            <svg:title/>
            <svg:desc/>
          </draw:connector>
          <draw:connector draw:type="line" svg:x1="3.2306in" svg:y1="2.70582in" svg:x2="3.42636in" svg:y2="2.52975in" draw:id="id297" draw:style-name="a1090" draw:name="Line">
            <svg:title/>
            <svg:desc>Logo
</svg:desc>
          </draw:connector>
        </draw:g>
        <draw:g draw:name="Drop-down" draw:id="id286">
          <svg:title/>
          <svg:desc>&lt;SmartSettings&gt;&lt;SmartResize enabled="True" minWidth="20" minHeight="5" /&gt;&lt;/SmartSettings&gt;</svg:desc>
          <draw:custom-shape svg:x="4.22935in" svg:y="2.52975in" svg:width="0.59251in" svg:height="0.17454in" draw:id="id293" draw:style-name="a1082" draw:name="Input Field">
            <svg:title/>
            <svg:desc/>
            <text:p text:style-name="a1081" text:class-names="" text:cond-style-name=""><text:span text:style-name="a1079" text:class-names="">Game</text:span><text:span text:style-name="a1080" text:class-names=""/></text:p>
            <draw:enhanced-geometry xmlns:dr3d="urn:oasis:names:tc:opendocument:xmlns:dr3d:1.0" draw:type="non-primitive" svg:viewBox="0 0 21600 21600" draw:enhanced-path="M 0 0 L 21600 0 21600 21600 0 21600 Z N"/>
          </draw:custom-shape>
          <draw:custom-shape svg:x="4.70206in" svg:y="2.596in" svg:width="0.05382in" svg:height="0.0434in" draw:id="id294" draw:style-name="a1085" draw:name="Arrow">
            <svg:title/>
            <svg:desc>&lt;SmartSettings&gt;&lt;SmartResize anchorLeft="None" anchorTop="None" anchorRight="Absolute" anchorBottom="None" /&gt;&lt;/SmartSettings&gt;</svg:desc>
            <text:p text:style-name="a1084" text:class-names="" text:cond-style-name=""><text:span text:style-name="a1083" text:class-names=""/></text:p>
            <draw:enhanced-geometry xmlns:dr3d="urn:oasis:names:tc:opendocument:xmlns:dr3d:1.0" draw:type="non-primitive" svg:viewBox="0 0 240 197" draw:enhanced-path="M 120 197 L 0 0 240 0 120 197 Z N" draw:text-areas="?f18 ?f20 ?f19 ?f21" draw:glue-points="?f13 ?f14 ?f15 ?f16 ?f17 ?f16 ?f13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
              <draw:equation draw:name="f7" draw:formula="?f4 / 197"/>
              <draw:equation draw:name="f8" draw:formula="120 * ?f5 / 240"/>
              <draw:equation draw:name="f9" draw:formula="197 * ?f4 / 197"/>
              <draw:equation draw:name="f10" draw:formula="0 * ?f5 / 240"/>
              <draw:equation draw:name="f11" draw:formula="0 * ?f4 / 197"/>
              <draw:equation draw:name="f12" draw:formula="240 * ?f5 / 240"/>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g>
        <draw:frame draw:id="id287" presentation:style-name="a1060" draw:name="Titre 57" svg:x="0.91667in" svg:y="0.39931in" svg:width="11.5in" svg:height="1.44965in" presentation:class="title" presentation:placeholder="false">
          <draw:text-box>
            <text:p text:style-name="a1059" text:class-names="" text:cond-style-name=""><text:span text:style-name="a1055" text:class-names="">Virgi</text:span><text:span text:style-name="a1056" text:class-names="">n</text:span><text:span text:style-name="a1057" text:class-names=""><text:s text:c="1"/>Page</text:span><text:span text:style-name="a1058" text:class-names=""/></text:p>
          </draw:text-box>
          <svg:title/>
          <svg:desc/>
        </draw:frame>
        <draw:connector draw:type="line" svg:x1="3.10744in" svg:y1="6.04296in" svg:x2="10.40016in" svg:y2="6.04296in" draw:id="id288" draw:style-name="a1061" draw:name="Line">
          <svg:title/>
          <svg:desc/>
        </draw:connector>
        <draw:custom-shape svg:x="4.29874in" svg:y="6.1183in" svg:width="0.33659in" svg:height="0.11781in" draw:id="id289" draw:style-name="a1065" draw:name="Label">
          <svg:title/>
          <svg:desc/>
          <text:p text:style-name="a1064" text:class-names="" text:cond-style-name=""><text:span text:style-name="a1062" text:class-names="">Contact</text:span><text:span text:style-name="a1063" text:class-names=""/></text:p>
          <draw:enhanced-geometry xmlns:dr3d="urn:oasis:names:tc:opendocument:xmlns:dr3d:1.0" draw:type="non-primitive" svg:viewBox="0 0 21600 21600" draw:enhanced-path="M 0 0 L 21600 0 21600 21600 0 21600 Z N"/>
        </draw:custom-shape>
        <draw:custom-shape svg:x="4.29874in" svg:y="6.35722in" svg:width="0.21563in" svg:height="0.11781in" draw:id="id290" draw:style-name="a1069" draw:name="Label">
          <svg:title/>
          <svg:desc/>
          <text:p text:style-name="a1068" text:class-names="" text:cond-style-name=""><text:span text:style-name="a1066" text:class-names="">Q&amp;A</text:span><text:span text:style-name="a1067" text:class-names=""/></text:p>
          <draw:enhanced-geometry xmlns:dr3d="urn:oasis:names:tc:opendocument:xmlns:dr3d:1.0" draw:type="non-primitive" svg:viewBox="0 0 21600 21600" draw:enhanced-path="M 0 0 L 21600 0 21600 21600 0 21600 Z N"/>
        </draw:custom-shape>
        <draw:custom-shape svg:x="6.62548in" svg:y="6.1183in" svg:width="0.2279in" svg:height="0.11781in" draw:id="id291" draw:style-name="a1073" draw:name="Label">
          <svg:title/>
          <svg:desc/>
          <text:p text:style-name="a1072" text:class-names="" text:cond-style-name=""><text:span text:style-name="a1070" text:class-names="">Legal</text:span><text:span text:style-name="a1071" text:class-names=""/></text:p>
          <draw:enhanced-geometry xmlns:dr3d="urn:oasis:names:tc:opendocument:xmlns:dr3d:1.0" draw:type="non-primitive" svg:viewBox="0 0 21600 21600" draw:enhanced-path="M 0 0 L 21600 0 21600 21600 0 21600 Z N"/>
        </draw:custom-shape>
        <draw:custom-shape svg:x="6.62548in" svg:y="6.35722in" svg:width="0.6311in" svg:height="0.11781in" draw:id="id292" draw:style-name="a1078" draw:name="Label">
          <svg:title/>
          <svg:desc/>
          <text:p text:style-name="a1077" text:class-names="" text:cond-style-name=""><text:span text:style-name="a1074" text:class-names="">Achat</text:span><text:span text:style-name="a1075" text:class-names=""><text:s text:c="1"/>de jeton</text:span><text:span text:style-name="a1076"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Cliquez pour 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Cliquez pour 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Cliquez pour modifier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Cliquez pour modifier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Cliquez pour 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Cliquez pour modifier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Cliquez pour modifier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Home Page</dc:title>
    <meta:initial-creator>Loïc Thomas</meta:initial-creator>
    <dc:creator>Loïc Thomas</dc:creator>
    <meta:creation-date>2022-11-20T12:20:44Z</meta:creation-date>
    <dc:date>2022-11-20T16:15:23Z</dc:date>
    <meta:editing-cycles>3</meta:editing-cycles>
    <meta:editing-duration>PT14079S</meta:editing-duration>
    <meta:document-statistic meta:paragraph-count="99" meta:word-count="282"/>
  </office:meta>
</office:document-meta>
</file>